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36"/>
    <style:style style:name="ce4" style:family="table-cell" style:parent-style-name="Default" style:data-style-name="N37"/>
    <style:style style:name="ce5" style:family="table-cell" style:parent-style-name="Default" style:data-style-name="N37">
      <style:text-properties fo:font-weight="bold" style:font-weight-asian="bold" style:font-weight-complex="bold"/>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fo:border-top="none" fo:border-bottom="2pt solid #000000" fo:border-left="none" fo:border-right="none" style:vertical-align="top"/>
      <style:text-properties fo:font-weight="bold" style:font-weight-asian="bold" style:font-weight-complex="bold"/>
    </style:style>
    <style:style style:name="ce8" style:family="table-cell" style:parent-style-name="Default" style:data-style-name="N0">
      <style:table-cell-properties fo:border-top="none" fo:border-bottom="2pt solid #000000" fo:border-left="none" fo:border-right="none" style:vertical-align="top" fo:wrap-option="wrap"/>
      <style:text-properties fo:font-weight="bold" style:font-weight-asian="bold" style:font-weight-complex="bold"/>
    </style:style>
    <style:style style:name="ce9" style:family="table-cell" style:parent-style-name="Default" style:data-style-name="N19">
      <style:table-cell-properties fo:border-top="none" fo:border-bottom="2pt solid #000000" fo:border-left="none" fo:border-right="none" style:vertical-align="top" fo:wrap-option="wrap"/>
      <style:text-properties fo:font-weight="bold" style:font-weight-asian="bold" style:font-weight-complex="bold"/>
    </style:style>
    <style:style style:name="ce10" style:family="table-cell" style:parent-style-name="Default" style:data-style-name="N0">
      <style:table-cell-properties style:vertical-align="top"/>
    </style:style>
    <style:style style:name="ce11" style:family="table-cell" style:parent-style-name="Default" style:data-style-name="N36">
      <style:table-cell-properties style:vertical-align="top"/>
    </style:style>
    <style:style style:name="ce12" style:family="table-cell" style:parent-style-name="Default" style:data-style-name="N37">
      <style:table-cell-properties style:vertical-align="top"/>
    </style:style>
    <style:style style:name="ce13" style:family="table-cell" style:parent-style-name="Default" style:data-style-name="N0">
      <style:table-cell-properties style:vertical-align="top"/>
      <style:text-properties fo:font-weight="bold" style:font-weight-asian="bold" style:font-weight-complex="bold"/>
    </style:style>
    <style:style style:name="ce14" style:family="table-cell" style:parent-style-name="Default" style:data-style-name="N0">
      <style:table-cell-properties style:vertical-align="top" fo:wrap-option="wrap"/>
    </style:style>
    <style:style style:name="ce15" style:family="table-cell" style:parent-style-name="Default" style:data-style-name="N19">
      <style:table-cell-properties style:vertical-align="top" fo:wrap-option="wrap"/>
    </style:style>
    <style:style style:name="ce16" style:family="table-cell" style:parent-style-name="Default" style:data-style-name="N0">
      <style:table-cell-properties fo:border-top="none" fo:border-bottom="2pt solid #000000" fo:border-left="none" fo:border-right="none" style:vertical-align="top" fo:wrap-option="wrap"/>
    </style:style>
    <style:style style:name="ce17" style:family="table-cell" style:parent-style-name="Default" style:data-style-name="N19">
      <style:table-cell-properties fo:border-top="none" fo:border-bottom="2pt solid #000000" fo:border-left="none" fo:border-right="none" style:vertical-align="top" fo:wrap-option="wrap"/>
    </style:style>
    <style:style style:name="ce18" style:family="table-cell" style:parent-style-name="Default" style:data-style-name="N0">
      <style:table-cell-properties fo:border-top="2pt solid #000000" fo:border-bottom="none" fo:border-left="none" fo:border-right="none" style:vertical-align="top"/>
    </style:style>
    <style:style style:name="ce19" style:family="table-cell" style:parent-style-name="Default" style:data-style-name="N36">
      <style:table-cell-properties fo:border-top="2pt solid #000000" fo:border-bottom="none" fo:border-left="none" fo:border-right="none" style:vertical-align="top"/>
    </style:style>
    <style:style style:name="ce20" style:family="table-cell" style:parent-style-name="Default" style:data-style-name="N37">
      <style:table-cell-properties fo:border-top="2pt solid #000000" fo:border-bottom="none" fo:border-left="none" fo:border-right="none" style:vertical-align="top"/>
    </style:style>
    <style:style style:name="ce21" style:family="table-cell" style:parent-style-name="Default" style:data-style-name="N0">
      <style:table-cell-properties fo:border-top="thin solid #000000" fo:border-bottom="none" fo:border-left="none" fo:border-right="none" style:vertical-align="top"/>
    </style:style>
    <style:style style:name="ce22" style:family="table-cell" style:parent-style-name="Default" style:data-style-name="N36">
      <style:table-cell-properties fo:border-top="thin solid #000000" fo:border-bottom="none" fo:border-left="none" fo:border-right="none" style:vertical-align="top"/>
    </style:style>
    <style:style style:name="ce23" style:family="table-cell" style:parent-style-name="Default" style:data-style-name="N37">
      <style:table-cell-properties fo:border-top="thin solid #000000" fo:border-bottom="none" fo:border-left="none" fo:border-right="none" style:vertical-align="top"/>
    </style:style>
    <style:style style:name="ce24" style:family="table-cell" style:parent-style-name="Default" style:data-style-name="N0">
      <style:table-cell-properties fo:border-top="thin solid #000000" fo:border-bottom="none" fo:border-left="none" fo:border-right="none" style:vertical-align="top" fo:wrap-option="wrap"/>
    </style:style>
    <style:style style:name="ce25" style:family="table-cell" style:parent-style-name="Default" style:data-style-name="N19">
      <style:table-cell-properties fo:border-top="thin solid #000000" fo:border-bottom="none" fo:border-left="none" fo:border-right="none" style:vertical-align="top" fo:wrap-option="wrap"/>
    </style:style>
    <style:style style:name="ce26" style:family="table-cell" style:parent-style-name="Default" style:data-style-name="N0">
      <style:table-cell-properties fo:border-top="none" fo:border-bottom="2pt solid #000000" fo:border-left="none" fo:border-right="none"/>
      <style:text-properties fo:font-weight="bold" style:font-weight-asian="bold" style:font-weight-complex="bold"/>
    </style:style>
    <style:style style:name="ce27" style:family="table-cell" style:parent-style-name="Default" style:data-style-name="N20"/>
    <style:style style:name="co1" style:family="table-column">
      <style:table-column-properties fo:break-before="auto" style:column-width="1.37583333333333cm" style:use-optimal-column-width="true"/>
    </style:style>
    <style:style style:name="co2" style:family="table-column">
      <style:table-column-properties fo:break-before="auto" style:column-width="1.87854166666667cm" style:use-optimal-column-width="true"/>
    </style:style>
    <style:style style:name="co3" style:family="table-column">
      <style:table-column-properties fo:break-before="auto" style:column-width="1.508125cm" style:use-optimal-column-width="true"/>
    </style:style>
    <style:style style:name="co4" style:family="table-column">
      <style:table-column-properties fo:break-before="auto" style:column-width="1.79916666666667cm" style:use-optimal-column-width="true"/>
    </style:style>
    <style:style style:name="co5" style:family="table-column">
      <style:table-column-properties fo:break-before="auto" style:column-width="2.35479166666667cm" style:use-optimal-column-width="true"/>
    </style:style>
    <style:style style:name="co6" style:family="table-column">
      <style:table-column-properties fo:break-before="auto" style:column-width="1.77270833333333cm" style:use-optimal-column-width="true"/>
    </style:style>
    <style:style style:name="co7" style:family="table-column">
      <style:table-column-properties fo:break-before="auto" style:column-width="1.53458333333333cm" style:use-optimal-column-width="true"/>
    </style:style>
    <style:style style:name="co8" style:family="table-column">
      <style:table-column-properties fo:break-before="auto" style:column-width="1.825625cm" style:use-optimal-column-width="true"/>
    </style:style>
    <style:style style:name="co9" style:family="table-column">
      <style:table-column-properties fo:break-before="auto" style:column-width="1.984375cm" style:use-optimal-column-width="true"/>
    </style:style>
    <style:style style:name="co10" style:family="table-column">
      <style:table-column-properties fo:break-before="auto" style:column-width="1.905cm" style:use-optimal-column-width="true"/>
    </style:style>
    <style:style style:name="co11" style:family="table-column">
      <style:table-column-properties fo:break-before="auto" style:column-width="2.143125cm" style:use-optimal-column-width="true"/>
    </style:style>
    <style:style style:name="co12" style:family="table-column">
      <style:table-column-properties fo:break-before="auto" style:column-width="5.13291666666667cm"/>
    </style:style>
    <style:style style:name="co13" style:family="table-column">
      <style:table-column-properties fo:break-before="auto" style:column-width="3.86291666666667cm" style:use-optimal-column-width="true"/>
    </style:style>
    <style:style style:name="co14" style:family="table-column">
      <style:table-column-properties fo:break-before="auto" style:column-width="1.69333333333333cm"/>
    </style:style>
    <style:style style:name="co15" style:family="table-column">
      <style:table-column-properties fo:break-before="auto" style:column-width="2.24895833333333cm"/>
    </style:style>
    <style:style style:name="co16" style:family="table-column">
      <style:table-column-properties fo:break-before="auto" style:column-width="1.79916666666667cm"/>
    </style:style>
    <style:style style:name="co17" style:family="table-column">
      <style:table-column-properties fo:break-before="auto" style:column-width="2.2225cm" style:use-optimal-column-width="true"/>
    </style:style>
    <style:style style:name="co18" style:family="table-column">
      <style:table-column-properties fo:break-before="auto" style:column-width="1.69333333333333cm" style:use-optimal-column-width="true"/>
    </style:style>
    <style:style style:name="co19" style:family="table-column">
      <style:table-column-properties fo:break-before="auto" style:column-width="2.19604166666667cm" style:use-optimal-column-width="true"/>
    </style:style>
    <style:style style:name="co20" style:family="table-column">
      <style:table-column-properties fo:break-before="auto" style:column-width="1.666875cm" style:use-optimal-column-width="true"/>
    </style:style>
    <style:style style:name="co21" style:family="table-column">
      <style:table-column-properties fo:break-before="auto" style:column-width="2.24895833333333cm" style:use-optimal-column-width="true"/>
    </style:style>
    <style:style style:name="co22" style:family="table-column">
      <style:table-column-properties fo:break-before="auto" style:column-width="2.69875cm"/>
    </style:style>
    <style:style style:name="co23" style:family="table-column">
      <style:table-column-properties fo:break-before="auto" style:column-width="1.87854166666667cm"/>
    </style:style>
    <style:style style:name="co24" style:family="table-column">
      <style:table-column-properties fo:break-before="auto" style:column-width="2.32833333333333cm"/>
    </style:style>
    <style:style style:name="co25" style:family="table-column">
      <style:table-column-properties fo:break-before="auto" style:column-width="2.98979166666667cm"/>
    </style:style>
    <style:style style:name="co26" style:family="table-column">
      <style:table-column-properties fo:break-before="auto" style:column-width="1.93145833333333cm"/>
    </style:style>
    <style:style style:name="co27" style:family="table-column">
      <style:table-column-properties fo:break-before="auto" style:column-width="9.57791666666667cm"/>
    </style:style>
    <style:style style:name="co28" style:family="table-column">
      <style:table-column-properties fo:break-before="auto" style:column-width="3.06916666666667cm" style:use-optimal-column-width="true"/>
    </style:style>
    <style:style style:name="co29" style:family="table-column">
      <style:table-column-properties fo:break-before="auto" style:column-width="2.936875cm" style:use-optimal-column-width="true"/>
    </style:style>
    <style:style style:name="ro1" style:family="table-row">
      <style:table-row-properties style:row-height="12.7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38.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SI_Spring"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2"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number-columns-repeated="16369" table:default-cell-style-name="ce1"/>
        <table:table-row table:style-name="ro1">
          <table:table-cell office:value-type="string" table:style-name="ce2">
            <text:p>Station</text:p>
          </table:table-cell>
          <table:table-cell office:value-type="string" table:style-name="ce2">
            <text:p>Date</text:p>
          </table:table-cell>
          <table:table-cell office:value-type="string" table:style-name="ce2">
            <text:p>Time</text:p>
          </table:table-cell>
          <table:table-cell office:value-type="string" table:style-name="ce2">
            <text:p>Sounding</text:p>
          </table:table-cell>
          <table:table-cell office:value-type="string" table:style-name="ce2">
            <text:p>Target Depth</text:p>
          </table:table-cell>
          <table:table-cell office:value-type="string" table:style-name="ce2">
            <text:p>Replicate</text:p>
          </table:table-cell>
          <table:table-cell office:value-type="string" table:style-name="ce2">
            <text:p>CastID</text:p>
          </table:table-cell>
          <table:table-cell office:value-type="string" table:style-name="ce2">
            <text:p>SampleID</text:p>
          </table:table-cell>
          <table:table-cell office:value-type="string" table:style-name="ce2">
            <text:p>Lat</text:p>
          </table:table-cell>
          <table:table-cell office:value-type="string" table:style-name="ce2">
            <text:p>Long</text:p>
          </table:table-cell>
          <table:table-cell office:value-type="string" table:style-name="ce2">
            <text:p>Volume (l)</text:p>
          </table:table-cell>
          <table:table-cell office:value-type="string" table:style-name="ce2">
            <text:p>Pres</text:p>
          </table:table-cell>
          <table:table-cell office:value-type="string" table:style-name="ce2">
            <text:p>Notes</text:p>
          </table:table-cell>
          <table:table-cell office:value-type="string" table:style-name="ce2">
            <text:p>Extracted</text:p>
          </table:table-cell>
          <table:table-cell office:value-type="string" table:style-name="ce2">
            <text:p>Concentration (ng/uL)</text:p>
          </table:table-cell>
          <table:table-cell table:number-columns-repeated="16369"/>
        </table:table-row>
        <table:table-row table:style-name="ro1">
          <table:table-cell office:value-type="string" table:style-name="ce1">
            <text:p>ESI_08</text:p>
          </table:table-cell>
          <table:table-cell office:value-type="date" office:date-value="2023-04-21T00:00:00" table:style-name="ce3">
            <text:p>2023-04-21</text:p>
          </table:table-cell>
          <table:table-cell office:value-type="time" office:time-value="PT8H32M0S" table:style-name="ce4">
            <text:p>08:32:00</text:p>
          </table:table-cell>
          <table:table-cell office:value-type="float" office:value="114" table:style-name="ce1">
            <text:p>114</text:p>
          </table:table-cell>
          <table:table-cell office:value-type="string" table:style-name="ce1">
            <text:p>Bottom</text:p>
          </table:table-cell>
          <table:table-cell office:value-type="float" office:value="1" table:style-name="ce1">
            <text:p>1</text:p>
          </table:table-cell>
          <table:table-cell office:value-type="string" table:style-name="ce1">
            <text:p>757A001</text:p>
          </table:table-cell>
          <table:table-cell office:value-type="float" office:value="141001" table:style-name="ce1">
            <text:p>141001</text:p>
          </table:table-cell>
          <table:table-cell office:value-type="string" table:style-name="ce1">
            <text:p>44 40.0813</text:p>
          </table:table-cell>
          <table:table-cell office:value-type="string" table:style-name="ce1">
            <text:p>-62 20.8761</text:p>
          </table:table-cell>
          <table:table-cell office:value-type="float" office:value="3.5" table:style-name="ce1">
            <text:p>3.5</text:p>
          </table:table-cell>
          <table:table-cell office:value-type="string" table:style-name="ce1">
            <text:p>Frozen</text:p>
          </table:table-cell>
          <table:table-cell office:value-type="string" table:style-name="ce1">
            <text:p>First station of the day. Trying 4 l per replicate</text:p>
          </table:table-cell>
          <table:table-cell office:value-type="date" office:date-value="2023-06-06T00:00:00" table:style-name="ce27">
            <text:p>6-Jun-23</text:p>
          </table:table-cell>
          <table:table-cell office:value-type="float" office:value="2.57" table:style-name="ce10">
            <text:p>2.57</text:p>
          </table:table-cell>
          <table:table-cell table:number-columns-repeated="16369"/>
        </table:table-row>
        <table:table-row table:style-name="ro1">
          <table:table-cell office:value-type="string" table:style-name="ce1">
            <text:p>ESI_08</text:p>
          </table:table-cell>
          <table:table-cell office:value-type="date" office:date-value="2023-04-21T00:00:00" table:style-name="ce3">
            <text:p>2023-04-21</text:p>
          </table:table-cell>
          <table:table-cell office:value-type="time" office:time-value="PT8H32M0S" table:style-name="ce4">
            <text:p>08:32:00</text:p>
          </table:table-cell>
          <table:table-cell office:value-type="float" office:value="114" table:style-name="ce1">
            <text:p>114</text:p>
          </table:table-cell>
          <table:table-cell office:value-type="string" table:style-name="ce1">
            <text:p>Bottom</text:p>
          </table:table-cell>
          <table:table-cell office:value-type="float" office:value="2" table:style-name="ce1">
            <text:p>2</text:p>
          </table:table-cell>
          <table:table-cell office:value-type="string" table:style-name="ce1">
            <text:p>757A001</text:p>
          </table:table-cell>
          <table:table-cell office:value-type="float" office:value="141002" table:style-name="ce1">
            <text:p>141002</text:p>
          </table:table-cell>
          <table:table-cell office:value-type="string" table:style-name="ce1">
            <text:p>44 40.0813</text:p>
          </table:table-cell>
          <table:table-cell office:value-type="string" table:style-name="ce1">
            <text:p>-62 20.8761</text:p>
          </table:table-cell>
          <table:table-cell office:value-type="float" office:value="3.5" table:style-name="ce1">
            <text:p>3.5</text:p>
          </table:table-cell>
          <table:table-cell office:value-type="string" table:style-name="ce1">
            <text:p>Frozen</text:p>
          </table:table-cell>
          <table:table-cell office:value-type="string" table:style-name="ce1">
            <text:p>Sat at bottom for 3 min</text:p>
          </table:table-cell>
          <table:table-cell table:style-name="ce27"/>
          <table:table-cell table:style-name="ce10"/>
          <table:table-cell table:number-columns-repeated="16369"/>
        </table:table-row>
        <table:table-row table:style-name="ro1">
          <table:table-cell office:value-type="string" table:style-name="ce1">
            <text:p>ESI_08</text:p>
          </table:table-cell>
          <table:table-cell office:value-type="date" office:date-value="2023-04-21T00:00:00" table:style-name="ce3">
            <text:p>2023-04-21</text:p>
          </table:table-cell>
          <table:table-cell office:value-type="time" office:time-value="PT8H32M0S" table:style-name="ce4">
            <text:p>08:32:00</text:p>
          </table:table-cell>
          <table:table-cell office:value-type="float" office:value="114" table:style-name="ce1">
            <text:p>114</text:p>
          </table:table-cell>
          <table:table-cell office:value-type="string" table:style-name="ce1">
            <text:p>Bottom</text:p>
          </table:table-cell>
          <table:table-cell office:value-type="float" office:value="3" table:style-name="ce1">
            <text:p>3</text:p>
          </table:table-cell>
          <table:table-cell office:value-type="string" table:style-name="ce1">
            <text:p>757A001</text:p>
          </table:table-cell>
          <table:table-cell office:value-type="float" office:value="141003" table:style-name="ce1">
            <text:p>141003</text:p>
          </table:table-cell>
          <table:table-cell office:value-type="string" table:style-name="ce1">
            <text:p>44 40.0813</text:p>
          </table:table-cell>
          <table:table-cell office:value-type="string" table:style-name="ce1">
            <text:p>-62 20.8761</text:p>
          </table:table-cell>
          <table:table-cell office:value-type="float" office:value="3.5" table:style-name="ce1">
            <text:p>3.5</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5.66" table:style-name="ce10">
            <text:p>5.66</text:p>
          </table:table-cell>
          <table:table-cell table:number-columns-repeated="16369"/>
        </table:table-row>
        <table:table-row table:style-name="ro1">
          <table:table-cell office:value-type="string" table:style-name="ce1">
            <text:p>ESI_08</text:p>
          </table:table-cell>
          <table:table-cell office:value-type="date" office:date-value="2023-04-21T00:00:00" table:style-name="ce3">
            <text:p>2023-04-21</text:p>
          </table:table-cell>
          <table:table-cell office:value-type="time" office:time-value="PT8H32M0S" table:style-name="ce4">
            <text:p>08:32:00</text:p>
          </table:table-cell>
          <table:table-cell office:value-type="float" office:value="114" table:style-name="ce1">
            <text:p>114</text:p>
          </table:table-cell>
          <table:table-cell office:value-type="string" table:style-name="ce1">
            <text:p>Surface</text:p>
          </table:table-cell>
          <table:table-cell office:value-type="float" office:value="1" table:style-name="ce1">
            <text:p>1</text:p>
          </table:table-cell>
          <table:table-cell office:value-type="string" table:style-name="ce1">
            <text:p>757A001</text:p>
          </table:table-cell>
          <table:table-cell office:value-type="float" office:value="141004" table:style-name="ce1">
            <text:p>141004</text:p>
          </table:table-cell>
          <table:table-cell office:value-type="string" table:style-name="ce1">
            <text:p>44 40.0813</text:p>
          </table:table-cell>
          <table:table-cell office:value-type="string" table:style-name="ce1">
            <text:p>-62 20.8761</text:p>
          </table:table-cell>
          <table:table-cell office:value-type="float" office:value="1.5" table:style-name="ce1">
            <text:p>1.5</text:p>
          </table:table-cell>
          <table:table-cell office:value-type="string" table:style-name="ce1">
            <text:p>Frozen</text:p>
          </table:table-cell>
          <table:table-cell office:value-type="string" table:style-name="ce1">
            <text:p>Filter clog after 1.5l</text:p>
          </table:table-cell>
          <table:table-cell office:value-type="date" office:date-value="2023-06-06T00:00:00" table:style-name="ce27">
            <text:p>6-Jun-23</text:p>
          </table:table-cell>
          <table:table-cell office:value-type="float" office:value="3.93" table:style-name="ce10">
            <text:p>3.93</text:p>
          </table:table-cell>
          <table:table-cell table:number-columns-repeated="16369"/>
        </table:table-row>
        <table:table-row table:style-name="ro1">
          <table:table-cell office:value-type="string" table:style-name="ce1">
            <text:p>ESI_08</text:p>
          </table:table-cell>
          <table:table-cell office:value-type="date" office:date-value="2023-04-21T00:00:00" table:style-name="ce3">
            <text:p>2023-04-21</text:p>
          </table:table-cell>
          <table:table-cell office:value-type="time" office:time-value="PT8H32M0S" table:style-name="ce4">
            <text:p>08:32:00</text:p>
          </table:table-cell>
          <table:table-cell office:value-type="float" office:value="114" table:style-name="ce1">
            <text:p>114</text:p>
          </table:table-cell>
          <table:table-cell office:value-type="string" table:style-name="ce1">
            <text:p>Surface</text:p>
          </table:table-cell>
          <table:table-cell office:value-type="float" office:value="2" table:style-name="ce1">
            <text:p>2</text:p>
          </table:table-cell>
          <table:table-cell office:value-type="string" table:style-name="ce1">
            <text:p>757A001</text:p>
          </table:table-cell>
          <table:table-cell office:value-type="float" office:value="141005" table:style-name="ce1">
            <text:p>141005</text:p>
          </table:table-cell>
          <table:table-cell office:value-type="string" table:style-name="ce1">
            <text:p>44 40.0813</text:p>
          </table:table-cell>
          <table:table-cell office:value-type="string" table:style-name="ce1">
            <text:p>-62 20.8761</text:p>
          </table:table-cell>
          <table:table-cell office:value-type="float" office:value="0.12" table:style-name="ce1">
            <text:p>0.12</text:p>
          </table:table-cell>
          <table:table-cell office:value-type="string" table:style-name="ce1">
            <text:p>Frozen</text:p>
          </table:table-cell>
          <table:table-cell office:value-type="string" table:style-name="ce1">
            <text:p>Engine rattle, will only process eDNA samples for the remainder of the day then head back to Sheet Harbour to meet CAT mechanic. Search for recievers on Saturday.</text:p>
          </table:table-cell>
          <table:table-cell table:style-name="ce27"/>
          <table:table-cell table:style-name="ce10"/>
          <table:table-cell table:number-columns-repeated="16369"/>
        </table:table-row>
        <table:table-row table:style-name="ro1">
          <table:table-cell office:value-type="string" table:style-name="ce1">
            <text:p>ESI_08</text:p>
          </table:table-cell>
          <table:table-cell office:value-type="date" office:date-value="2023-04-21T00:00:00" table:style-name="ce3">
            <text:p>2023-04-21</text:p>
          </table:table-cell>
          <table:table-cell office:value-type="time" office:time-value="PT8H32M0S" table:style-name="ce4">
            <text:p>08:32:00</text:p>
          </table:table-cell>
          <table:table-cell office:value-type="float" office:value="114" table:style-name="ce1">
            <text:p>114</text:p>
          </table:table-cell>
          <table:table-cell office:value-type="string" table:style-name="ce1">
            <text:p>Surface</text:p>
          </table:table-cell>
          <table:table-cell office:value-type="float" office:value="3" table:style-name="ce1">
            <text:p>3</text:p>
          </table:table-cell>
          <table:table-cell office:value-type="string" table:style-name="ce1">
            <text:p>757A001</text:p>
          </table:table-cell>
          <table:table-cell office:value-type="float" office:value="141006" table:style-name="ce1">
            <text:p>141006</text:p>
          </table:table-cell>
          <table:table-cell office:value-type="string" table:style-name="ce1">
            <text:p>44 40.0813</text:p>
          </table:table-cell>
          <table:table-cell office:value-type="string" table:style-name="ce1">
            <text:p>-62 20.8761</text:p>
          </table:table-cell>
          <table:table-cell office:value-type="string" table:style-name="ce1">
            <text:p>No sample</text:p>
          </table:table-cell>
          <table:table-cell office:value-type="string" table:style-name="ce1">
            <text:p>Frozen</text:p>
          </table:table-cell>
          <table:table-cell office:value-type="string" table:style-name="ce1">
            <text:p>Seems to be air in the line, last two samples have struggled to get to 1 litre despite water seeming as clear as the bottom, which were sampled first</text:p>
          </table:table-cell>
          <table:table-cell table:style-name="ce27"/>
          <table:table-cell table:style-name="ce10"/>
          <table:table-cell table:number-columns-repeated="16369"/>
        </table:table-row>
        <table:table-row table:style-name="ro1">
          <table:table-cell office:value-type="string" table:style-name="ce1">
            <text:p>ESI_07</text:p>
          </table:table-cell>
          <table:table-cell office:value-type="date" office:date-value="2023-04-21T00:00:00" table:style-name="ce3">
            <text:p>2023-04-21</text:p>
          </table:table-cell>
          <table:table-cell office:value-type="time" office:time-value="PT9H58M0S" table:style-name="ce4">
            <text:p>09:58:00</text:p>
          </table:table-cell>
          <table:table-cell office:value-type="float" office:value="77" table:style-name="ce1">
            <text:p>77</text:p>
          </table:table-cell>
          <table:table-cell office:value-type="string" table:style-name="ce1">
            <text:p>Bottom</text:p>
          </table:table-cell>
          <table:table-cell office:value-type="float" office:value="1" table:style-name="ce1">
            <text:p>1</text:p>
          </table:table-cell>
          <table:table-cell office:value-type="string" table:style-name="ce1">
            <text:p>757A002</text:p>
          </table:table-cell>
          <table:table-cell office:value-type="float" office:value="141007" table:style-name="ce1">
            <text:p>141007</text:p>
          </table:table-cell>
          <table:table-cell office:value-type="string" table:style-name="ce1">
            <text:p>44 43.0568</text:p>
          </table:table-cell>
          <table:table-cell office:value-type="string" table:style-name="ce1">
            <text:p>-62 23.5654</text:p>
          </table:table-cell>
          <table:table-cell office:value-type="float" office:value="3" table:style-name="ce1">
            <text:p>3</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6.62" table:style-name="ce10">
            <text:p>6.62</text:p>
          </table:table-cell>
          <table:table-cell table:number-columns-repeated="16369"/>
        </table:table-row>
        <table:table-row table:style-name="ro1">
          <table:table-cell office:value-type="string" table:style-name="ce1">
            <text:p>ESI_07</text:p>
          </table:table-cell>
          <table:table-cell office:value-type="date" office:date-value="2023-04-21T00:00:00" table:style-name="ce3">
            <text:p>2023-04-21</text:p>
          </table:table-cell>
          <table:table-cell office:value-type="time" office:time-value="PT9H58M0S" table:style-name="ce4">
            <text:p>09:58:00</text:p>
          </table:table-cell>
          <table:table-cell office:value-type="float" office:value="77" table:style-name="ce1">
            <text:p>77</text:p>
          </table:table-cell>
          <table:table-cell office:value-type="string" table:style-name="ce1">
            <text:p>Bottom</text:p>
          </table:table-cell>
          <table:table-cell office:value-type="float" office:value="2" table:style-name="ce1">
            <text:p>2</text:p>
          </table:table-cell>
          <table:table-cell office:value-type="string" table:style-name="ce1">
            <text:p>757A002</text:p>
          </table:table-cell>
          <table:table-cell office:value-type="float" office:value="141008" table:style-name="ce1">
            <text:p>141008</text:p>
          </table:table-cell>
          <table:table-cell office:value-type="string" table:style-name="ce1">
            <text:p>44 43.0568</text:p>
          </table:table-cell>
          <table:table-cell office:value-type="string" table:style-name="ce1">
            <text:p>-62 23.5654</text:p>
          </table:table-cell>
          <table:table-cell office:value-type="float" office:value="3" table:style-name="ce1">
            <text:p>3</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2.69" table:style-name="ce10">
            <text:p>2.69</text:p>
          </table:table-cell>
          <table:table-cell table:number-columns-repeated="16369"/>
        </table:table-row>
        <table:table-row table:style-name="ro1">
          <table:table-cell office:value-type="string" table:style-name="ce1">
            <text:p>ESI_07</text:p>
          </table:table-cell>
          <table:table-cell office:value-type="date" office:date-value="2023-04-21T00:00:00" table:style-name="ce3">
            <text:p>2023-04-21</text:p>
          </table:table-cell>
          <table:table-cell office:value-type="time" office:time-value="PT9H58M0S" table:style-name="ce4">
            <text:p>09:58:00</text:p>
          </table:table-cell>
          <table:table-cell office:value-type="float" office:value="77" table:style-name="ce1">
            <text:p>77</text:p>
          </table:table-cell>
          <table:table-cell office:value-type="string" table:style-name="ce1">
            <text:p>Bottom</text:p>
          </table:table-cell>
          <table:table-cell office:value-type="float" office:value="3" table:style-name="ce1">
            <text:p>3</text:p>
          </table:table-cell>
          <table:table-cell office:value-type="string" table:style-name="ce1">
            <text:p>757A002</text:p>
          </table:table-cell>
          <table:table-cell office:value-type="float" office:value="141009" table:style-name="ce1">
            <text:p>141009</text:p>
          </table:table-cell>
          <table:table-cell office:value-type="string" table:style-name="ce1">
            <text:p>44 43.0568</text:p>
          </table:table-cell>
          <table:table-cell office:value-type="string" table:style-name="ce1">
            <text:p>-62 23.5654</text:p>
          </table:table-cell>
          <table:table-cell office:value-type="float" office:value="3" table:style-name="ce1">
            <text:p>3</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4.38" table:style-name="ce10">
            <text:p>4.38</text:p>
          </table:table-cell>
          <table:table-cell table:number-columns-repeated="16369"/>
        </table:table-row>
        <table:table-row table:style-name="ro1">
          <table:table-cell office:value-type="string" table:style-name="ce1">
            <text:p>ESI_07</text:p>
          </table:table-cell>
          <table:table-cell office:value-type="date" office:date-value="2023-04-21T00:00:00" table:style-name="ce3">
            <text:p>2023-04-21</text:p>
          </table:table-cell>
          <table:table-cell office:value-type="time" office:time-value="PT9H58M0S" table:style-name="ce4">
            <text:p>09:58:00</text:p>
          </table:table-cell>
          <table:table-cell office:value-type="float" office:value="77" table:style-name="ce1">
            <text:p>77</text:p>
          </table:table-cell>
          <table:table-cell office:value-type="string" table:style-name="ce1">
            <text:p>Surface</text:p>
          </table:table-cell>
          <table:table-cell office:value-type="float" office:value="1" table:style-name="ce1">
            <text:p>1</text:p>
          </table:table-cell>
          <table:table-cell office:value-type="string" table:style-name="ce1">
            <text:p>757A002</text:p>
          </table:table-cell>
          <table:table-cell office:value-type="float" office:value="141010" table:style-name="ce1">
            <text:p>141010</text:p>
          </table:table-cell>
          <table:table-cell office:value-type="string" table:style-name="ce1">
            <text:p>44 43.0568</text:p>
          </table:table-cell>
          <table:table-cell office:value-type="string" table:style-name="ce1">
            <text:p>-62 23.5654</text:p>
          </table:table-cell>
          <table:table-cell office:value-type="float" office:value="1.5" table:style-name="ce1">
            <text:p>1.5</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3.68" table:style-name="ce10">
            <text:p>3.68</text:p>
          </table:table-cell>
          <table:table-cell table:number-columns-repeated="16369"/>
        </table:table-row>
        <table:table-row table:style-name="ro1">
          <table:table-cell office:value-type="string" table:style-name="ce1">
            <text:p>ESI_07</text:p>
          </table:table-cell>
          <table:table-cell office:value-type="date" office:date-value="2023-04-21T00:00:00" table:style-name="ce3">
            <text:p>2023-04-21</text:p>
          </table:table-cell>
          <table:table-cell office:value-type="time" office:time-value="PT9H58M0S" table:style-name="ce4">
            <text:p>09:58:00</text:p>
          </table:table-cell>
          <table:table-cell office:value-type="float" office:value="77" table:style-name="ce1">
            <text:p>77</text:p>
          </table:table-cell>
          <table:table-cell office:value-type="string" table:style-name="ce1">
            <text:p>Surface</text:p>
          </table:table-cell>
          <table:table-cell office:value-type="float" office:value="2" table:style-name="ce1">
            <text:p>2</text:p>
          </table:table-cell>
          <table:table-cell office:value-type="string" table:style-name="ce1">
            <text:p>757A002</text:p>
          </table:table-cell>
          <table:table-cell office:value-type="float" office:value="141011" table:style-name="ce1">
            <text:p>141011</text:p>
          </table:table-cell>
          <table:table-cell office:value-type="string" table:style-name="ce1">
            <text:p>44 43.0568</text:p>
          </table:table-cell>
          <table:table-cell office:value-type="string" table:style-name="ce1">
            <text:p>-62 23.5654</text:p>
          </table:table-cell>
          <table:table-cell office:value-type="float" office:value="2" table:style-name="ce1">
            <text:p>2</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3.8" table:style-name="ce10">
            <text:p>3.8</text:p>
          </table:table-cell>
          <table:table-cell table:number-columns-repeated="16369"/>
        </table:table-row>
        <table:table-row table:style-name="ro1">
          <table:table-cell office:value-type="string" table:style-name="ce1">
            <text:p>ESI_07</text:p>
          </table:table-cell>
          <table:table-cell office:value-type="date" office:date-value="2023-04-21T00:00:00" table:style-name="ce3">
            <text:p>2023-04-21</text:p>
          </table:table-cell>
          <table:table-cell office:value-type="time" office:time-value="PT9H58M0S" table:style-name="ce4">
            <text:p>09:58:00</text:p>
          </table:table-cell>
          <table:table-cell office:value-type="float" office:value="77" table:style-name="ce1">
            <text:p>77</text:p>
          </table:table-cell>
          <table:table-cell office:value-type="string" table:style-name="ce1">
            <text:p>Surface</text:p>
          </table:table-cell>
          <table:table-cell office:value-type="float" office:value="3" table:style-name="ce1">
            <text:p>3</text:p>
          </table:table-cell>
          <table:table-cell office:value-type="string" table:style-name="ce1">
            <text:p>757A002</text:p>
          </table:table-cell>
          <table:table-cell office:value-type="float" office:value="141012" table:style-name="ce1">
            <text:p>141012</text:p>
          </table:table-cell>
          <table:table-cell office:value-type="string" table:style-name="ce1">
            <text:p>44 43.0568</text:p>
          </table:table-cell>
          <table:table-cell office:value-type="string" table:style-name="ce1">
            <text:p>-62 23.5654</text:p>
          </table:table-cell>
          <table:table-cell office:value-type="float" office:value="2" table:style-name="ce1">
            <text:p>2</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4.46" table:style-name="ce10">
            <text:p>4.46</text:p>
          </table:table-cell>
          <table:table-cell table:number-columns-repeated="16369"/>
        </table:table-row>
        <table:table-row table:style-name="ro1">
          <table:table-cell office:value-type="string" table:style-name="ce1">
            <text:p>ESI_06</text:p>
          </table:table-cell>
          <table:table-cell office:value-type="date" office:date-value="2023-04-21T00:00:00" table:style-name="ce3">
            <text:p>2023-04-21</text:p>
          </table:table-cell>
          <table:table-cell office:value-type="time" office:time-value="PT11H1M0S" table:style-name="ce4">
            <text:p>11:01:00</text:p>
          </table:table-cell>
          <table:table-cell office:value-type="float" office:value="31.7" table:style-name="ce1">
            <text:p>31.7</text:p>
          </table:table-cell>
          <table:table-cell office:value-type="string" table:style-name="ce1">
            <text:p>Bottom</text:p>
          </table:table-cell>
          <table:table-cell office:value-type="float" office:value="1" table:style-name="ce1">
            <text:p>1</text:p>
          </table:table-cell>
          <table:table-cell office:value-type="string" table:style-name="ce1">
            <text:p>757A003</text:p>
          </table:table-cell>
          <table:table-cell office:value-type="float" office:value="141013" table:style-name="ce1">
            <text:p>141013</text:p>
          </table:table-cell>
          <table:table-cell office:value-type="string" table:style-name="ce1">
            <text:p>44 46.1446</text:p>
          </table:table-cell>
          <table:table-cell office:value-type="string" table:style-name="ce1">
            <text:p>-62 26.2013</text:p>
          </table:table-cell>
          <table:table-cell office:value-type="float" office:value="1.75" table:style-name="ce1">
            <text:p>1.75</text:p>
          </table:table-cell>
          <table:table-cell office:value-type="string" table:style-name="ce1">
            <text:p>Self-preserve</text:p>
          </table:table-cell>
          <table:table-cell office:value-type="string" table:style-name="ce1">
            <text:p>Clogged at 1.75 l ; Fishing buoys everywhere so we had to be slightly offset from the station, CTD was left on when moving to avoid the buoy</text:p>
          </table:table-cell>
          <table:table-cell office:value-type="date" office:date-value="2023-06-06T00:00:00" table:style-name="ce27">
            <text:p>6-Jun-23</text:p>
          </table:table-cell>
          <table:table-cell office:value-type="float" office:value="3.41" table:style-name="ce10">
            <text:p>3.41</text:p>
          </table:table-cell>
          <table:table-cell table:number-columns-repeated="16369"/>
        </table:table-row>
        <table:table-row table:style-name="ro1">
          <table:table-cell office:value-type="string" table:style-name="ce1">
            <text:p>ESI_06</text:p>
          </table:table-cell>
          <table:table-cell office:value-type="date" office:date-value="2023-04-21T00:00:00" table:style-name="ce3">
            <text:p>2023-04-21</text:p>
          </table:table-cell>
          <table:table-cell office:value-type="time" office:time-value="PT11H1M0S" table:style-name="ce4">
            <text:p>11:01:00</text:p>
          </table:table-cell>
          <table:table-cell office:value-type="float" office:value="31.7" table:style-name="ce1">
            <text:p>31.7</text:p>
          </table:table-cell>
          <table:table-cell office:value-type="string" table:style-name="ce1">
            <text:p>Bottom</text:p>
          </table:table-cell>
          <table:table-cell office:value-type="float" office:value="2" table:style-name="ce1">
            <text:p>2</text:p>
          </table:table-cell>
          <table:table-cell office:value-type="string" table:style-name="ce1">
            <text:p>757A003</text:p>
          </table:table-cell>
          <table:table-cell office:value-type="float" office:value="141014" table:style-name="ce1">
            <text:p>141014</text:p>
          </table:table-cell>
          <table:table-cell office:value-type="string" table:style-name="ce1">
            <text:p>44 46.1446</text:p>
          </table:table-cell>
          <table:table-cell office:value-type="string" table:style-name="ce1">
            <text:p>-62 26.2013</text:p>
          </table:table-cell>
          <table:table-cell table:style-name="ce1"/>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2.8" table:style-name="ce10">
            <text:p>2.8</text:p>
          </table:table-cell>
          <table:table-cell table:number-columns-repeated="16369"/>
        </table:table-row>
        <table:table-row table:style-name="ro1">
          <table:table-cell office:value-type="string" table:style-name="ce1">
            <text:p>ESI_06</text:p>
          </table:table-cell>
          <table:table-cell office:value-type="date" office:date-value="2023-04-21T00:00:00" table:style-name="ce3">
            <text:p>2023-04-21</text:p>
          </table:table-cell>
          <table:table-cell office:value-type="time" office:time-value="PT11H1M0S" table:style-name="ce4">
            <text:p>11:01:00</text:p>
          </table:table-cell>
          <table:table-cell office:value-type="float" office:value="31.7" table:style-name="ce1">
            <text:p>31.7</text:p>
          </table:table-cell>
          <table:table-cell office:value-type="string" table:style-name="ce1">
            <text:p>Bottom</text:p>
          </table:table-cell>
          <table:table-cell office:value-type="float" office:value="3" table:style-name="ce1">
            <text:p>3</text:p>
          </table:table-cell>
          <table:table-cell office:value-type="string" table:style-name="ce1">
            <text:p>757A003</text:p>
          </table:table-cell>
          <table:table-cell office:value-type="float" office:value="141015" table:style-name="ce1">
            <text:p>141015</text:p>
          </table:table-cell>
          <table:table-cell office:value-type="string" table:style-name="ce1">
            <text:p>44 46.1446</text:p>
          </table:table-cell>
          <table:table-cell office:value-type="string" table:style-name="ce1">
            <text:p>-62 26.2013</text:p>
          </table:table-cell>
          <table:table-cell office:value-type="float" office:value="1.1000000000000001" table:style-name="ce1">
            <text:p>1.1</text:p>
          </table:table-cell>
          <table:table-cell office:value-type="string" table:style-name="ce1">
            <text:p>Self-preserve</text:p>
          </table:table-cell>
          <table:table-cell office:value-type="string" table:style-name="ce1">
            <text:p>Clogged at 1.1 l</text:p>
          </table:table-cell>
          <table:table-cell office:value-type="date" office:date-value="2023-06-06T00:00:00" table:style-name="ce27">
            <text:p>6-Jun-23</text:p>
          </table:table-cell>
          <table:table-cell office:value-type="float" office:value="3.82" table:style-name="ce10">
            <text:p>3.82</text:p>
          </table:table-cell>
          <table:table-cell table:number-columns-repeated="16369"/>
        </table:table-row>
        <table:table-row table:style-name="ro1">
          <table:table-cell office:value-type="string" table:style-name="ce1">
            <text:p>ESI_06</text:p>
          </table:table-cell>
          <table:table-cell office:value-type="date" office:date-value="2023-04-21T00:00:00" table:style-name="ce3">
            <text:p>2023-04-21</text:p>
          </table:table-cell>
          <table:table-cell office:value-type="time" office:time-value="PT11H1M0S" table:style-name="ce4">
            <text:p>11:01:00</text:p>
          </table:table-cell>
          <table:table-cell office:value-type="float" office:value="31.7" table:style-name="ce1">
            <text:p>31.7</text:p>
          </table:table-cell>
          <table:table-cell office:value-type="string" table:style-name="ce1">
            <text:p>Surface</text:p>
          </table:table-cell>
          <table:table-cell office:value-type="float" office:value="1" table:style-name="ce1">
            <text:p>1</text:p>
          </table:table-cell>
          <table:table-cell office:value-type="string" table:style-name="ce1">
            <text:p>757A003</text:p>
          </table:table-cell>
          <table:table-cell office:value-type="float" office:value="141016" table:style-name="ce1">
            <text:p>141016</text:p>
          </table:table-cell>
          <table:table-cell office:value-type="string" table:style-name="ce1">
            <text:p>44 46.1446</text:p>
          </table:table-cell>
          <table:table-cell office:value-type="string" table:style-name="ce1">
            <text:p>-62 26.2013</text:p>
          </table:table-cell>
          <table:table-cell office:value-type="float" office:value="3" table:style-name="ce1">
            <text:p>3</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4.71" table:style-name="ce10">
            <text:p>4.71</text:p>
          </table:table-cell>
          <table:table-cell table:number-columns-repeated="16369"/>
        </table:table-row>
        <table:table-row table:style-name="ro1">
          <table:table-cell office:value-type="string" table:style-name="ce1">
            <text:p>ESI_06</text:p>
          </table:table-cell>
          <table:table-cell office:value-type="date" office:date-value="2023-04-21T00:00:00" table:style-name="ce3">
            <text:p>2023-04-21</text:p>
          </table:table-cell>
          <table:table-cell office:value-type="time" office:time-value="PT11H1M0S" table:style-name="ce4">
            <text:p>11:01:00</text:p>
          </table:table-cell>
          <table:table-cell office:value-type="float" office:value="31.7" table:style-name="ce1">
            <text:p>31.7</text:p>
          </table:table-cell>
          <table:table-cell office:value-type="string" table:style-name="ce1">
            <text:p>Surface</text:p>
          </table:table-cell>
          <table:table-cell office:value-type="float" office:value="2" table:style-name="ce1">
            <text:p>2</text:p>
          </table:table-cell>
          <table:table-cell office:value-type="string" table:style-name="ce1">
            <text:p>757A003</text:p>
          </table:table-cell>
          <table:table-cell office:value-type="float" office:value="141017" table:style-name="ce1">
            <text:p>141017</text:p>
          </table:table-cell>
          <table:table-cell office:value-type="string" table:style-name="ce1">
            <text:p>44 46.1446</text:p>
          </table:table-cell>
          <table:table-cell office:value-type="string" table:style-name="ce1">
            <text:p>-62 26.2013</text:p>
          </table:table-cell>
          <table:table-cell office:value-type="float" office:value="3.25" table:style-name="ce1">
            <text:p>3.25</text:p>
          </table:table-cell>
          <table:table-cell office:value-type="string" table:style-name="ce1">
            <text:p>Self-preserve</text:p>
          </table:table-cell>
          <table:table-cell office:value-type="string" table:style-name="ce1">
            <text:p>Testing the limit to see if it would stop at the pre-set target volume ... it didn’t</text:p>
          </table:table-cell>
          <table:table-cell office:value-type="date" office:date-value="2023-06-06T00:00:00" table:style-name="ce27">
            <text:p>6-Jun-23</text:p>
          </table:table-cell>
          <table:table-cell office:value-type="float" office:value="5.07" table:style-name="ce10">
            <text:p>5.07</text:p>
          </table:table-cell>
          <table:table-cell table:number-columns-repeated="16369"/>
        </table:table-row>
        <table:table-row table:style-name="ro1">
          <table:table-cell office:value-type="string" table:style-name="ce1">
            <text:p>ESI_06</text:p>
          </table:table-cell>
          <table:table-cell office:value-type="date" office:date-value="2023-04-21T00:00:00" table:style-name="ce3">
            <text:p>2023-04-21</text:p>
          </table:table-cell>
          <table:table-cell office:value-type="time" office:time-value="PT11H1M0S" table:style-name="ce4">
            <text:p>11:01:00</text:p>
          </table:table-cell>
          <table:table-cell office:value-type="float" office:value="31.7" table:style-name="ce1">
            <text:p>31.7</text:p>
          </table:table-cell>
          <table:table-cell office:value-type="string" table:style-name="ce1">
            <text:p>Surface</text:p>
          </table:table-cell>
          <table:table-cell office:value-type="float" office:value="3" table:style-name="ce1">
            <text:p>3</text:p>
          </table:table-cell>
          <table:table-cell office:value-type="string" table:style-name="ce1">
            <text:p>757A003</text:p>
          </table:table-cell>
          <table:table-cell office:value-type="float" office:value="141018" table:style-name="ce1">
            <text:p>141018</text:p>
          </table:table-cell>
          <table:table-cell office:value-type="string" table:style-name="ce1">
            <text:p>44 46.1446</text:p>
          </table:table-cell>
          <table:table-cell office:value-type="string" table:style-name="ce1">
            <text:p>-62 26.2013</text:p>
          </table:table-cell>
          <table:table-cell office:value-type="float" office:value="3.07" table:style-name="ce1">
            <text:p>3.07</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4.93" table:style-name="ce10">
            <text:p>4.93</text:p>
          </table:table-cell>
          <table:table-cell table:number-columns-repeated="16369"/>
        </table:table-row>
        <table:table-row table:style-name="ro1">
          <table:table-cell office:value-type="string" table:style-name="ce1">
            <text:p>ESI_05</text:p>
          </table:table-cell>
          <table:table-cell office:value-type="date" office:date-value="2023-04-21T00:00:00" table:style-name="ce3">
            <text:p>2023-04-21</text:p>
          </table:table-cell>
          <table:table-cell office:value-type="time" office:time-value="PT12H36M0S" table:style-name="ce4">
            <text:p>12:36:00</text:p>
          </table:table-cell>
          <table:table-cell office:value-type="float" office:value="11.9" table:style-name="ce1">
            <text:p>11.9</text:p>
          </table:table-cell>
          <table:table-cell office:value-type="string" table:style-name="ce1">
            <text:p>Bottom</text:p>
          </table:table-cell>
          <table:table-cell office:value-type="float" office:value="1" table:style-name="ce1">
            <text:p>1</text:p>
          </table:table-cell>
          <table:table-cell office:value-type="string" table:style-name="ce1">
            <text:p>757A004</text:p>
          </table:table-cell>
          <table:table-cell office:value-type="float" office:value="141019" table:style-name="ce1">
            <text:p>141019</text:p>
          </table:table-cell>
          <table:table-cell office:value-type="string" table:style-name="ce1">
            <text:p>44 49.3125</text:p>
          </table:table-cell>
          <table:table-cell office:value-type="string" table:style-name="ce1">
            <text:p>-62 28.7752</text:p>
          </table:table-cell>
          <table:table-cell office:value-type="float" office:value="3" table:style-name="ce1">
            <text:p>3</text:p>
          </table:table-cell>
          <table:table-cell office:value-type="string" table:style-name="ce1">
            <text:p>Self-preserve</text:p>
          </table:table-cell>
          <table:table-cell office:value-type="string" table:style-name="ce1">
            <text:p>Last sample of the day, heading back to Sheet Harbour early to meet engine mechanic (CAT) to assess Perley issue</text:p>
          </table:table-cell>
          <table:table-cell office:value-type="date" office:date-value="2023-06-06T00:00:00" table:style-name="ce27">
            <text:p>6-Jun-23</text:p>
          </table:table-cell>
          <table:table-cell office:value-type="float" office:value="6.6" table:style-name="ce10">
            <text:p>6.6</text:p>
          </table:table-cell>
          <table:table-cell table:number-columns-repeated="16369"/>
        </table:table-row>
        <table:table-row table:style-name="ro1">
          <table:table-cell office:value-type="string" table:style-name="ce1">
            <text:p>ESI_05</text:p>
          </table:table-cell>
          <table:table-cell office:value-type="date" office:date-value="2023-04-21T00:00:00" table:style-name="ce3">
            <text:p>2023-04-21</text:p>
          </table:table-cell>
          <table:table-cell office:value-type="time" office:time-value="PT12H36M0S" table:style-name="ce4">
            <text:p>12:36:00</text:p>
          </table:table-cell>
          <table:table-cell office:value-type="float" office:value="11.9" table:style-name="ce1">
            <text:p>11.9</text:p>
          </table:table-cell>
          <table:table-cell office:value-type="string" table:style-name="ce1">
            <text:p>Bottom</text:p>
          </table:table-cell>
          <table:table-cell office:value-type="float" office:value="2" table:style-name="ce1">
            <text:p>2</text:p>
          </table:table-cell>
          <table:table-cell office:value-type="string" table:style-name="ce1">
            <text:p>757A004</text:p>
          </table:table-cell>
          <table:table-cell office:value-type="float" office:value="141020" table:style-name="ce1">
            <text:p>141020</text:p>
          </table:table-cell>
          <table:table-cell office:value-type="string" table:style-name="ce1">
            <text:p>44 49.3125</text:p>
          </table:table-cell>
          <table:table-cell office:value-type="string" table:style-name="ce1">
            <text:p>-62 28.7752</text:p>
          </table:table-cell>
          <table:table-cell office:value-type="float" office:value="3.14" table:style-name="ce1">
            <text:p>3.14</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6.9909999999999997" table:style-name="ce10">
            <text:p>6.991</text:p>
          </table:table-cell>
          <table:table-cell table:number-columns-repeated="16369"/>
        </table:table-row>
        <table:table-row table:style-name="ro1">
          <table:table-cell office:value-type="string" table:style-name="ce1">
            <text:p>ESI_05</text:p>
          </table:table-cell>
          <table:table-cell office:value-type="date" office:date-value="2023-04-21T00:00:00" table:style-name="ce3">
            <text:p>2023-04-21</text:p>
          </table:table-cell>
          <table:table-cell office:value-type="time" office:time-value="PT12H36M0S" table:style-name="ce4">
            <text:p>12:36:00</text:p>
          </table:table-cell>
          <table:table-cell office:value-type="float" office:value="11.9" table:style-name="ce1">
            <text:p>11.9</text:p>
          </table:table-cell>
          <table:table-cell office:value-type="string" table:style-name="ce1">
            <text:p>Bottom</text:p>
          </table:table-cell>
          <table:table-cell office:value-type="float" office:value="3" table:style-name="ce1">
            <text:p>3</text:p>
          </table:table-cell>
          <table:table-cell office:value-type="string" table:style-name="ce1">
            <text:p>757A004</text:p>
          </table:table-cell>
          <table:table-cell office:value-type="float" office:value="141021" table:style-name="ce1">
            <text:p>141021</text:p>
          </table:table-cell>
          <table:table-cell office:value-type="string" table:style-name="ce1">
            <text:p>44 49.3125</text:p>
          </table:table-cell>
          <table:table-cell office:value-type="string" table:style-name="ce1">
            <text:p>-62 28.7752</text:p>
          </table:table-cell>
          <table:table-cell table:style-name="ce1"/>
          <table:table-cell office:value-type="string" table:style-name="ce1">
            <text:p>Self-preserve</text:p>
          </table:table-cell>
          <table:table-cell table:style-name="ce1"/>
          <table:table-cell office:value-type="date" office:date-value="2023-06-06T00:00:00" table:style-name="ce27">
            <text:p>6-Jun-23</text:p>
          </table:table-cell>
          <table:table-cell office:value-type="float" office:value="5.03" table:style-name="ce10">
            <text:p>5.03</text:p>
          </table:table-cell>
          <table:table-cell table:number-columns-repeated="16369"/>
        </table:table-row>
        <table:table-row table:style-name="ro1">
          <table:table-cell office:value-type="string" table:style-name="ce1">
            <text:p>ESI_05</text:p>
          </table:table-cell>
          <table:table-cell office:value-type="date" office:date-value="2023-04-21T00:00:00" table:style-name="ce3">
            <text:p>2023-04-21</text:p>
          </table:table-cell>
          <table:table-cell office:value-type="time" office:time-value="PT12H36M0S" table:style-name="ce4">
            <text:p>12:36:00</text:p>
          </table:table-cell>
          <table:table-cell office:value-type="float" office:value="11.9" table:style-name="ce1">
            <text:p>11.9</text:p>
          </table:table-cell>
          <table:table-cell office:value-type="string" table:style-name="ce1">
            <text:p>Surface</text:p>
          </table:table-cell>
          <table:table-cell office:value-type="float" office:value="1" table:style-name="ce1">
            <text:p>1</text:p>
          </table:table-cell>
          <table:table-cell office:value-type="string" table:style-name="ce1">
            <text:p>757A004</text:p>
          </table:table-cell>
          <table:table-cell office:value-type="float" office:value="141022" table:style-name="ce1">
            <text:p>141022</text:p>
          </table:table-cell>
          <table:table-cell office:value-type="string" table:style-name="ce1">
            <text:p>44 49.3125</text:p>
          </table:table-cell>
          <table:table-cell office:value-type="string" table:style-name="ce1">
            <text:p>-62 28.7752</text:p>
          </table:table-cell>
          <table:table-cell office:value-type="float" office:value="3.04" table:style-name="ce1">
            <text:p>3.04</text:p>
          </table:table-cell>
          <table:table-cell office:value-type="string" table:style-name="ce1">
            <text:p>Frozen</text:p>
          </table:table-cell>
          <table:table-cell table:style-name="ce1"/>
          <table:table-cell office:value-type="date" office:date-value="2023-06-06T00:00:00" table:style-name="ce27">
            <text:p>6-Jun-23</text:p>
          </table:table-cell>
          <table:table-cell office:value-type="float" office:value="4.3899999999999997" table:style-name="ce10">
            <text:p>4.39</text:p>
          </table:table-cell>
          <table:table-cell table:number-columns-repeated="16369"/>
        </table:table-row>
        <table:table-row table:style-name="ro1">
          <table:table-cell office:value-type="string" table:style-name="ce1">
            <text:p>ESI_05</text:p>
          </table:table-cell>
          <table:table-cell office:value-type="date" office:date-value="2023-04-21T00:00:00" table:style-name="ce3">
            <text:p>2023-04-21</text:p>
          </table:table-cell>
          <table:table-cell office:value-type="time" office:time-value="PT12H36M0S" table:style-name="ce4">
            <text:p>12:36:00</text:p>
          </table:table-cell>
          <table:table-cell office:value-type="float" office:value="11.9" table:style-name="ce1">
            <text:p>11.9</text:p>
          </table:table-cell>
          <table:table-cell office:value-type="string" table:style-name="ce1">
            <text:p>Surface</text:p>
          </table:table-cell>
          <table:table-cell office:value-type="float" office:value="2" table:style-name="ce1">
            <text:p>2</text:p>
          </table:table-cell>
          <table:table-cell office:value-type="string" table:style-name="ce1">
            <text:p>757A004</text:p>
          </table:table-cell>
          <table:table-cell office:value-type="float" office:value="141023" table:style-name="ce1">
            <text:p>141023</text:p>
          </table:table-cell>
          <table:table-cell office:value-type="string" table:style-name="ce1">
            <text:p>44 49.3125</text:p>
          </table:table-cell>
          <table:table-cell office:value-type="string" table:style-name="ce1">
            <text:p>-62 28.7752</text:p>
          </table:table-cell>
          <table:table-cell office:value-type="float" office:value="3.02" table:style-name="ce1">
            <text:p>3.02</text:p>
          </table:table-cell>
          <table:table-cell office:value-type="string" table:style-name="ce1">
            <text:p>Frozen</text:p>
          </table:table-cell>
          <table:table-cell office:value-type="string" table:style-name="ce1">
            <text:p>eDNAsampler battery ran out at 2.6 l – changed battery and sampled the remaining 400 ml</text:p>
          </table:table-cell>
          <table:table-cell office:value-type="date" office:date-value="2023-06-06T00:00:00" table:style-name="ce27">
            <text:p>6-Jun-23</text:p>
          </table:table-cell>
          <table:table-cell office:value-type="float" office:value="3.28" table:style-name="ce10">
            <text:p>3.28</text:p>
          </table:table-cell>
          <table:table-cell table:number-columns-repeated="16369"/>
        </table:table-row>
        <table:table-row table:style-name="ro1">
          <table:table-cell office:value-type="string" table:style-name="ce1">
            <text:p>ESI_05</text:p>
          </table:table-cell>
          <table:table-cell office:value-type="date" office:date-value="2023-04-21T00:00:00" table:style-name="ce3">
            <text:p>2023-04-21</text:p>
          </table:table-cell>
          <table:table-cell office:value-type="time" office:time-value="PT12H36M0S" table:style-name="ce4">
            <text:p>12:36:00</text:p>
          </table:table-cell>
          <table:table-cell office:value-type="float" office:value="11.9" table:style-name="ce1">
            <text:p>11.9</text:p>
          </table:table-cell>
          <table:table-cell office:value-type="string" table:style-name="ce1">
            <text:p>Surface</text:p>
          </table:table-cell>
          <table:table-cell office:value-type="float" office:value="3" table:style-name="ce1">
            <text:p>3</text:p>
          </table:table-cell>
          <table:table-cell office:value-type="string" table:style-name="ce1">
            <text:p>757A004</text:p>
          </table:table-cell>
          <table:table-cell office:value-type="float" office:value="141024" table:style-name="ce1">
            <text:p>141024</text:p>
          </table:table-cell>
          <table:table-cell office:value-type="string" table:style-name="ce1">
            <text:p>44 49.3125</text:p>
          </table:table-cell>
          <table:table-cell office:value-type="string" table:style-name="ce1">
            <text:p>-62 28.7752</text:p>
          </table:table-cell>
          <table:table-cell office:value-type="float" office:value="3" table:style-name="ce1">
            <text:p>3</text:p>
          </table:table-cell>
          <table:table-cell office:value-type="string" table:style-name="ce1">
            <text:p>Self-preserve</text:p>
          </table:table-cell>
          <table:table-cell table:style-name="ce1"/>
          <table:table-cell office:value-type="date" office:date-value="2023-06-06T00:00:00" table:style-name="ce27">
            <text:p>6-Jun-23</text:p>
          </table:table-cell>
          <table:table-cell office:value-type="float" office:value="2.63" table:style-name="ce10">
            <text:p>2.63</text:p>
          </table:table-cell>
          <table:table-cell table:number-columns-repeated="16369"/>
        </table:table-row>
        <table:table-row table:style-name="ro1">
          <table:table-cell table:style-name="ce1"/>
          <table:table-cell table:style-name="ce3"/>
          <table:table-cell table:number-columns-repeated="16382" table:style-name="ce1"/>
        </table:table-row>
        <table:table-row table:number-rows-repeated="1048550" table:style-name="ro1">
          <table:table-cell table:number-columns-repeated="16384"/>
        </table:table-row>
      </table:table>
      <table:table table:name="ESI_Summer" table:style-name="ta1">
        <table:table-column table:style-name="co15" table:number-columns-repeated="5" table:default-cell-style-name="ce1"/>
        <table:table-column table:style-name="co16" table:default-cell-style-name="ce1"/>
        <table:table-column table:style-name="co15" table:number-columns-repeated="7" table:default-cell-style-name="ce1"/>
        <table:table-column table:style-name="co14" table:number-columns-repeated="16371" table:default-cell-style-name="ce1"/>
        <table:table-row table:style-name="ro1">
          <table:table-cell office:value-type="string" table:style-name="ce2">
            <text:p>Station</text:p>
          </table:table-cell>
          <table:table-cell office:value-type="string" table:style-name="ce2">
            <text:p>Date</text:p>
          </table:table-cell>
          <table:table-cell office:value-type="string" table:style-name="ce2">
            <text:p>Time</text:p>
          </table:table-cell>
          <table:table-cell office:value-type="string" table:style-name="ce2">
            <text:p>Sounding</text:p>
          </table:table-cell>
          <table:table-cell office:value-type="string" table:style-name="ce2">
            <text:p>Target Depth</text:p>
          </table:table-cell>
          <table:table-cell office:value-type="string" table:style-name="ce2">
            <text:p>Replicate</text:p>
          </table:table-cell>
          <table:table-cell office:value-type="string" table:style-name="ce2">
            <text:p>CastID</text:p>
          </table:table-cell>
          <table:table-cell office:value-type="string" table:style-name="ce2">
            <text:p>SampleID</text:p>
          </table:table-cell>
          <table:table-cell office:value-type="string" table:style-name="ce2">
            <text:p>SmithRootID</text:p>
          </table:table-cell>
          <table:table-cell office:value-type="string" table:style-name="ce2">
            <text:p>Lat</text:p>
          </table:table-cell>
          <table:table-cell office:value-type="string" table:style-name="ce2">
            <text:p>Long</text:p>
          </table:table-cell>
          <table:table-cell office:value-type="string" table:style-name="ce2">
            <text:p>Volume (l)</text:p>
          </table:table-cell>
          <table:table-cell office:value-type="string" table:style-name="ce2">
            <text:p>Notes</text:p>
          </table:table-cell>
          <table:table-cell table:number-columns-repeated="16371"/>
        </table:table-row>
        <table:table-row table:style-name="ro1">
          <table:table-cell office:value-type="string" table:style-name="ce2">
            <text:p>BLANK</text:p>
          </table:table-cell>
          <table:table-cell office:value-type="date" office:date-value="2023-08-11T00:00:00" table:style-name="ce3">
            <text:p>2023-08-11</text:p>
          </table:table-cell>
          <table:table-cell office:value-type="time" office:time-value="PT9H10M0S" table:style-name="ce5">
            <text:p>09:10:00</text:p>
          </table:table-cell>
          <table:table-cell office:value-type="string" table:style-name="ce2">
            <text:p>BLANK</text:p>
          </table:table-cell>
          <table:table-cell office:value-type="string" table:style-name="ce2">
            <text:p>BLANK</text:p>
          </table:table-cell>
          <table:table-cell office:value-type="string" table:style-name="ce2">
            <text:p>BLANK</text:p>
          </table:table-cell>
          <table:table-cell office:value-type="string" table:style-name="ce2">
            <text:p>BLANK</text:p>
          </table:table-cell>
          <table:table-cell office:value-type="float" office:value="413321" table:style-name="ce1">
            <text:p>413321</text:p>
          </table:table-cell>
          <table:table-cell office:value-type="float" office:value="69" table:style-name="ce2">
            <text:p>69</text:p>
          </table:table-cell>
          <table:table-cell office:value-type="string" table:style-name="ce2">
            <text:p>BLANK</text:p>
          </table:table-cell>
          <table:table-cell office:value-type="string" table:style-name="ce2">
            <text:p>BLANK</text:p>
          </table:table-cell>
          <table:table-cell office:value-type="string" table:style-name="ce2">
            <text:p>BLANK</text:p>
          </table:table-cell>
          <table:table-cell office:value-type="string" table:style-name="ce2">
            <text:p>BLANK</text:p>
          </table:table-cell>
          <table:table-cell table:number-columns-repeated="16371"/>
        </table:table-row>
        <table:table-row table:style-name="ro1">
          <table:table-cell office:value-type="string" table:style-name="ce1">
            <text:p>ESI_06</text:p>
          </table:table-cell>
          <table:table-cell office:value-type="date" office:date-value="2023-08-11T00:00:00" table:style-name="ce3">
            <text:p>2023-08-11</text:p>
          </table:table-cell>
          <table:table-cell office:value-type="time" office:time-value="PT9H35M0S" table:style-name="ce4">
            <text:p>09:35:00</text:p>
          </table:table-cell>
          <table:table-cell office:value-type="float" office:value="34.5" table:style-name="ce1">
            <text:p>34.5</text:p>
          </table:table-cell>
          <table:table-cell office:value-type="string" table:style-name="ce1">
            <text:p>Bottom</text:p>
          </table:table-cell>
          <table:table-cell office:value-type="float" office:value="1" table:style-name="ce1">
            <text:p>1</text:p>
          </table:table-cell>
          <table:table-cell office:value-type="string" table:style-name="ce1">
            <text:p>767A001</text:p>
          </table:table-cell>
          <table:table-cell office:value-type="float" office:value="413322" table:style-name="ce1">
            <text:p>413322</text:p>
          </table:table-cell>
          <table:table-cell office:value-type="float" office:value="70" table:style-name="ce1">
            <text:p>70</text:p>
          </table:table-cell>
          <table:table-cell office:value-type="string" table:style-name="ce1">
            <text:p>44 46.3804</text:p>
          </table:table-cell>
          <table:table-cell office:value-type="string" table:style-name="ce1">
            <text:p>62 26.0875</text:p>
          </table:table-cell>
          <table:table-cell office:value-type="float" office:value="3.4" table:style-name="ce1">
            <text:p>3.4</text:p>
          </table:table-cell>
          <table:table-cell office:value-type="string" table:style-name="ce1">
            <text:p>Swell too high when we got based ESI-06 so we are pulling back to get the two inner most stations. Unfortunaltey the weather isnt’ getting any better.</text:p>
          </table:table-cell>
          <table:table-cell table:number-columns-repeated="16371"/>
        </table:table-row>
        <table:table-row table:style-name="ro1">
          <table:table-cell office:value-type="string" table:style-name="ce1">
            <text:p>ESI_06</text:p>
          </table:table-cell>
          <table:table-cell office:value-type="date" office:date-value="2023-08-11T00:00:00" table:style-name="ce3">
            <text:p>2023-08-11</text:p>
          </table:table-cell>
          <table:table-cell office:value-type="time" office:time-value="PT9H35M0S" table:style-name="ce4">
            <text:p>09:35:00</text:p>
          </table:table-cell>
          <table:table-cell office:value-type="float" office:value="34.5" table:style-name="ce1">
            <text:p>34.5</text:p>
          </table:table-cell>
          <table:table-cell office:value-type="string" table:style-name="ce1">
            <text:p>Bottom</text:p>
          </table:table-cell>
          <table:table-cell office:value-type="float" office:value="2" table:style-name="ce1">
            <text:p>2</text:p>
          </table:table-cell>
          <table:table-cell office:value-type="string" table:style-name="ce1">
            <text:p>767A001</text:p>
          </table:table-cell>
          <table:table-cell office:value-type="float" office:value="413323" table:style-name="ce1">
            <text:p>413323</text:p>
          </table:table-cell>
          <table:table-cell office:value-type="float" office:value="71" table:style-name="ce1">
            <text:p>71</text:p>
          </table:table-cell>
          <table:table-cell office:value-type="string" table:style-name="ce1">
            <text:p>44 46.3804</text:p>
          </table:table-cell>
          <table:table-cell office:value-type="string" table:style-name="ce1">
            <text:p>62 26.0875</text:p>
          </table:table-cell>
          <table:table-cell office:value-type="float" office:value="3.6" table:style-name="ce1">
            <text:p>3.6</text:p>
          </table:table-cell>
          <table:table-cell office:value-type="string" table:style-name="ce1">
            <text:p>filterd volumes for 413321 and 413322 may not be accurate. Check SmithRoot Files</text:p>
          </table:table-cell>
          <table:table-cell table:number-columns-repeated="16371"/>
        </table:table-row>
        <table:table-row table:style-name="ro1">
          <table:table-cell office:value-type="string" table:style-name="ce1">
            <text:p>ESI_06</text:p>
          </table:table-cell>
          <table:table-cell office:value-type="date" office:date-value="2023-08-11T00:00:00" table:style-name="ce3">
            <text:p>2023-08-11</text:p>
          </table:table-cell>
          <table:table-cell office:value-type="time" office:time-value="PT9H35M0S" table:style-name="ce4">
            <text:p>09:35:00</text:p>
          </table:table-cell>
          <table:table-cell office:value-type="float" office:value="34.5" table:style-name="ce1">
            <text:p>34.5</text:p>
          </table:table-cell>
          <table:table-cell office:value-type="string" table:style-name="ce1">
            <text:p>Bottom</text:p>
          </table:table-cell>
          <table:table-cell office:value-type="float" office:value="3" table:style-name="ce1">
            <text:p>3</text:p>
          </table:table-cell>
          <table:table-cell office:value-type="string" table:style-name="ce1">
            <text:p>767A001</text:p>
          </table:table-cell>
          <table:table-cell office:value-type="float" office:value="413324" table:style-name="ce1">
            <text:p>413324</text:p>
          </table:table-cell>
          <table:table-cell office:value-type="float" office:value="72" table:style-name="ce1">
            <text:p>72</text:p>
          </table:table-cell>
          <table:table-cell office:value-type="string" table:style-name="ce1">
            <text:p>44 46.3804</text:p>
          </table:table-cell>
          <table:table-cell office:value-type="string" table:style-name="ce1">
            <text:p>62 26.0875</text:p>
          </table:table-cell>
          <table:table-cell office:value-type="float" office:value="3.22" table:style-name="ce1">
            <text:p>3.22</text:p>
          </table:table-cell>
          <table:table-cell table:number-columns-repeated="16372" table:style-name="ce1"/>
        </table:table-row>
        <table:table-row table:style-name="ro1">
          <table:table-cell office:value-type="string" table:style-name="ce1">
            <text:p>ESI_06</text:p>
          </table:table-cell>
          <table:table-cell office:value-type="date" office:date-value="2023-08-11T00:00:00" table:style-name="ce3">
            <text:p>2023-08-11</text:p>
          </table:table-cell>
          <table:table-cell office:value-type="time" office:time-value="PT10H12M0S" table:style-name="ce4">
            <text:p>10:12:00</text:p>
          </table:table-cell>
          <table:table-cell office:value-type="float" office:value="34.5" table:style-name="ce1">
            <text:p>34.5</text:p>
          </table:table-cell>
          <table:table-cell office:value-type="string" table:style-name="ce1">
            <text:p>Surface</text:p>
          </table:table-cell>
          <table:table-cell office:value-type="float" office:value="1" table:style-name="ce1">
            <text:p>1</text:p>
          </table:table-cell>
          <table:table-cell office:value-type="string" table:style-name="ce1">
            <text:p>767A002</text:p>
          </table:table-cell>
          <table:table-cell office:value-type="string" table:style-name="ce6">
            <text:p>NA</text:p>
          </table:table-cell>
          <table:table-cell table:style-name="ce1"/>
          <table:table-cell office:value-type="string" table:style-name="ce1">
            <text:p>44 46.3009</text:p>
          </table:table-cell>
          <table:table-cell office:value-type="string" table:style-name="ce1">
            <text:p>62 26.1442</text:p>
          </table:table-cell>
          <table:table-cell table:style-name="ce1"/>
          <table:table-cell office:value-type="string" table:style-name="ce1">
            <text:p>When viewing the data it seemed that the surface bottles were triggered at depth. Not sure why that is. So we went back to station and resampled watching for that surface sample</text:p>
          </table:table-cell>
          <table:table-cell table:number-columns-repeated="16371"/>
        </table:table-row>
        <table:table-row table:style-name="ro1">
          <table:table-cell office:value-type="string" table:style-name="ce1">
            <text:p>ESI_06</text:p>
          </table:table-cell>
          <table:table-cell office:value-type="date" office:date-value="2023-08-11T00:00:00" table:style-name="ce3">
            <text:p>2023-08-11</text:p>
          </table:table-cell>
          <table:table-cell office:value-type="time" office:time-value="PT10H12M0S" table:style-name="ce4">
            <text:p>10:12:00</text:p>
          </table:table-cell>
          <table:table-cell office:value-type="float" office:value="34.5" table:style-name="ce1">
            <text:p>34.5</text:p>
          </table:table-cell>
          <table:table-cell office:value-type="string" table:style-name="ce1">
            <text:p>Surface</text:p>
          </table:table-cell>
          <table:table-cell office:value-type="float" office:value="2" table:style-name="ce1">
            <text:p>2</text:p>
          </table:table-cell>
          <table:table-cell office:value-type="string" table:style-name="ce1">
            <text:p>767A002</text:p>
          </table:table-cell>
          <table:table-cell office:value-type="string" table:style-name="ce6">
            <text:p>NA</text:p>
          </table:table-cell>
          <table:table-cell table:style-name="ce1"/>
          <table:table-cell office:value-type="string" table:style-name="ce1">
            <text:p>44 46.3009</text:p>
          </table:table-cell>
          <table:table-cell office:value-type="string" table:style-name="ce1">
            <text:p>62 26.1442</text:p>
          </table:table-cell>
          <table:table-cell table:style-name="ce1"/>
          <table:table-cell office:value-type="string" table:style-name="ce1">
            <text:p>gps coordinates ESI_06A – deployed to 10 m and viewed to see if it sampled at the surface.</text:p>
          </table:table-cell>
          <table:table-cell table:number-columns-repeated="16371"/>
        </table:table-row>
        <table:table-row table:style-name="ro1">
          <table:table-cell office:value-type="string" table:style-name="ce1">
            <text:p>ESI_06</text:p>
          </table:table-cell>
          <table:table-cell office:value-type="date" office:date-value="2023-08-11T00:00:00" table:style-name="ce3">
            <text:p>2023-08-11</text:p>
          </table:table-cell>
          <table:table-cell office:value-type="time" office:time-value="PT10H12M0S" table:style-name="ce4">
            <text:p>10:12:00</text:p>
          </table:table-cell>
          <table:table-cell office:value-type="float" office:value="34.5" table:style-name="ce1">
            <text:p>34.5</text:p>
          </table:table-cell>
          <table:table-cell office:value-type="string" table:style-name="ce1">
            <text:p>Surface</text:p>
          </table:table-cell>
          <table:table-cell office:value-type="float" office:value="3" table:style-name="ce1">
            <text:p>3</text:p>
          </table:table-cell>
          <table:table-cell office:value-type="string" table:style-name="ce1">
            <text:p>767A002</text:p>
          </table:table-cell>
          <table:table-cell office:value-type="string" table:style-name="ce6">
            <text:p>NA</text:p>
          </table:table-cell>
          <table:table-cell table:style-name="ce1"/>
          <table:table-cell office:value-type="string" table:style-name="ce1">
            <text:p>44 46.3009</text:p>
          </table:table-cell>
          <table:table-cell office:value-type="string" table:style-name="ce1">
            <text:p>62 26.1442</text:p>
          </table:table-cell>
          <table:table-cell table:number-columns-repeated="16373" table:style-name="ce1"/>
        </table:table-row>
        <table:table-row table:style-name="ro1">
          <table:table-cell office:value-type="string" table:style-name="ce1">
            <text:p>ESI_08</text:p>
          </table:table-cell>
          <table:table-cell office:value-type="date" office:date-value="2023-08-11T00:00:00" table:style-name="ce3">
            <text:p>2023-08-11</text:p>
          </table:table-cell>
          <table:table-cell office:value-type="time" office:time-value="PT11H15M0S" table:style-name="ce4">
            <text:p>11:15:00</text:p>
          </table:table-cell>
          <table:table-cell office:value-type="float" office:value="112" table:style-name="ce1">
            <text:p>112</text:p>
          </table:table-cell>
          <table:table-cell office:value-type="string" table:style-name="ce1">
            <text:p>Bottom</text:p>
          </table:table-cell>
          <table:table-cell office:value-type="float" office:value="1" table:style-name="ce1">
            <text:p>1</text:p>
          </table:table-cell>
          <table:table-cell office:value-type="string" table:style-name="ce1">
            <text:p>767A003</text:p>
          </table:table-cell>
          <table:table-cell office:value-type="float" office:value="413325" table:style-name="ce1">
            <text:p>413325</text:p>
          </table:table-cell>
          <table:table-cell office:value-type="float" office:value="73" table:style-name="ce1">
            <text:p>73</text:p>
          </table:table-cell>
          <table:table-cell office:value-type="string" table:style-name="ce1">
            <text:p>44 40.1639</text:p>
          </table:table-cell>
          <table:table-cell office:value-type="string" table:style-name="ce1">
            <text:p>62 20.8610</text:p>
          </table:table-cell>
          <table:table-cell office:value-type="float" office:value="3.27" table:style-name="ce1">
            <text:p>3.27</text:p>
          </table:table-cell>
          <table:table-cell office:value-type="string" table:style-name="ce1">
            <text:p>Surface firing worked</text:p>
          </table:table-cell>
          <table:table-cell table:number-columns-repeated="16371"/>
        </table:table-row>
        <table:table-row table:style-name="ro1">
          <table:table-cell office:value-type="string" table:style-name="ce1">
            <text:p>ESI_08</text:p>
          </table:table-cell>
          <table:table-cell office:value-type="date" office:date-value="2023-08-11T00:00:00" table:style-name="ce3">
            <text:p>2023-08-11</text:p>
          </table:table-cell>
          <table:table-cell office:value-type="time" office:time-value="PT11H15M0S" table:style-name="ce4">
            <text:p>11:15:00</text:p>
          </table:table-cell>
          <table:table-cell office:value-type="float" office:value="112" table:style-name="ce1">
            <text:p>112</text:p>
          </table:table-cell>
          <table:table-cell office:value-type="string" table:style-name="ce1">
            <text:p>Bottom</text:p>
          </table:table-cell>
          <table:table-cell office:value-type="float" office:value="2" table:style-name="ce1">
            <text:p>2</text:p>
          </table:table-cell>
          <table:table-cell office:value-type="string" table:style-name="ce1">
            <text:p>767A003</text:p>
          </table:table-cell>
          <table:table-cell office:value-type="float" office:value="413326" table:style-name="ce1">
            <text:p>413326</text:p>
          </table:table-cell>
          <table:table-cell office:value-type="float" office:value="74" table:style-name="ce1">
            <text:p>74</text:p>
          </table:table-cell>
          <table:table-cell office:value-type="string" table:style-name="ce1">
            <text:p>44 40.1639</text:p>
          </table:table-cell>
          <table:table-cell office:value-type="string" table:style-name="ce1">
            <text:p>62 20.8610</text:p>
          </table:table-cell>
          <table:table-cell office:value-type="float" office:value="3.35" table:style-name="ce1">
            <text:p>3.35</text:p>
          </table:table-cell>
          <table:table-cell table:number-columns-repeated="16372" table:style-name="ce1"/>
        </table:table-row>
        <table:table-row table:style-name="ro1">
          <table:table-cell office:value-type="string" table:style-name="ce1">
            <text:p>ESI_08</text:p>
          </table:table-cell>
          <table:table-cell office:value-type="date" office:date-value="2023-08-11T00:00:00" table:style-name="ce3">
            <text:p>2023-08-11</text:p>
          </table:table-cell>
          <table:table-cell office:value-type="time" office:time-value="PT11H15M0S" table:style-name="ce4">
            <text:p>11:15:00</text:p>
          </table:table-cell>
          <table:table-cell office:value-type="float" office:value="112" table:style-name="ce1">
            <text:p>112</text:p>
          </table:table-cell>
          <table:table-cell office:value-type="string" table:style-name="ce1">
            <text:p>Bottom</text:p>
          </table:table-cell>
          <table:table-cell office:value-type="float" office:value="3" table:style-name="ce1">
            <text:p>3</text:p>
          </table:table-cell>
          <table:table-cell office:value-type="string" table:style-name="ce1">
            <text:p>767A003</text:p>
          </table:table-cell>
          <table:table-cell office:value-type="float" office:value="413327" table:style-name="ce1">
            <text:p>413327</text:p>
          </table:table-cell>
          <table:table-cell office:value-type="float" office:value="75" table:style-name="ce1">
            <text:p>75</text:p>
          </table:table-cell>
          <table:table-cell office:value-type="string" table:style-name="ce1">
            <text:p>44 40.1639</text:p>
          </table:table-cell>
          <table:table-cell office:value-type="string" table:style-name="ce1">
            <text:p>62 20.8610</text:p>
          </table:table-cell>
          <table:table-cell office:value-type="float" office:value="3.26" table:style-name="ce1">
            <text:p>3.26</text:p>
          </table:table-cell>
          <table:table-cell table:number-columns-repeated="16372" table:style-name="ce1"/>
        </table:table-row>
        <table:table-row table:style-name="ro1">
          <table:table-cell office:value-type="string" table:style-name="ce1">
            <text:p>ESI_08</text:p>
          </table:table-cell>
          <table:table-cell office:value-type="date" office:date-value="2023-08-11T00:00:00" table:style-name="ce3">
            <text:p>2023-08-11</text:p>
          </table:table-cell>
          <table:table-cell office:value-type="time" office:time-value="PT11H15M0S" table:style-name="ce4">
            <text:p>11:15:00</text:p>
          </table:table-cell>
          <table:table-cell office:value-type="float" office:value="112" table:style-name="ce1">
            <text:p>112</text:p>
          </table:table-cell>
          <table:table-cell office:value-type="string" table:style-name="ce1">
            <text:p>Surface</text:p>
          </table:table-cell>
          <table:table-cell office:value-type="float" office:value="1" table:style-name="ce1">
            <text:p>1</text:p>
          </table:table-cell>
          <table:table-cell office:value-type="string" table:style-name="ce1">
            <text:p>767A003</text:p>
          </table:table-cell>
          <table:table-cell office:value-type="float" office:value="413328" table:style-name="ce1">
            <text:p>413328</text:p>
          </table:table-cell>
          <table:table-cell office:value-type="float" office:value="76" table:style-name="ce1">
            <text:p>76</text:p>
          </table:table-cell>
          <table:table-cell office:value-type="string" table:style-name="ce1">
            <text:p>44 40.1639</text:p>
          </table:table-cell>
          <table:table-cell office:value-type="string" table:style-name="ce1">
            <text:p>62 20.8610</text:p>
          </table:table-cell>
          <table:table-cell office:value-type="float" office:value="3.18" table:style-name="ce1">
            <text:p>3.18</text:p>
          </table:table-cell>
          <table:table-cell table:number-columns-repeated="16372" table:style-name="ce1"/>
        </table:table-row>
        <table:table-row table:style-name="ro1">
          <table:table-cell office:value-type="string" table:style-name="ce1">
            <text:p>ESI_08</text:p>
          </table:table-cell>
          <table:table-cell office:value-type="date" office:date-value="2023-08-11T00:00:00" table:style-name="ce3">
            <text:p>2023-08-11</text:p>
          </table:table-cell>
          <table:table-cell office:value-type="time" office:time-value="PT11H15M0S" table:style-name="ce4">
            <text:p>11:15:00</text:p>
          </table:table-cell>
          <table:table-cell office:value-type="float" office:value="112" table:style-name="ce1">
            <text:p>112</text:p>
          </table:table-cell>
          <table:table-cell office:value-type="string" table:style-name="ce1">
            <text:p>Surface</text:p>
          </table:table-cell>
          <table:table-cell office:value-type="float" office:value="2" table:style-name="ce1">
            <text:p>2</text:p>
          </table:table-cell>
          <table:table-cell office:value-type="string" table:style-name="ce1">
            <text:p>767A003</text:p>
          </table:table-cell>
          <table:table-cell office:value-type="float" office:value="413329" table:style-name="ce1">
            <text:p>413329</text:p>
          </table:table-cell>
          <table:table-cell office:value-type="float" office:value="77" table:style-name="ce1">
            <text:p>77</text:p>
          </table:table-cell>
          <table:table-cell office:value-type="string" table:style-name="ce1">
            <text:p>44 40.1639</text:p>
          </table:table-cell>
          <table:table-cell office:value-type="string" table:style-name="ce1">
            <text:p>62 20.8610</text:p>
          </table:table-cell>
          <table:table-cell office:value-type="float" office:value="3.28" table:style-name="ce1">
            <text:p>3.28</text:p>
          </table:table-cell>
          <table:table-cell table:number-columns-repeated="16372" table:style-name="ce1"/>
        </table:table-row>
        <table:table-row table:style-name="ro1">
          <table:table-cell office:value-type="string" table:style-name="ce1">
            <text:p>ESI_08</text:p>
          </table:table-cell>
          <table:table-cell office:value-type="date" office:date-value="2023-08-11T00:00:00" table:style-name="ce3">
            <text:p>2023-08-11</text:p>
          </table:table-cell>
          <table:table-cell office:value-type="time" office:time-value="PT11H15M0S" table:style-name="ce4">
            <text:p>11:15:00</text:p>
          </table:table-cell>
          <table:table-cell office:value-type="float" office:value="112" table:style-name="ce1">
            <text:p>112</text:p>
          </table:table-cell>
          <table:table-cell office:value-type="string" table:style-name="ce1">
            <text:p>Surface</text:p>
          </table:table-cell>
          <table:table-cell office:value-type="float" office:value="3" table:style-name="ce1">
            <text:p>3</text:p>
          </table:table-cell>
          <table:table-cell office:value-type="string" table:style-name="ce1">
            <text:p>767A003</text:p>
          </table:table-cell>
          <table:table-cell office:value-type="float" office:value="413330" table:style-name="ce1">
            <text:p>413330</text:p>
          </table:table-cell>
          <table:table-cell office:value-type="float" office:value="78" table:style-name="ce1">
            <text:p>78</text:p>
          </table:table-cell>
          <table:table-cell office:value-type="string" table:style-name="ce1">
            <text:p>44 40.1639</text:p>
          </table:table-cell>
          <table:table-cell office:value-type="string" table:style-name="ce1">
            <text:p>62 20.8610</text:p>
          </table:table-cell>
          <table:table-cell office:value-type="float" office:value="3.19" table:style-name="ce1">
            <text:p>3.19</text:p>
          </table:table-cell>
          <table:table-cell table:number-columns-repeated="16372" table:style-name="ce1"/>
        </table:table-row>
        <table:table-row table:style-name="ro1">
          <table:table-cell office:value-type="string" table:style-name="ce1">
            <text:p>ESI_07</text:p>
          </table:table-cell>
          <table:table-cell office:value-type="date" office:date-value="2023-08-11T00:00:00" table:style-name="ce3">
            <text:p>2023-08-11</text:p>
          </table:table-cell>
          <table:table-cell office:value-type="time" office:time-value="PT12H51M0S" table:style-name="ce4">
            <text:p>12:51:00</text:p>
          </table:table-cell>
          <table:table-cell office:value-type="float" office:value="71.900000000000006" table:style-name="ce1">
            <text:p>71.9</text:p>
          </table:table-cell>
          <table:table-cell office:value-type="string" table:style-name="ce1">
            <text:p>Bottom</text:p>
          </table:table-cell>
          <table:table-cell office:value-type="float" office:value="1" table:style-name="ce1">
            <text:p>1</text:p>
          </table:table-cell>
          <table:table-cell office:value-type="string" table:style-name="ce1">
            <text:p>767A004</text:p>
          </table:table-cell>
          <table:table-cell office:value-type="float" office:value="413331" table:style-name="ce1">
            <text:p>413331</text:p>
          </table:table-cell>
          <table:table-cell office:value-type="float" office:value="79" table:style-name="ce1">
            <text:p>79</text:p>
          </table:table-cell>
          <table:table-cell office:value-type="string" table:style-name="ce1">
            <text:p>44 43.3736</text:p>
          </table:table-cell>
          <table:table-cell office:value-type="string" table:style-name="ce1">
            <text:p>62 24.5280</text:p>
          </table:table-cell>
          <table:table-cell office:value-type="float" office:value="3" table:style-name="ce1">
            <text:p>3</text:p>
          </table:table-cell>
          <table:table-cell office:value-type="string" table:style-name="ce1">
            <text:p>sample volume wasn’t reset so this is approximate.</text:p>
          </table:table-cell>
          <table:table-cell table:number-columns-repeated="16371"/>
        </table:table-row>
        <table:table-row table:style-name="ro1">
          <table:table-cell office:value-type="string" table:style-name="ce1">
            <text:p>ESI_07</text:p>
          </table:table-cell>
          <table:table-cell office:value-type="date" office:date-value="2023-08-11T00:00:00" table:style-name="ce3">
            <text:p>2023-08-11</text:p>
          </table:table-cell>
          <table:table-cell office:value-type="time" office:time-value="PT12H51M0S" table:style-name="ce4">
            <text:p>12:51:00</text:p>
          </table:table-cell>
          <table:table-cell office:value-type="float" office:value="71.900000000000006" table:style-name="ce1">
            <text:p>71.9</text:p>
          </table:table-cell>
          <table:table-cell office:value-type="string" table:style-name="ce1">
            <text:p>Bottom</text:p>
          </table:table-cell>
          <table:table-cell office:value-type="float" office:value="2" table:style-name="ce1">
            <text:p>2</text:p>
          </table:table-cell>
          <table:table-cell office:value-type="string" table:style-name="ce1">
            <text:p>767A004</text:p>
          </table:table-cell>
          <table:table-cell office:value-type="float" office:value="413332" table:style-name="ce1">
            <text:p>413332</text:p>
          </table:table-cell>
          <table:table-cell office:value-type="float" office:value="80" table:style-name="ce1">
            <text:p>80</text:p>
          </table:table-cell>
          <table:table-cell office:value-type="string" table:style-name="ce1">
            <text:p>44 43.3736</text:p>
          </table:table-cell>
          <table:table-cell office:value-type="string" table:style-name="ce1">
            <text:p>62 24.5280</text:p>
          </table:table-cell>
          <table:table-cell office:value-type="float" office:value="3.32" table:style-name="ce1">
            <text:p>3.32</text:p>
          </table:table-cell>
          <table:table-cell table:number-columns-repeated="16372" table:style-name="ce1"/>
        </table:table-row>
        <table:table-row table:style-name="ro1">
          <table:table-cell office:value-type="string" table:style-name="ce1">
            <text:p>ESI_07</text:p>
          </table:table-cell>
          <table:table-cell office:value-type="date" office:date-value="2023-08-11T00:00:00" table:style-name="ce3">
            <text:p>2023-08-11</text:p>
          </table:table-cell>
          <table:table-cell office:value-type="time" office:time-value="PT12H51M0S" table:style-name="ce4">
            <text:p>12:51:00</text:p>
          </table:table-cell>
          <table:table-cell office:value-type="float" office:value="71.900000000000006" table:style-name="ce1">
            <text:p>71.9</text:p>
          </table:table-cell>
          <table:table-cell office:value-type="string" table:style-name="ce1">
            <text:p>Bottom</text:p>
          </table:table-cell>
          <table:table-cell office:value-type="float" office:value="3" table:style-name="ce1">
            <text:p>3</text:p>
          </table:table-cell>
          <table:table-cell office:value-type="string" table:style-name="ce1">
            <text:p>767A004</text:p>
          </table:table-cell>
          <table:table-cell office:value-type="float" office:value="413333" table:style-name="ce1">
            <text:p>413333</text:p>
          </table:table-cell>
          <table:table-cell office:value-type="float" office:value="81" table:style-name="ce1">
            <text:p>81</text:p>
          </table:table-cell>
          <table:table-cell office:value-type="string" table:style-name="ce1">
            <text:p>44 43.3736</text:p>
          </table:table-cell>
          <table:table-cell office:value-type="string" table:style-name="ce1">
            <text:p>62 24.5280</text:p>
          </table:table-cell>
          <table:table-cell office:value-type="float" office:value="3.39" table:style-name="ce1">
            <text:p>3.39</text:p>
          </table:table-cell>
          <table:table-cell table:number-columns-repeated="16372" table:style-name="ce1"/>
        </table:table-row>
        <table:table-row table:style-name="ro1">
          <table:table-cell office:value-type="string" table:style-name="ce1">
            <text:p>ESI_07</text:p>
          </table:table-cell>
          <table:table-cell office:value-type="date" office:date-value="2023-08-11T00:00:00" table:style-name="ce3">
            <text:p>2023-08-11</text:p>
          </table:table-cell>
          <table:table-cell office:value-type="time" office:time-value="PT12H51M0S" table:style-name="ce4">
            <text:p>12:51:00</text:p>
          </table:table-cell>
          <table:table-cell office:value-type="float" office:value="71.900000000000006" table:style-name="ce1">
            <text:p>71.9</text:p>
          </table:table-cell>
          <table:table-cell office:value-type="string" table:style-name="ce1">
            <text:p>Surface</text:p>
          </table:table-cell>
          <table:table-cell office:value-type="float" office:value="1" table:style-name="ce1">
            <text:p>1</text:p>
          </table:table-cell>
          <table:table-cell office:value-type="string" table:style-name="ce1">
            <text:p>767A004</text:p>
          </table:table-cell>
          <table:table-cell office:value-type="float" office:value="413334" table:style-name="ce1">
            <text:p>413334</text:p>
          </table:table-cell>
          <table:table-cell office:value-type="float" office:value="82" table:style-name="ce1">
            <text:p>82</text:p>
          </table:table-cell>
          <table:table-cell office:value-type="string" table:style-name="ce1">
            <text:p>44 43.3736</text:p>
          </table:table-cell>
          <table:table-cell office:value-type="string" table:style-name="ce1">
            <text:p>62 24.5280</text:p>
          </table:table-cell>
          <table:table-cell office:value-type="float" office:value="3.22" table:style-name="ce1">
            <text:p>3.22</text:p>
          </table:table-cell>
          <table:table-cell table:number-columns-repeated="16372" table:style-name="ce1"/>
        </table:table-row>
        <table:table-row table:style-name="ro1">
          <table:table-cell office:value-type="string" table:style-name="ce1">
            <text:p>ESI_07</text:p>
          </table:table-cell>
          <table:table-cell office:value-type="date" office:date-value="2023-08-11T00:00:00" table:style-name="ce3">
            <text:p>2023-08-11</text:p>
          </table:table-cell>
          <table:table-cell office:value-type="time" office:time-value="PT12H51M0S" table:style-name="ce4">
            <text:p>12:51:00</text:p>
          </table:table-cell>
          <table:table-cell office:value-type="float" office:value="71.900000000000006" table:style-name="ce1">
            <text:p>71.9</text:p>
          </table:table-cell>
          <table:table-cell office:value-type="string" table:style-name="ce1">
            <text:p>Surface</text:p>
          </table:table-cell>
          <table:table-cell office:value-type="float" office:value="2" table:style-name="ce1">
            <text:p>2</text:p>
          </table:table-cell>
          <table:table-cell office:value-type="string" table:style-name="ce1">
            <text:p>767A004</text:p>
          </table:table-cell>
          <table:table-cell office:value-type="float" office:value="413335" table:style-name="ce1">
            <text:p>413335</text:p>
          </table:table-cell>
          <table:table-cell office:value-type="float" office:value="83" table:style-name="ce1">
            <text:p>83</text:p>
          </table:table-cell>
          <table:table-cell office:value-type="string" table:style-name="ce1">
            <text:p>44 43.3736</text:p>
          </table:table-cell>
          <table:table-cell office:value-type="string" table:style-name="ce1">
            <text:p>62 24.5280</text:p>
          </table:table-cell>
          <table:table-cell office:value-type="float" office:value="3.24" table:style-name="ce1">
            <text:p>3.24</text:p>
          </table:table-cell>
          <table:table-cell table:number-columns-repeated="16372" table:style-name="ce1"/>
        </table:table-row>
        <table:table-row table:style-name="ro1">
          <table:table-cell office:value-type="string" table:style-name="ce1">
            <text:p>ESI_07</text:p>
          </table:table-cell>
          <table:table-cell office:value-type="date" office:date-value="2023-08-11T00:00:00" table:style-name="ce3">
            <text:p>2023-08-11</text:p>
          </table:table-cell>
          <table:table-cell office:value-type="time" office:time-value="PT12H51M0S" table:style-name="ce4">
            <text:p>12:51:00</text:p>
          </table:table-cell>
          <table:table-cell office:value-type="float" office:value="71.900000000000006" table:style-name="ce1">
            <text:p>71.9</text:p>
          </table:table-cell>
          <table:table-cell office:value-type="string" table:style-name="ce1">
            <text:p>Surface</text:p>
          </table:table-cell>
          <table:table-cell office:value-type="float" office:value="3" table:style-name="ce1">
            <text:p>3</text:p>
          </table:table-cell>
          <table:table-cell office:value-type="string" table:style-name="ce1">
            <text:p>767A004</text:p>
          </table:table-cell>
          <table:table-cell office:value-type="float" office:value="413336" table:style-name="ce1">
            <text:p>413336</text:p>
          </table:table-cell>
          <table:table-cell office:value-type="float" office:value="84" table:style-name="ce1">
            <text:p>84</text:p>
          </table:table-cell>
          <table:table-cell office:value-type="string" table:style-name="ce1">
            <text:p>44 43.3736</text:p>
          </table:table-cell>
          <table:table-cell office:value-type="string" table:style-name="ce1">
            <text:p>62 24.5280</text:p>
          </table:table-cell>
          <table:table-cell office:value-type="float" office:value="3.12" table:style-name="ce1">
            <text:p>3.12</text:p>
          </table:table-cell>
          <table:table-cell table:number-columns-repeated="16372" table:style-name="ce1"/>
        </table:table-row>
        <table:table-row table:style-name="ro1">
          <table:table-cell office:value-type="string" table:style-name="ce1">
            <text:p>ESI_05</text:p>
          </table:table-cell>
          <table:table-cell office:value-type="date" office:date-value="2023-08-11T00:00:00" table:style-name="ce3">
            <text:p>2023-08-11</text:p>
          </table:table-cell>
          <table:table-cell office:value-type="time" office:time-value="PT14H3M0S" table:style-name="ce4">
            <text:p>14:03:00</text:p>
          </table:table-cell>
          <table:table-cell office:value-type="float" office:value="14.1" table:style-name="ce1">
            <text:p>14.1</text:p>
          </table:table-cell>
          <table:table-cell office:value-type="string" table:style-name="ce1">
            <text:p>Bottom</text:p>
          </table:table-cell>
          <table:table-cell office:value-type="float" office:value="1" table:style-name="ce1">
            <text:p>1</text:p>
          </table:table-cell>
          <table:table-cell office:value-type="string" table:style-name="ce1">
            <text:p>767A005</text:p>
          </table:table-cell>
          <table:table-cell office:value-type="float" office:value="413337" table:style-name="ce1">
            <text:p>413337</text:p>
          </table:table-cell>
          <table:table-cell office:value-type="float" office:value="85" table:style-name="ce1">
            <text:p>85</text:p>
          </table:table-cell>
          <table:table-cell office:value-type="string" table:style-name="ce1">
            <text:p>44 49.3476</text:p>
          </table:table-cell>
          <table:table-cell office:value-type="string" table:style-name="ce1">
            <text:p>62 28.8265</text:p>
          </table:table-cell>
          <table:table-cell office:value-type="float" office:value="3.12" table:style-name="ce1">
            <text:p>3.12</text:p>
          </table:table-cell>
          <table:table-cell office:value-type="string" table:style-name="ce1">
            <text:p>Near reef so got as close as possible. Lots of change in depth. Deployed to 11m to make sure we didn’t hit bottom.</text:p>
          </table:table-cell>
          <table:table-cell table:number-columns-repeated="16371"/>
        </table:table-row>
        <table:table-row table:style-name="ro1">
          <table:table-cell office:value-type="string" table:style-name="ce1">
            <text:p>ESI_05</text:p>
          </table:table-cell>
          <table:table-cell office:value-type="date" office:date-value="2023-08-11T00:00:00" table:style-name="ce3">
            <text:p>2023-08-11</text:p>
          </table:table-cell>
          <table:table-cell office:value-type="time" office:time-value="PT14H3M0S" table:style-name="ce4">
            <text:p>14:03:00</text:p>
          </table:table-cell>
          <table:table-cell office:value-type="float" office:value="14.1" table:style-name="ce1">
            <text:p>14.1</text:p>
          </table:table-cell>
          <table:table-cell office:value-type="string" table:style-name="ce1">
            <text:p>Bottom</text:p>
          </table:table-cell>
          <table:table-cell office:value-type="float" office:value="2" table:style-name="ce1">
            <text:p>2</text:p>
          </table:table-cell>
          <table:table-cell office:value-type="string" table:style-name="ce1">
            <text:p>767A005</text:p>
          </table:table-cell>
          <table:table-cell office:value-type="float" office:value="413338" table:style-name="ce1">
            <text:p>413338</text:p>
          </table:table-cell>
          <table:table-cell office:value-type="float" office:value="86" table:style-name="ce1">
            <text:p>86</text:p>
          </table:table-cell>
          <table:table-cell office:value-type="string" table:style-name="ce1">
            <text:p>44 49.3476</text:p>
          </table:table-cell>
          <table:table-cell office:value-type="string" table:style-name="ce1">
            <text:p>62 28.8265</text:p>
          </table:table-cell>
          <table:table-cell office:value-type="float" office:value="3.18" table:style-name="ce1">
            <text:p>3.18</text:p>
          </table:table-cell>
          <table:table-cell office:value-type="string" table:style-name="ce1">
            <text:p>CTD Might have hit bottom, seemed to go slack and the souding increased from 13m to 8 m</text:p>
          </table:table-cell>
          <table:table-cell table:number-columns-repeated="16371"/>
        </table:table-row>
        <table:table-row table:style-name="ro1">
          <table:table-cell office:value-type="string" table:style-name="ce1">
            <text:p>ESI_05</text:p>
          </table:table-cell>
          <table:table-cell office:value-type="date" office:date-value="2023-08-11T00:00:00" table:style-name="ce3">
            <text:p>2023-08-11</text:p>
          </table:table-cell>
          <table:table-cell office:value-type="time" office:time-value="PT14H3M0S" table:style-name="ce4">
            <text:p>14:03:00</text:p>
          </table:table-cell>
          <table:table-cell office:value-type="float" office:value="14.1" table:style-name="ce1">
            <text:p>14.1</text:p>
          </table:table-cell>
          <table:table-cell office:value-type="string" table:style-name="ce1">
            <text:p>Bottom</text:p>
          </table:table-cell>
          <table:table-cell office:value-type="float" office:value="3" table:style-name="ce1">
            <text:p>3</text:p>
          </table:table-cell>
          <table:table-cell office:value-type="string" table:style-name="ce1">
            <text:p>767A005</text:p>
          </table:table-cell>
          <table:table-cell office:value-type="float" office:value="413339" table:style-name="ce1">
            <text:p>413339</text:p>
          </table:table-cell>
          <table:table-cell office:value-type="float" office:value="87" table:style-name="ce1">
            <text:p>87</text:p>
          </table:table-cell>
          <table:table-cell office:value-type="string" table:style-name="ce1">
            <text:p>44 49.3476</text:p>
          </table:table-cell>
          <table:table-cell office:value-type="string" table:style-name="ce1">
            <text:p>62 28.8265</text:p>
          </table:table-cell>
          <table:table-cell office:value-type="float" office:value="3.18" table:style-name="ce1">
            <text:p>3.18</text:p>
          </table:table-cell>
          <table:table-cell office:value-type="string" table:style-name="ce1">
            <text:p>Didn’t look muddy on retrieval.</text:p>
          </table:table-cell>
          <table:table-cell table:number-columns-repeated="16371"/>
        </table:table-row>
        <table:table-row table:style-name="ro1">
          <table:table-cell office:value-type="string" table:style-name="ce1">
            <text:p>ESI_05</text:p>
          </table:table-cell>
          <table:table-cell office:value-type="date" office:date-value="2023-08-11T00:00:00" table:style-name="ce3">
            <text:p>2023-08-11</text:p>
          </table:table-cell>
          <table:table-cell office:value-type="time" office:time-value="PT14H3M0S" table:style-name="ce4">
            <text:p>14:03:00</text:p>
          </table:table-cell>
          <table:table-cell office:value-type="float" office:value="14.1" table:style-name="ce1">
            <text:p>14.1</text:p>
          </table:table-cell>
          <table:table-cell office:value-type="string" table:style-name="ce1">
            <text:p>Surface</text:p>
          </table:table-cell>
          <table:table-cell office:value-type="float" office:value="1" table:style-name="ce1">
            <text:p>1</text:p>
          </table:table-cell>
          <table:table-cell office:value-type="string" table:style-name="ce1">
            <text:p>767A005</text:p>
          </table:table-cell>
          <table:table-cell office:value-type="float" office:value="413340" table:style-name="ce1">
            <text:p>413340</text:p>
          </table:table-cell>
          <table:table-cell office:value-type="float" office:value="88" table:style-name="ce1">
            <text:p>88</text:p>
          </table:table-cell>
          <table:table-cell office:value-type="string" table:style-name="ce1">
            <text:p>44 49.3476</text:p>
          </table:table-cell>
          <table:table-cell office:value-type="string" table:style-name="ce1">
            <text:p>62 28.8265</text:p>
          </table:table-cell>
          <table:table-cell table:style-name="ce1"/>
          <table:table-cell office:value-type="string" table:style-name="ce1">
            <text:p>Volume for SampleID 413337 (SmithRootID 85 is approiximate)</text:p>
          </table:table-cell>
          <table:table-cell table:number-columns-repeated="16371"/>
        </table:table-row>
        <table:table-row table:style-name="ro1">
          <table:table-cell office:value-type="string" table:style-name="ce1">
            <text:p>ESI_05</text:p>
          </table:table-cell>
          <table:table-cell office:value-type="date" office:date-value="2023-08-11T00:00:00" table:style-name="ce3">
            <text:p>2023-08-11</text:p>
          </table:table-cell>
          <table:table-cell office:value-type="time" office:time-value="PT14H3M0S" table:style-name="ce4">
            <text:p>14:03:00</text:p>
          </table:table-cell>
          <table:table-cell office:value-type="float" office:value="14.1" table:style-name="ce1">
            <text:p>14.1</text:p>
          </table:table-cell>
          <table:table-cell office:value-type="string" table:style-name="ce1">
            <text:p>Surface</text:p>
          </table:table-cell>
          <table:table-cell office:value-type="float" office:value="2" table:style-name="ce1">
            <text:p>2</text:p>
          </table:table-cell>
          <table:table-cell office:value-type="string" table:style-name="ce1">
            <text:p>767A005</text:p>
          </table:table-cell>
          <table:table-cell office:value-type="float" office:value="413341" table:style-name="ce1">
            <text:p>413341</text:p>
          </table:table-cell>
          <table:table-cell office:value-type="float" office:value="89" table:style-name="ce1">
            <text:p>89</text:p>
          </table:table-cell>
          <table:table-cell office:value-type="string" table:style-name="ce1">
            <text:p>44 49.3476</text:p>
          </table:table-cell>
          <table:table-cell office:value-type="string" table:style-name="ce1">
            <text:p>62 28.8265</text:p>
          </table:table-cell>
          <table:table-cell table:number-columns-repeated="16373" table:style-name="ce1"/>
        </table:table-row>
        <table:table-row table:style-name="ro1">
          <table:table-cell office:value-type="string" table:style-name="ce1">
            <text:p>ESI_05</text:p>
          </table:table-cell>
          <table:table-cell office:value-type="date" office:date-value="2023-08-11T00:00:00" table:style-name="ce3">
            <text:p>2023-08-11</text:p>
          </table:table-cell>
          <table:table-cell office:value-type="time" office:time-value="PT14H3M0S" table:style-name="ce4">
            <text:p>14:03:00</text:p>
          </table:table-cell>
          <table:table-cell office:value-type="float" office:value="14.1" table:style-name="ce1">
            <text:p>14.1</text:p>
          </table:table-cell>
          <table:table-cell office:value-type="string" table:style-name="ce1">
            <text:p>Surface</text:p>
          </table:table-cell>
          <table:table-cell office:value-type="float" office:value="3" table:style-name="ce1">
            <text:p>3</text:p>
          </table:table-cell>
          <table:table-cell office:value-type="string" table:style-name="ce1">
            <text:p>767A005</text:p>
          </table:table-cell>
          <table:table-cell office:value-type="float" office:value="413342" table:style-name="ce1">
            <text:p>413342</text:p>
          </table:table-cell>
          <table:table-cell office:value-type="float" office:value="90" table:style-name="ce1">
            <text:p>90</text:p>
          </table:table-cell>
          <table:table-cell office:value-type="string" table:style-name="ce1">
            <text:p>44 49.3476</text:p>
          </table:table-cell>
          <table:table-cell office:value-type="string" table:style-name="ce1">
            <text:p>62 28.8265</text:p>
          </table:table-cell>
          <table:table-cell table:number-columns-repeated="16373" table:style-name="ce1"/>
        </table:table-row>
        <table:table-row table:style-name="ro1">
          <table:table-cell table:style-name="ce1"/>
          <table:table-cell table:style-name="ce3"/>
          <table:table-cell table:number-columns-repeated="16382" table:style-name="ce1"/>
        </table:table-row>
        <table:table-row table:number-rows-repeated="1048549" table:style-name="ro1">
          <table:table-cell table:number-columns-repeated="16384"/>
        </table:table-row>
      </table:table>
      <table:table table:name="StAnnsBank" table:style-name="ta1">
        <table:table-column table:style-name="co5" table:default-cell-style-name="ce10"/>
        <table:table-column table:style-name="co2" table:default-cell-style-name="ce10"/>
        <table:table-column table:style-name="co3"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3" table:number-columns-repeated="2"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4"/>
        <table:table-column table:style-name="co28" table:default-cell-style-name="ce14"/>
        <table:table-column table:style-name="co29" table:default-cell-style-name="ce15"/>
        <table:table-column table:style-name="co14" table:number-columns-repeated="16367" table:default-cell-style-name="ce10"/>
        <table:table-row table:style-name="ro1">
          <table:table-cell office:value-type="string" table:style-name="ce7">
            <text:p>Station</text:p>
          </table:table-cell>
          <table:table-cell office:value-type="string" table:style-name="ce7">
            <text:p>Date</text:p>
          </table:table-cell>
          <table:table-cell office:value-type="string" table:style-name="ce7">
            <text:p>Time</text:p>
          </table:table-cell>
          <table:table-cell office:value-type="string" table:style-name="ce7">
            <text:p>Sounding</text:p>
          </table:table-cell>
          <table:table-cell office:value-type="string" table:style-name="ce7">
            <text:p>Target</text:p>
          </table:table-cell>
          <table:table-cell office:value-type="string" table:style-name="ce7">
            <text:p>Replicate</text:p>
          </table:table-cell>
          <table:table-cell office:value-type="string" table:style-name="ce7">
            <text:p>CastID</text:p>
          </table:table-cell>
          <table:table-cell office:value-type="string" table:style-name="ce7">
            <text:p>SampleID</text:p>
          </table:table-cell>
          <table:table-cell office:value-type="string" table:style-name="ce7">
            <text:p>SmithRootID</text:p>
          </table:table-cell>
          <table:table-cell office:value-type="string" table:style-name="ce7">
            <text:p>Lat</text:p>
          </table:table-cell>
          <table:table-cell office:value-type="string" table:style-name="ce7">
            <text:p>Long</text:p>
          </table:table-cell>
          <table:table-cell office:value-type="string" table:style-name="ce7">
            <text:p>Volume (l)</text:p>
          </table:table-cell>
          <table:table-cell office:value-type="string" table:style-name="ce7">
            <text:p>Cluster</text:p>
          </table:table-cell>
          <table:table-cell office:value-type="string" table:style-name="ce7">
            <text:p>Camera</text:p>
          </table:table-cell>
          <table:table-cell office:value-type="string" table:style-name="ce8">
            <text:p>Notes</text:p>
          </table:table-cell>
          <table:table-cell office:value-type="string" table:style-name="ce8">
            <text:p>PreserveTemp</text:p>
          </table:table-cell>
          <table:table-cell office:value-type="string" table:style-name="ce9">
            <text:p>DNAExtracted</text:p>
          </table:table-cell>
          <table:table-cell table:number-columns-repeated="16367"/>
        </table:table-row>
        <table:table-row table:style-name="ro1">
          <table:table-cell office:value-type="string" table:style-name="ce10">
            <text:p>BLANK</text:p>
          </table:table-cell>
          <table:table-cell office:value-type="date" office:date-value="2023-08-14T00:00:00" table:style-name="ce11">
            <text:p>2023-08-14</text:p>
          </table:table-cell>
          <table:table-cell office:value-type="time" office:time-value="PT7H10M0S" table:style-name="ce12">
            <text:p>07:10:00</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float" office:value="413343" table:style-name="ce10">
            <text:p>413343</text:p>
          </table:table-cell>
          <table:table-cell office:value-type="float" office:value="91" table:style-name="ce13">
            <text:p>91</text:p>
          </table:table-cell>
          <table:table-cell office:value-type="string" table:style-name="ce10">
            <text:p>NA</text:p>
          </table:table-cell>
          <table:table-cell office:value-type="string" table:style-name="ce10">
            <text:p>NA</text:p>
          </table:table-cell>
          <table:table-cell office:value-type="float" office:value="1.42" table:style-name="ce13">
            <text:p>1.42</text:p>
          </table:table-cell>
          <table:table-cell office:value-type="string" table:style-name="ce10">
            <text:p>NA</text:p>
          </table:table-cell>
          <table:table-cell office:value-type="string" table:style-name="ce10">
            <text:p>NA</text:p>
          </table:table-cell>
          <table:table-cell office:value-type="string" table:style-name="ce14">
            <text:p>BLANK</text:p>
          </table:table-cell>
          <table:table-cell table:style-name="ce14"/>
          <table:table-cell table:style-name="ce15"/>
          <table:table-cell table:number-columns-repeated="16367"/>
        </table:table-row>
        <table:table-row table:style-name="ro2">
          <table:table-cell office:value-type="string" table:style-name="ce10">
            <text:p>SAB_01</text:p>
          </table:table-cell>
          <table:table-cell office:value-type="date" office:date-value="2023-08-14T00:00:00" table:style-name="ce11">
            <text:p>2023-08-14</text:p>
          </table:table-cell>
          <table:table-cell office:value-type="time" office:time-value="PT8H35M0S" table:style-name="ce12">
            <text:p>08:35:00</text:p>
          </table:table-cell>
          <table:table-cell office:value-type="float" office:value="71.7" table:style-name="ce10">
            <text:p>71.7</text:p>
          </table:table-cell>
          <table:table-cell office:value-type="string" table:style-name="ce10">
            <text:p>Bottom</text:p>
          </table:table-cell>
          <table:table-cell office:value-type="float" office:value="1" table:style-name="ce10">
            <text:p>1</text:p>
          </table:table-cell>
          <table:table-cell office:value-type="string" table:style-name="ce10">
            <text:p>767A006</text:p>
          </table:table-cell>
          <table:table-cell office:value-type="float" office:value="413344" table:style-name="ce10">
            <text:p>413344</text:p>
          </table:table-cell>
          <table:table-cell office:value-type="float" office:value="92" table:style-name="ce10">
            <text:p>92</text:p>
          </table:table-cell>
          <table:table-cell office:value-type="string" table:style-name="ce10">
            <text:p>45 50.4525</text:p>
          </table:table-cell>
          <table:table-cell office:value-type="string" table:style-name="ce10">
            <text:p>59 38.4498</text:p>
          </table:table-cell>
          <table:table-cell office:value-type="float" office:value="3.3" table:style-name="ce10">
            <text:p>3.3</text:p>
          </table:table-cell>
          <table:table-cell office:value-type="string" table:style-name="ce10">
            <text:p>Western Cluster 1</text:p>
          </table:table-cell>
          <table:table-cell office:value-type="string" table:style-name="ce10">
            <text:p>NA</text:p>
          </table:table-cell>
          <table:table-cell office:value-type="string" table:style-name="ce14">
            <text:p>Note that station names will be rematched with the form b sheet later based on coordinates.</text:p>
          </table:table-cell>
          <table:table-cell table:style-name="ce14"/>
          <table:table-cell table:style-name="ce15"/>
          <table:table-cell table:number-columns-repeated="16367"/>
        </table:table-row>
        <table:table-row table:style-name="ro2">
          <table:table-cell office:value-type="string" table:style-name="ce10">
            <text:p>SAB_01</text:p>
          </table:table-cell>
          <table:table-cell office:value-type="date" office:date-value="2023-08-14T00:00:00" table:style-name="ce11">
            <text:p>2023-08-14</text:p>
          </table:table-cell>
          <table:table-cell office:value-type="time" office:time-value="PT8H35M0S" table:style-name="ce12">
            <text:p>08:35:00</text:p>
          </table:table-cell>
          <table:table-cell office:value-type="float" office:value="71.7" table:style-name="ce10">
            <text:p>71.7</text:p>
          </table:table-cell>
          <table:table-cell office:value-type="string" table:style-name="ce10">
            <text:p>Bottom</text:p>
          </table:table-cell>
          <table:table-cell office:value-type="float" office:value="2" table:style-name="ce10">
            <text:p>2</text:p>
          </table:table-cell>
          <table:table-cell office:value-type="string" table:style-name="ce10">
            <text:p>767A006</text:p>
          </table:table-cell>
          <table:table-cell office:value-type="float" office:value="413345" table:style-name="ce10">
            <text:p>413345</text:p>
          </table:table-cell>
          <table:table-cell office:value-type="float" office:value="93" table:style-name="ce10">
            <text:p>93</text:p>
          </table:table-cell>
          <table:table-cell office:value-type="string" table:style-name="ce10">
            <text:p>45 50.4525</text:p>
          </table:table-cell>
          <table:table-cell office:value-type="string" table:style-name="ce10">
            <text:p>59 38.4498</text:p>
          </table:table-cell>
          <table:table-cell office:value-type="float" office:value="3.25" table:style-name="ce10">
            <text:p>3.25</text:p>
          </table:table-cell>
          <table:table-cell office:value-type="string" table:style-name="ce10">
            <text:p>Western Cluster 1</text:p>
          </table:table-cell>
          <table:table-cell office:value-type="string" table:style-name="ce10">
            <text:p>NA</text:p>
          </table:table-cell>
          <table:table-cell office:value-type="string" table:style-name="ce14">
            <text:p>Sequence target for today was from west to east sequentially in ‘Western cluster 1’</text:p>
          </table:table-cell>
          <table:table-cell table:style-name="ce14"/>
          <table:table-cell table:style-name="ce15"/>
          <table:table-cell table:number-columns-repeated="16367"/>
        </table:table-row>
        <table:table-row table:style-name="ro1">
          <table:table-cell office:value-type="string" table:style-name="ce10">
            <text:p>SAB_01</text:p>
          </table:table-cell>
          <table:table-cell office:value-type="date" office:date-value="2023-08-14T00:00:00" table:style-name="ce11">
            <text:p>2023-08-14</text:p>
          </table:table-cell>
          <table:table-cell office:value-type="time" office:time-value="PT8H35M0S" table:style-name="ce12">
            <text:p>08:35:00</text:p>
          </table:table-cell>
          <table:table-cell office:value-type="float" office:value="71.7" table:style-name="ce10">
            <text:p>71.7</text:p>
          </table:table-cell>
          <table:table-cell office:value-type="string" table:style-name="ce10">
            <text:p>Bottom</text:p>
          </table:table-cell>
          <table:table-cell office:value-type="float" office:value="3" table:style-name="ce10">
            <text:p>3</text:p>
          </table:table-cell>
          <table:table-cell office:value-type="string" table:style-name="ce10">
            <text:p>767A006</text:p>
          </table:table-cell>
          <table:table-cell office:value-type="float" office:value="413346" table:style-name="ce10">
            <text:p>413346</text:p>
          </table:table-cell>
          <table:table-cell office:value-type="float" office:value="94" table:style-name="ce10">
            <text:p>94</text:p>
          </table:table-cell>
          <table:table-cell office:value-type="string" table:style-name="ce10">
            <text:p>45 50.4525</text:p>
          </table:table-cell>
          <table:table-cell office:value-type="string" table:style-name="ce10">
            <text:p>59 38.4498</text:p>
          </table:table-cell>
          <table:table-cell office:value-type="float" office:value="3.37" table:style-name="ce10">
            <text:p>3.37</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2</text:p>
          </table:table-cell>
          <table:table-cell office:value-type="date" office:date-value="2023-08-14T00:00:00" table:style-name="ce11">
            <text:p>2023-08-14</text:p>
          </table:table-cell>
          <table:table-cell office:value-type="time" office:time-value="PT9H14M0S" table:style-name="ce12">
            <text:p>09:14:00</text:p>
          </table:table-cell>
          <table:table-cell office:value-type="float" office:value="88.5" table:style-name="ce10">
            <text:p>88.5</text:p>
          </table:table-cell>
          <table:table-cell office:value-type="string" table:style-name="ce10">
            <text:p>Bottom</text:p>
          </table:table-cell>
          <table:table-cell office:value-type="float" office:value="1" table:style-name="ce10">
            <text:p>1</text:p>
          </table:table-cell>
          <table:table-cell office:value-type="string" table:style-name="ce10">
            <text:p>767A007</text:p>
          </table:table-cell>
          <table:table-cell office:value-type="float" office:value="413347" table:style-name="ce10">
            <text:p>413347</text:p>
          </table:table-cell>
          <table:table-cell office:value-type="float" office:value="95" table:style-name="ce10">
            <text:p>95</text:p>
          </table:table-cell>
          <table:table-cell office:value-type="string" table:style-name="ce10">
            <text:p>45 49.6379</text:p>
          </table:table-cell>
          <table:table-cell office:value-type="string" table:style-name="ce10">
            <text:p>59 37.43</text:p>
          </table:table-cell>
          <table:table-cell office:value-type="float" office:value="3.25" table:style-name="ce10">
            <text:p>3.25</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2</text:p>
          </table:table-cell>
          <table:table-cell office:value-type="date" office:date-value="2023-08-14T00:00:00" table:style-name="ce11">
            <text:p>2023-08-14</text:p>
          </table:table-cell>
          <table:table-cell office:value-type="time" office:time-value="PT9H14M0S" table:style-name="ce12">
            <text:p>09:14:00</text:p>
          </table:table-cell>
          <table:table-cell office:value-type="float" office:value="88.5" table:style-name="ce10">
            <text:p>88.5</text:p>
          </table:table-cell>
          <table:table-cell office:value-type="string" table:style-name="ce10">
            <text:p>Bottom</text:p>
          </table:table-cell>
          <table:table-cell office:value-type="float" office:value="2" table:style-name="ce10">
            <text:p>2</text:p>
          </table:table-cell>
          <table:table-cell office:value-type="string" table:style-name="ce10">
            <text:p>767A007</text:p>
          </table:table-cell>
          <table:table-cell office:value-type="float" office:value="413348" table:style-name="ce10">
            <text:p>413348</text:p>
          </table:table-cell>
          <table:table-cell office:value-type="float" office:value="96" table:style-name="ce10">
            <text:p>96</text:p>
          </table:table-cell>
          <table:table-cell office:value-type="string" table:style-name="ce10">
            <text:p>45 49.6379</text:p>
          </table:table-cell>
          <table:table-cell office:value-type="string" table:style-name="ce10">
            <text:p>59 37.43</text:p>
          </table:table-cell>
          <table:table-cell office:value-type="float" office:value="3.2" table:style-name="ce10">
            <text:p>3.2</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2</text:p>
          </table:table-cell>
          <table:table-cell office:value-type="date" office:date-value="2023-08-14T00:00:00" table:style-name="ce11">
            <text:p>2023-08-14</text:p>
          </table:table-cell>
          <table:table-cell office:value-type="time" office:time-value="PT9H14M0S" table:style-name="ce12">
            <text:p>09:14:00</text:p>
          </table:table-cell>
          <table:table-cell office:value-type="float" office:value="88.5" table:style-name="ce10">
            <text:p>88.5</text:p>
          </table:table-cell>
          <table:table-cell office:value-type="string" table:style-name="ce10">
            <text:p>Bottom</text:p>
          </table:table-cell>
          <table:table-cell office:value-type="float" office:value="3" table:style-name="ce10">
            <text:p>3</text:p>
          </table:table-cell>
          <table:table-cell office:value-type="string" table:style-name="ce10">
            <text:p>767A007</text:p>
          </table:table-cell>
          <table:table-cell office:value-type="float" office:value="413349" table:style-name="ce10">
            <text:p>413349</text:p>
          </table:table-cell>
          <table:table-cell office:value-type="float" office:value="97" table:style-name="ce10">
            <text:p>97</text:p>
          </table:table-cell>
          <table:table-cell office:value-type="string" table:style-name="ce10">
            <text:p>45 49.6379</text:p>
          </table:table-cell>
          <table:table-cell office:value-type="string" table:style-name="ce10">
            <text:p>59 37.43</text:p>
          </table:table-cell>
          <table:table-cell office:value-type="float" office:value="3.25" table:style-name="ce10">
            <text:p>3.25</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3</text:p>
          </table:table-cell>
          <table:table-cell office:value-type="date" office:date-value="2023-08-14T00:00:00" table:style-name="ce11">
            <text:p>2023-08-14</text:p>
          </table:table-cell>
          <table:table-cell office:value-type="time" office:time-value="PT9H52M0S" table:style-name="ce12">
            <text:p>09:52:00</text:p>
          </table:table-cell>
          <table:table-cell office:value-type="float" office:value="85.6" table:style-name="ce10">
            <text:p>85.6</text:p>
          </table:table-cell>
          <table:table-cell office:value-type="string" table:style-name="ce10">
            <text:p>Bottom</text:p>
          </table:table-cell>
          <table:table-cell office:value-type="float" office:value="1" table:style-name="ce10">
            <text:p>1</text:p>
          </table:table-cell>
          <table:table-cell office:value-type="string" table:style-name="ce10">
            <text:p>767A008</text:p>
          </table:table-cell>
          <table:table-cell office:value-type="float" office:value="413350" table:style-name="ce10">
            <text:p>413350</text:p>
          </table:table-cell>
          <table:table-cell office:value-type="float" office:value="98" table:style-name="ce10">
            <text:p>98</text:p>
          </table:table-cell>
          <table:table-cell office:value-type="string" table:style-name="ce10">
            <text:p>45 49.9426</text:p>
          </table:table-cell>
          <table:table-cell office:value-type="string" table:style-name="ce10">
            <text:p>59 35.065</text:p>
          </table:table-cell>
          <table:table-cell office:value-type="float" office:value="3.25" table:style-name="ce10">
            <text:p>3.25</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3</text:p>
          </table:table-cell>
          <table:table-cell office:value-type="date" office:date-value="2023-08-14T00:00:00" table:style-name="ce11">
            <text:p>2023-08-14</text:p>
          </table:table-cell>
          <table:table-cell office:value-type="time" office:time-value="PT9H52M0S" table:style-name="ce12">
            <text:p>09:52:00</text:p>
          </table:table-cell>
          <table:table-cell office:value-type="float" office:value="85.6" table:style-name="ce10">
            <text:p>85.6</text:p>
          </table:table-cell>
          <table:table-cell office:value-type="string" table:style-name="ce10">
            <text:p>Bottom</text:p>
          </table:table-cell>
          <table:table-cell office:value-type="float" office:value="2" table:style-name="ce10">
            <text:p>2</text:p>
          </table:table-cell>
          <table:table-cell office:value-type="string" table:style-name="ce10">
            <text:p>767A008</text:p>
          </table:table-cell>
          <table:table-cell office:value-type="float" office:value="413351" table:style-name="ce10">
            <text:p>413351</text:p>
          </table:table-cell>
          <table:table-cell office:value-type="float" office:value="99" table:style-name="ce10">
            <text:p>99</text:p>
          </table:table-cell>
          <table:table-cell office:value-type="string" table:style-name="ce10">
            <text:p>45 49.9426</text:p>
          </table:table-cell>
          <table:table-cell office:value-type="string" table:style-name="ce10">
            <text:p>59 35.065</text:p>
          </table:table-cell>
          <table:table-cell office:value-type="float" office:value="3.18" table:style-name="ce10">
            <text:p>3.18</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3</text:p>
          </table:table-cell>
          <table:table-cell office:value-type="date" office:date-value="2023-08-14T00:00:00" table:style-name="ce11">
            <text:p>2023-08-14</text:p>
          </table:table-cell>
          <table:table-cell office:value-type="time" office:time-value="PT9H52M0S" table:style-name="ce12">
            <text:p>09:52:00</text:p>
          </table:table-cell>
          <table:table-cell office:value-type="float" office:value="85.6" table:style-name="ce10">
            <text:p>85.6</text:p>
          </table:table-cell>
          <table:table-cell office:value-type="string" table:style-name="ce10">
            <text:p>Bottom</text:p>
          </table:table-cell>
          <table:table-cell office:value-type="float" office:value="3" table:style-name="ce10">
            <text:p>3</text:p>
          </table:table-cell>
          <table:table-cell office:value-type="string" table:style-name="ce10">
            <text:p>767A008</text:p>
          </table:table-cell>
          <table:table-cell office:value-type="float" office:value="413352" table:style-name="ce10">
            <text:p>413352</text:p>
          </table:table-cell>
          <table:table-cell office:value-type="float" office:value="100" table:style-name="ce10">
            <text:p>100</text:p>
          </table:table-cell>
          <table:table-cell office:value-type="string" table:style-name="ce10">
            <text:p>45 49.9426</text:p>
          </table:table-cell>
          <table:table-cell office:value-type="string" table:style-name="ce10">
            <text:p>59 35.065</text:p>
          </table:table-cell>
          <table:table-cell office:value-type="float" office:value="3.2" table:style-name="ce10">
            <text:p>3.2</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4</text:p>
          </table:table-cell>
          <table:table-cell office:value-type="date" office:date-value="2023-08-14T00:00:00" table:style-name="ce11">
            <text:p>2023-08-14</text:p>
          </table:table-cell>
          <table:table-cell office:value-type="time" office:time-value="PT10H24M0S" table:style-name="ce12">
            <text:p>10:24:00</text:p>
          </table:table-cell>
          <table:table-cell office:value-type="float" office:value="89.5" table:style-name="ce10">
            <text:p>89.5</text:p>
          </table:table-cell>
          <table:table-cell office:value-type="string" table:style-name="ce10">
            <text:p>Bottom</text:p>
          </table:table-cell>
          <table:table-cell office:value-type="float" office:value="1" table:style-name="ce10">
            <text:p>1</text:p>
          </table:table-cell>
          <table:table-cell office:value-type="string" table:style-name="ce10">
            <text:p>767A009</text:p>
          </table:table-cell>
          <table:table-cell office:value-type="float" office:value="413353" table:style-name="ce10">
            <text:p>413353</text:p>
          </table:table-cell>
          <table:table-cell office:value-type="float" office:value="101" table:style-name="ce10">
            <text:p>101</text:p>
          </table:table-cell>
          <table:table-cell office:value-type="string" table:style-name="ce10">
            <text:p>45 50.105</text:p>
          </table:table-cell>
          <table:table-cell office:value-type="string" table:style-name="ce10">
            <text:p>59 32.5089</text:p>
          </table:table-cell>
          <table:table-cell office:value-type="float" office:value="3.2" table:style-name="ce10">
            <text:p>3.2</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4</text:p>
          </table:table-cell>
          <table:table-cell office:value-type="date" office:date-value="2023-08-14T00:00:00" table:style-name="ce11">
            <text:p>2023-08-14</text:p>
          </table:table-cell>
          <table:table-cell office:value-type="time" office:time-value="PT10H24M0S" table:style-name="ce12">
            <text:p>10:24:00</text:p>
          </table:table-cell>
          <table:table-cell office:value-type="float" office:value="89.5" table:style-name="ce10">
            <text:p>89.5</text:p>
          </table:table-cell>
          <table:table-cell office:value-type="string" table:style-name="ce10">
            <text:p>Bottom</text:p>
          </table:table-cell>
          <table:table-cell office:value-type="float" office:value="2" table:style-name="ce10">
            <text:p>2</text:p>
          </table:table-cell>
          <table:table-cell office:value-type="string" table:style-name="ce10">
            <text:p>767A009</text:p>
          </table:table-cell>
          <table:table-cell office:value-type="float" office:value="413354" table:style-name="ce10">
            <text:p>413354</text:p>
          </table:table-cell>
          <table:table-cell office:value-type="float" office:value="102" table:style-name="ce10">
            <text:p>102</text:p>
          </table:table-cell>
          <table:table-cell office:value-type="string" table:style-name="ce10">
            <text:p>45 50.105</text:p>
          </table:table-cell>
          <table:table-cell office:value-type="string" table:style-name="ce10">
            <text:p>59 32.5089</text:p>
          </table:table-cell>
          <table:table-cell office:value-type="float" office:value="3.16" table:style-name="ce10">
            <text:p>3.16</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4</text:p>
          </table:table-cell>
          <table:table-cell office:value-type="date" office:date-value="2023-08-14T00:00:00" table:style-name="ce11">
            <text:p>2023-08-14</text:p>
          </table:table-cell>
          <table:table-cell office:value-type="time" office:time-value="PT10H24M0S" table:style-name="ce12">
            <text:p>10:24:00</text:p>
          </table:table-cell>
          <table:table-cell office:value-type="float" office:value="89.5" table:style-name="ce10">
            <text:p>89.5</text:p>
          </table:table-cell>
          <table:table-cell office:value-type="string" table:style-name="ce10">
            <text:p>Bottom</text:p>
          </table:table-cell>
          <table:table-cell office:value-type="float" office:value="3" table:style-name="ce10">
            <text:p>3</text:p>
          </table:table-cell>
          <table:table-cell office:value-type="string" table:style-name="ce10">
            <text:p>767A009</text:p>
          </table:table-cell>
          <table:table-cell office:value-type="float" office:value="413355" table:style-name="ce10">
            <text:p>413355</text:p>
          </table:table-cell>
          <table:table-cell office:value-type="float" office:value="103" table:style-name="ce10">
            <text:p>103</text:p>
          </table:table-cell>
          <table:table-cell office:value-type="string" table:style-name="ce10">
            <text:p>45 50.105</text:p>
          </table:table-cell>
          <table:table-cell office:value-type="string" table:style-name="ce10">
            <text:p>59 32.5089</text:p>
          </table:table-cell>
          <table:table-cell office:value-type="float" office:value="3.22" table:style-name="ce10">
            <text:p>3.22</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5</text:p>
          </table:table-cell>
          <table:table-cell office:value-type="date" office:date-value="2023-08-14T00:00:00" table:style-name="ce11">
            <text:p>2023-08-14</text:p>
          </table:table-cell>
          <table:table-cell office:value-type="time" office:time-value="PT10H59M0S" table:style-name="ce12">
            <text:p>10:59:00</text:p>
          </table:table-cell>
          <table:table-cell office:value-type="float" office:value="79.7" table:style-name="ce10">
            <text:p>79.7</text:p>
          </table:table-cell>
          <table:table-cell office:value-type="string" table:style-name="ce10">
            <text:p>Bottom</text:p>
          </table:table-cell>
          <table:table-cell office:value-type="float" office:value="1" table:style-name="ce10">
            <text:p>1</text:p>
          </table:table-cell>
          <table:table-cell office:value-type="string" table:style-name="ce10">
            <text:p>767A010</text:p>
          </table:table-cell>
          <table:table-cell office:value-type="float" office:value="413356" table:style-name="ce10">
            <text:p>413356</text:p>
          </table:table-cell>
          <table:table-cell office:value-type="float" office:value="104" table:style-name="ce10">
            <text:p>104</text:p>
          </table:table-cell>
          <table:table-cell office:value-type="string" table:style-name="ce10">
            <text:p>45 50.8110</text:p>
          </table:table-cell>
          <table:table-cell office:value-type="string" table:style-name="ce10">
            <text:p>59 31.4227</text:p>
          </table:table-cell>
          <table:table-cell office:value-type="float" office:value="3.19" table:style-name="ce10">
            <text:p>3.19</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5</text:p>
          </table:table-cell>
          <table:table-cell office:value-type="date" office:date-value="2023-08-14T00:00:00" table:style-name="ce11">
            <text:p>2023-08-14</text:p>
          </table:table-cell>
          <table:table-cell office:value-type="time" office:time-value="PT10H59M0S" table:style-name="ce12">
            <text:p>10:59:00</text:p>
          </table:table-cell>
          <table:table-cell office:value-type="float" office:value="79.7" table:style-name="ce10">
            <text:p>79.7</text:p>
          </table:table-cell>
          <table:table-cell office:value-type="string" table:style-name="ce10">
            <text:p>Bottom</text:p>
          </table:table-cell>
          <table:table-cell office:value-type="float" office:value="2" table:style-name="ce10">
            <text:p>2</text:p>
          </table:table-cell>
          <table:table-cell office:value-type="string" table:style-name="ce10">
            <text:p>767A010</text:p>
          </table:table-cell>
          <table:table-cell office:value-type="float" office:value="413357" table:style-name="ce10">
            <text:p>413357</text:p>
          </table:table-cell>
          <table:table-cell office:value-type="float" office:value="105" table:style-name="ce10">
            <text:p>105</text:p>
          </table:table-cell>
          <table:table-cell office:value-type="string" table:style-name="ce10">
            <text:p>45 50.8110</text:p>
          </table:table-cell>
          <table:table-cell office:value-type="string" table:style-name="ce10">
            <text:p>59 31.4227</text:p>
          </table:table-cell>
          <table:table-cell office:value-type="float" office:value="3.31" table:style-name="ce10">
            <text:p>3.31</text:p>
          </table:table-cell>
          <table:table-cell office:value-type="string" table:style-name="ce10">
            <text:p>Western Cluster 1</text:p>
          </table:table-cell>
          <table:table-cell office:value-type="string" table:style-name="ce10">
            <text:p>NA</text:p>
          </table:table-cell>
          <table:table-cell table:style-name="ce14"/>
          <table:table-cell office:value-type="string" table:style-name="ce14">
            <text:p>Minus 8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05</text:p>
          </table:table-cell>
          <table:table-cell office:value-type="date" office:date-value="2023-08-14T00:00:00" table:style-name="ce11">
            <text:p>2023-08-14</text:p>
          </table:table-cell>
          <table:table-cell office:value-type="time" office:time-value="PT10H59M0S" table:style-name="ce12">
            <text:p>10:59:00</text:p>
          </table:table-cell>
          <table:table-cell office:value-type="float" office:value="79.7" table:style-name="ce10">
            <text:p>79.7</text:p>
          </table:table-cell>
          <table:table-cell office:value-type="string" table:style-name="ce10">
            <text:p>Bottom</text:p>
          </table:table-cell>
          <table:table-cell office:value-type="float" office:value="3" table:style-name="ce10">
            <text:p>3</text:p>
          </table:table-cell>
          <table:table-cell office:value-type="string" table:style-name="ce10">
            <text:p>767A010</text:p>
          </table:table-cell>
          <table:table-cell office:value-type="float" office:value="413358" table:style-name="ce10">
            <text:p>413358</text:p>
          </table:table-cell>
          <table:table-cell office:value-type="float" office:value="106" table:style-name="ce10">
            <text:p>106</text:p>
          </table:table-cell>
          <table:table-cell office:value-type="string" table:style-name="ce10">
            <text:p>45 50.8110</text:p>
          </table:table-cell>
          <table:table-cell office:value-type="string" table:style-name="ce10">
            <text:p>59 31.4227</text:p>
          </table:table-cell>
          <table:table-cell office:value-type="float" office:value="3.19" table:style-name="ce10">
            <text:p>3.19</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6</text:p>
          </table:table-cell>
          <table:table-cell office:value-type="date" office:date-value="2023-08-14T00:00:00" table:style-name="ce11">
            <text:p>2023-08-14</text:p>
          </table:table-cell>
          <table:table-cell office:value-type="time" office:time-value="PT11H28M0S" table:style-name="ce12">
            <text:p>11:28:00</text:p>
          </table:table-cell>
          <table:table-cell office:value-type="float" office:value="81.400000000000006" table:style-name="ce10">
            <text:p>81.4</text:p>
          </table:table-cell>
          <table:table-cell office:value-type="string" table:style-name="ce10">
            <text:p>Bottom</text:p>
          </table:table-cell>
          <table:table-cell office:value-type="float" office:value="1" table:style-name="ce10">
            <text:p>1</text:p>
          </table:table-cell>
          <table:table-cell office:value-type="string" table:style-name="ce10">
            <text:p>767A011</text:p>
          </table:table-cell>
          <table:table-cell office:value-type="float" office:value="413359" table:style-name="ce10">
            <text:p>413359</text:p>
          </table:table-cell>
          <table:table-cell office:value-type="float" office:value="107" table:style-name="ce10">
            <text:p>107</text:p>
          </table:table-cell>
          <table:table-cell office:value-type="string" table:style-name="ce10">
            <text:p>45 50.7688</text:p>
          </table:table-cell>
          <table:table-cell office:value-type="string" table:style-name="ce10">
            <text:p>59 30.2918</text:p>
          </table:table-cell>
          <table:table-cell office:value-type="float" office:value="3.17" table:style-name="ce10">
            <text:p>3.17</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6</text:p>
          </table:table-cell>
          <table:table-cell office:value-type="date" office:date-value="2023-08-14T00:00:00" table:style-name="ce11">
            <text:p>2023-08-14</text:p>
          </table:table-cell>
          <table:table-cell office:value-type="time" office:time-value="PT11H28M0S" table:style-name="ce12">
            <text:p>11:28:00</text:p>
          </table:table-cell>
          <table:table-cell office:value-type="float" office:value="81.400000000000006" table:style-name="ce10">
            <text:p>81.4</text:p>
          </table:table-cell>
          <table:table-cell office:value-type="string" table:style-name="ce10">
            <text:p>Bottom</text:p>
          </table:table-cell>
          <table:table-cell office:value-type="float" office:value="2" table:style-name="ce10">
            <text:p>2</text:p>
          </table:table-cell>
          <table:table-cell office:value-type="string" table:style-name="ce10">
            <text:p>767A011</text:p>
          </table:table-cell>
          <table:table-cell office:value-type="float" office:value="413360" table:style-name="ce10">
            <text:p>413360</text:p>
          </table:table-cell>
          <table:table-cell office:value-type="float" office:value="108" table:style-name="ce10">
            <text:p>108</text:p>
          </table:table-cell>
          <table:table-cell office:value-type="string" table:style-name="ce10">
            <text:p>45 50.7688</text:p>
          </table:table-cell>
          <table:table-cell office:value-type="string" table:style-name="ce10">
            <text:p>59 30.2918</text:p>
          </table:table-cell>
          <table:table-cell office:value-type="float" office:value="3.22" table:style-name="ce10">
            <text:p>3.22</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6</text:p>
          </table:table-cell>
          <table:table-cell office:value-type="date" office:date-value="2023-08-14T00:00:00" table:style-name="ce11">
            <text:p>2023-08-14</text:p>
          </table:table-cell>
          <table:table-cell office:value-type="time" office:time-value="PT11H28M0S" table:style-name="ce12">
            <text:p>11:28:00</text:p>
          </table:table-cell>
          <table:table-cell office:value-type="float" office:value="81.400000000000006" table:style-name="ce10">
            <text:p>81.4</text:p>
          </table:table-cell>
          <table:table-cell office:value-type="string" table:style-name="ce10">
            <text:p>Bottom</text:p>
          </table:table-cell>
          <table:table-cell office:value-type="float" office:value="3" table:style-name="ce10">
            <text:p>3</text:p>
          </table:table-cell>
          <table:table-cell office:value-type="string" table:style-name="ce10">
            <text:p>767A011</text:p>
          </table:table-cell>
          <table:table-cell office:value-type="float" office:value="413361" table:style-name="ce10">
            <text:p>413361</text:p>
          </table:table-cell>
          <table:table-cell office:value-type="float" office:value="109" table:style-name="ce10">
            <text:p>109</text:p>
          </table:table-cell>
          <table:table-cell office:value-type="string" table:style-name="ce10">
            <text:p>45 50.7688</text:p>
          </table:table-cell>
          <table:table-cell office:value-type="string" table:style-name="ce10">
            <text:p>59 30.2918</text:p>
          </table:table-cell>
          <table:table-cell office:value-type="float" office:value="3.27" table:style-name="ce10">
            <text:p>3.27</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7</text:p>
          </table:table-cell>
          <table:table-cell office:value-type="date" office:date-value="2023-08-14T00:00:00" table:style-name="ce11">
            <text:p>2023-08-14</text:p>
          </table:table-cell>
          <table:table-cell office:value-type="time" office:time-value="PT12H0M0S" table:style-name="ce12">
            <text:p>12:00:00</text:p>
          </table:table-cell>
          <table:table-cell office:value-type="float" office:value="93.2" table:style-name="ce10">
            <text:p>93.2</text:p>
          </table:table-cell>
          <table:table-cell office:value-type="string" table:style-name="ce10">
            <text:p>Bottom</text:p>
          </table:table-cell>
          <table:table-cell office:value-type="float" office:value="1" table:style-name="ce10">
            <text:p>1</text:p>
          </table:table-cell>
          <table:table-cell office:value-type="string" table:style-name="ce10">
            <text:p>767A012</text:p>
          </table:table-cell>
          <table:table-cell office:value-type="float" office:value="413362" table:style-name="ce10">
            <text:p>413362</text:p>
          </table:table-cell>
          <table:table-cell office:value-type="float" office:value="110" table:style-name="ce10">
            <text:p>110</text:p>
          </table:table-cell>
          <table:table-cell office:value-type="string" table:style-name="ce10">
            <text:p>45 50.0759</text:p>
          </table:table-cell>
          <table:table-cell office:value-type="string" table:style-name="ce10">
            <text:p>59 29.4401</text:p>
          </table:table-cell>
          <table:table-cell office:value-type="float" office:value="3.21" table:style-name="ce10">
            <text:p>3.21</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7</text:p>
          </table:table-cell>
          <table:table-cell office:value-type="date" office:date-value="2023-08-14T00:00:00" table:style-name="ce11">
            <text:p>2023-08-14</text:p>
          </table:table-cell>
          <table:table-cell office:value-type="time" office:time-value="PT12H0M0S" table:style-name="ce12">
            <text:p>12:00:00</text:p>
          </table:table-cell>
          <table:table-cell office:value-type="float" office:value="93.2" table:style-name="ce10">
            <text:p>93.2</text:p>
          </table:table-cell>
          <table:table-cell office:value-type="string" table:style-name="ce10">
            <text:p>Bottom</text:p>
          </table:table-cell>
          <table:table-cell office:value-type="float" office:value="2" table:style-name="ce10">
            <text:p>2</text:p>
          </table:table-cell>
          <table:table-cell office:value-type="string" table:style-name="ce10">
            <text:p>767A012</text:p>
          </table:table-cell>
          <table:table-cell office:value-type="float" office:value="413363" table:style-name="ce10">
            <text:p>413363</text:p>
          </table:table-cell>
          <table:table-cell office:value-type="float" office:value="111" table:style-name="ce10">
            <text:p>111</text:p>
          </table:table-cell>
          <table:table-cell office:value-type="string" table:style-name="ce10">
            <text:p>45 50.0759</text:p>
          </table:table-cell>
          <table:table-cell office:value-type="string" table:style-name="ce10">
            <text:p>59 29.4401</text:p>
          </table:table-cell>
          <table:table-cell office:value-type="float" office:value="3.19" table:style-name="ce10">
            <text:p>3.19</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7</text:p>
          </table:table-cell>
          <table:table-cell office:value-type="date" office:date-value="2023-08-14T00:00:00" table:style-name="ce11">
            <text:p>2023-08-14</text:p>
          </table:table-cell>
          <table:table-cell office:value-type="time" office:time-value="PT12H0M0S" table:style-name="ce12">
            <text:p>12:00:00</text:p>
          </table:table-cell>
          <table:table-cell office:value-type="float" office:value="93.2" table:style-name="ce10">
            <text:p>93.2</text:p>
          </table:table-cell>
          <table:table-cell office:value-type="string" table:style-name="ce10">
            <text:p>Bottom</text:p>
          </table:table-cell>
          <table:table-cell office:value-type="float" office:value="3" table:style-name="ce10">
            <text:p>3</text:p>
          </table:table-cell>
          <table:table-cell office:value-type="string" table:style-name="ce10">
            <text:p>767A012</text:p>
          </table:table-cell>
          <table:table-cell office:value-type="float" office:value="413364" table:style-name="ce10">
            <text:p>413364</text:p>
          </table:table-cell>
          <table:table-cell office:value-type="float" office:value="112" table:style-name="ce10">
            <text:p>112</text:p>
          </table:table-cell>
          <table:table-cell office:value-type="string" table:style-name="ce10">
            <text:p>45 50.0759</text:p>
          </table:table-cell>
          <table:table-cell office:value-type="string" table:style-name="ce10">
            <text:p>59 29.4401</text:p>
          </table:table-cell>
          <table:table-cell office:value-type="float" office:value="3.2" table:style-name="ce10">
            <text:p>3.2</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8</text:p>
          </table:table-cell>
          <table:table-cell office:value-type="date" office:date-value="2023-08-14T00:00:00" table:style-name="ce11">
            <text:p>2023-08-14</text:p>
          </table:table-cell>
          <table:table-cell office:value-type="time" office:time-value="PT12H35M0S" table:style-name="ce12">
            <text:p>12:35:00</text:p>
          </table:table-cell>
          <table:table-cell office:value-type="float" office:value="110" table:style-name="ce10">
            <text:p>110</text:p>
          </table:table-cell>
          <table:table-cell office:value-type="string" table:style-name="ce10">
            <text:p>Bottom</text:p>
          </table:table-cell>
          <table:table-cell office:value-type="float" office:value="1" table:style-name="ce10">
            <text:p>1</text:p>
          </table:table-cell>
          <table:table-cell office:value-type="string" table:style-name="ce10">
            <text:p>767A013</text:p>
          </table:table-cell>
          <table:table-cell office:value-type="float" office:value="413365" table:style-name="ce10">
            <text:p>413365</text:p>
          </table:table-cell>
          <table:table-cell office:value-type="float" office:value="113" table:style-name="ce10">
            <text:p>113</text:p>
          </table:table-cell>
          <table:table-cell office:value-type="string" table:style-name="ce10">
            <text:p>45 49.5620</text:p>
          </table:table-cell>
          <table:table-cell office:value-type="string" table:style-name="ce10">
            <text:p>59 25.0054</text:p>
          </table:table-cell>
          <table:table-cell office:value-type="float" office:value="3.21" table:style-name="ce10">
            <text:p>3.21</text:p>
          </table:table-cell>
          <table:table-cell office:value-type="string" table:style-name="ce10">
            <text:p>Western Cluster 1</text:p>
          </table:table-cell>
          <table:table-cell office:value-type="string" table:style-name="ce10">
            <text:p>NA</text:p>
          </table:table-cell>
          <table:table-cell table:style-name="ce14"/>
          <table:table-cell office:value-type="string" table:style-name="ce14">
            <text:p>Minus 8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08</text:p>
          </table:table-cell>
          <table:table-cell office:value-type="date" office:date-value="2023-08-14T00:00:00" table:style-name="ce11">
            <text:p>2023-08-14</text:p>
          </table:table-cell>
          <table:table-cell office:value-type="time" office:time-value="PT12H35M0S" table:style-name="ce12">
            <text:p>12:35:00</text:p>
          </table:table-cell>
          <table:table-cell office:value-type="float" office:value="110" table:style-name="ce10">
            <text:p>110</text:p>
          </table:table-cell>
          <table:table-cell office:value-type="string" table:style-name="ce10">
            <text:p>Bottom</text:p>
          </table:table-cell>
          <table:table-cell office:value-type="float" office:value="2" table:style-name="ce10">
            <text:p>2</text:p>
          </table:table-cell>
          <table:table-cell office:value-type="string" table:style-name="ce10">
            <text:p>767A013</text:p>
          </table:table-cell>
          <table:table-cell office:value-type="float" office:value="413366" table:style-name="ce10">
            <text:p>413366</text:p>
          </table:table-cell>
          <table:table-cell office:value-type="float" office:value="114" table:style-name="ce10">
            <text:p>114</text:p>
          </table:table-cell>
          <table:table-cell office:value-type="string" table:style-name="ce10">
            <text:p>45 49.5620</text:p>
          </table:table-cell>
          <table:table-cell office:value-type="string" table:style-name="ce10">
            <text:p>59 25.0054</text:p>
          </table:table-cell>
          <table:table-cell office:value-type="float" office:value="3.23" table:style-name="ce10">
            <text:p>3.23</text:p>
          </table:table-cell>
          <table:table-cell office:value-type="string" table:style-name="ce10">
            <text:p>Western Cluster 1</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08</text:p>
          </table:table-cell>
          <table:table-cell office:value-type="date" office:date-value="2023-08-14T00:00:00" table:style-name="ce11">
            <text:p>2023-08-14</text:p>
          </table:table-cell>
          <table:table-cell office:value-type="time" office:time-value="PT12H35M0S" table:style-name="ce12">
            <text:p>12:35:00</text:p>
          </table:table-cell>
          <table:table-cell office:value-type="float" office:value="110" table:style-name="ce10">
            <text:p>110</text:p>
          </table:table-cell>
          <table:table-cell office:value-type="string" table:style-name="ce10">
            <text:p>Bottom</text:p>
          </table:table-cell>
          <table:table-cell office:value-type="float" office:value="3" table:style-name="ce10">
            <text:p>3</text:p>
          </table:table-cell>
          <table:table-cell office:value-type="string" table:style-name="ce10">
            <text:p>767A013</text:p>
          </table:table-cell>
          <table:table-cell office:value-type="float" office:value="413367" table:style-name="ce10">
            <text:p>413367</text:p>
          </table:table-cell>
          <table:table-cell office:value-type="float" office:value="115" table:style-name="ce10">
            <text:p>115</text:p>
          </table:table-cell>
          <table:table-cell office:value-type="string" table:style-name="ce10">
            <text:p>45 49.5620</text:p>
          </table:table-cell>
          <table:table-cell office:value-type="string" table:style-name="ce10">
            <text:p>59 25.0054</text:p>
          </table:table-cell>
          <table:table-cell office:value-type="float" office:value="3.29" table:style-name="ce10">
            <text:p>3.29</text:p>
          </table:table-cell>
          <table:table-cell office:value-type="string" table:style-name="ce10">
            <text:p>Western Cluster 1</text:p>
          </table:table-cell>
          <table:table-cell office:value-type="string" table:style-name="ce10">
            <text:p>NA</text:p>
          </table:table-cell>
          <table:table-cell table:number-columns-repeated="2" table:style-name="ce16"/>
          <table:table-cell table:style-name="ce17"/>
          <table:table-cell table:number-columns-repeated="16367"/>
        </table:table-row>
        <table:table-row table:style-name="ro1">
          <table:table-cell office:value-type="string" table:style-name="ce18">
            <text:p>BLANK</text:p>
          </table:table-cell>
          <table:table-cell office:value-type="date" office:date-value="2023-08-15T00:00:00" table:style-name="ce19">
            <text:p>2023-08-15</text:p>
          </table:table-cell>
          <table:table-cell office:value-type="time" office:time-value="PT11H11M0S" table:style-name="ce20">
            <text:p>11:11:00</text:p>
          </table:table-cell>
          <table:table-cell office:value-type="string" table:style-name="ce18">
            <text:p>NA</text:p>
          </table:table-cell>
          <table:table-cell office:value-type="string" table:style-name="ce18">
            <text:p>Bottom</text:p>
          </table:table-cell>
          <table:table-cell office:value-type="string" table:style-name="ce18">
            <text:p>NA</text:p>
          </table:table-cell>
          <table:table-cell office:value-type="string" table:style-name="ce18">
            <text:p>NA</text:p>
          </table:table-cell>
          <table:table-cell office:value-type="float" office:value="413368" table:style-name="ce18">
            <text:p>413368</text:p>
          </table:table-cell>
          <table:table-cell office:value-type="float" office:value="116" table:style-name="ce18">
            <text:p>116</text:p>
          </table:table-cell>
          <table:table-cell office:value-type="string" table:style-name="ce18">
            <text:p>NA</text:p>
          </table:table-cell>
          <table:table-cell office:value-type="string" table:style-name="ce18">
            <text:p>NA</text:p>
          </table:table-cell>
          <table:table-cell office:value-type="float" office:value="1.35" table:style-name="ce18">
            <text:p>1.35</text:p>
          </table:table-cell>
          <table:table-cell office:value-type="string" table:style-name="ce18">
            <text:p>Scatarie Bank</text:p>
          </table:table-cell>
          <table:table-cell office:value-type="string" table:style-name="ce18">
            <text:p>NA</text:p>
          </table:table-cell>
          <table:table-cell table:number-columns-repeated="2" table:style-name="ce14"/>
          <table:table-cell table:style-name="ce15"/>
          <table:table-cell table:number-columns-repeated="16367"/>
        </table:table-row>
        <table:table-row table:style-name="ro3">
          <table:table-cell office:value-type="string" table:style-name="ce10">
            <text:p>SAB_09</text:p>
          </table:table-cell>
          <table:table-cell office:value-type="date" office:date-value="2023-08-15T00:00:00" table:style-name="ce11">
            <text:p>2023-08-15</text:p>
          </table:table-cell>
          <table:table-cell office:value-type="time" office:time-value="PT11H13M0S" table:style-name="ce12">
            <text:p>11:13:00</text:p>
          </table:table-cell>
          <table:table-cell office:value-type="float" office:value="94.9" table:style-name="ce10">
            <text:p>94.9</text:p>
          </table:table-cell>
          <table:table-cell office:value-type="string" table:style-name="ce10">
            <text:p>Bottom</text:p>
          </table:table-cell>
          <table:table-cell office:value-type="float" office:value="1" table:style-name="ce10">
            <text:p>1</text:p>
          </table:table-cell>
          <table:table-cell office:value-type="string" table:style-name="ce10">
            <text:p>767A014</text:p>
          </table:table-cell>
          <table:table-cell office:value-type="float" office:value="413369" table:style-name="ce10">
            <text:p>413369</text:p>
          </table:table-cell>
          <table:table-cell office:value-type="float" office:value="117" table:style-name="ce10">
            <text:p>117</text:p>
          </table:table-cell>
          <table:table-cell office:value-type="string" table:style-name="ce10">
            <text:p>45 56.5702</text:p>
          </table:table-cell>
          <table:table-cell office:value-type="string" table:style-name="ce10">
            <text:p>59 18.9510</text:p>
          </table:table-cell>
          <table:table-cell office:value-type="float" office:value="3.19" table:style-name="ce10">
            <text:p>3.19</text:p>
          </table:table-cell>
          <table:table-cell office:value-type="string" table:style-name="ce10">
            <text:p>Scatarie Bank</text:p>
          </table:table-cell>
          <table:table-cell office:value-type="string" table:style-name="ce10">
            <text:p>CAM22_e</text:p>
          </table:table-cell>
          <table:table-cell office:value-type="string" table:style-name="ce14">
            <text:p>CTD cast was started but we weren’t on station, so we pulled up, stopped the CTD and then went to station. There will be an extra cast ont he CTD here that is not needed</text:p>
          </table:table-cell>
          <table:table-cell table:style-name="ce14"/>
          <table:table-cell table:style-name="ce15"/>
          <table:table-cell table:number-columns-repeated="16367"/>
        </table:table-row>
        <table:table-row table:style-name="ro2">
          <table:table-cell office:value-type="string" table:style-name="ce10">
            <text:p>SAB_09</text:p>
          </table:table-cell>
          <table:table-cell office:value-type="date" office:date-value="2023-08-15T00:00:00" table:style-name="ce11">
            <text:p>2023-08-15</text:p>
          </table:table-cell>
          <table:table-cell office:value-type="time" office:time-value="PT11H13M0S" table:style-name="ce12">
            <text:p>11:13:00</text:p>
          </table:table-cell>
          <table:table-cell office:value-type="float" office:value="94.9" table:style-name="ce10">
            <text:p>94.9</text:p>
          </table:table-cell>
          <table:table-cell office:value-type="string" table:style-name="ce10">
            <text:p>Bottom</text:p>
          </table:table-cell>
          <table:table-cell office:value-type="float" office:value="2" table:style-name="ce10">
            <text:p>2</text:p>
          </table:table-cell>
          <table:table-cell office:value-type="string" table:style-name="ce10">
            <text:p>767A014</text:p>
          </table:table-cell>
          <table:table-cell office:value-type="float" office:value="413370" table:style-name="ce10">
            <text:p>413370</text:p>
          </table:table-cell>
          <table:table-cell office:value-type="float" office:value="118" table:style-name="ce10">
            <text:p>118</text:p>
          </table:table-cell>
          <table:table-cell office:value-type="string" table:style-name="ce10">
            <text:p>45 56.5702</text:p>
          </table:table-cell>
          <table:table-cell office:value-type="string" table:style-name="ce10">
            <text:p>59 18.9510</text:p>
          </table:table-cell>
          <table:table-cell office:value-type="float" office:value="3.19" table:style-name="ce10">
            <text:p>3.19</text:p>
          </table:table-cell>
          <table:table-cell office:value-type="string" table:style-name="ce10">
            <text:p>Scatarie Bank</text:p>
          </table:table-cell>
          <table:table-cell office:value-type="string" table:style-name="ce10">
            <text:p>CAM22_e</text:p>
          </table:table-cell>
          <table:table-cell office:value-type="string" table:style-name="ce14">
            <text:p>Fluctuating in depth and there is a bit of warp, CTD likely off bottom.</text:p>
          </table:table-cell>
          <table:table-cell table:style-name="ce14"/>
          <table:table-cell table:style-name="ce15"/>
          <table:table-cell table:number-columns-repeated="16367"/>
        </table:table-row>
        <table:table-row table:style-name="ro1">
          <table:table-cell office:value-type="string" table:style-name="ce10">
            <text:p>SAB_09</text:p>
          </table:table-cell>
          <table:table-cell office:value-type="date" office:date-value="2023-08-15T00:00:00" table:style-name="ce11">
            <text:p>2023-08-15</text:p>
          </table:table-cell>
          <table:table-cell office:value-type="time" office:time-value="PT11H13M0S" table:style-name="ce12">
            <text:p>11:13:00</text:p>
          </table:table-cell>
          <table:table-cell office:value-type="float" office:value="94.9" table:style-name="ce10">
            <text:p>94.9</text:p>
          </table:table-cell>
          <table:table-cell office:value-type="string" table:style-name="ce10">
            <text:p>Bottom</text:p>
          </table:table-cell>
          <table:table-cell office:value-type="float" office:value="3" table:style-name="ce10">
            <text:p>3</text:p>
          </table:table-cell>
          <table:table-cell office:value-type="string" table:style-name="ce10">
            <text:p>767A014</text:p>
          </table:table-cell>
          <table:table-cell office:value-type="float" office:value="413371" table:style-name="ce10">
            <text:p>413371</text:p>
          </table:table-cell>
          <table:table-cell office:value-type="float" office:value="119" table:style-name="ce10">
            <text:p>119</text:p>
          </table:table-cell>
          <table:table-cell office:value-type="string" table:style-name="ce10">
            <text:p>45 56.5702</text:p>
          </table:table-cell>
          <table:table-cell office:value-type="string" table:style-name="ce10">
            <text:p>59 18.9510</text:p>
          </table:table-cell>
          <table:table-cell office:value-type="float" office:value="3.31" table:style-name="ce10">
            <text:p>3.31</text:p>
          </table:table-cell>
          <table:table-cell office:value-type="string" table:style-name="ce10">
            <text:p>Scatarie Bank</text:p>
          </table:table-cell>
          <table:table-cell office:value-type="string" table:style-name="ce10">
            <text:p>CAM22_e</text:p>
          </table:table-cell>
          <table:table-cell office:value-type="string" table:style-name="ce14">
            <text:p>lots of topography at this location</text:p>
          </table:table-cell>
          <table:table-cell table:style-name="ce14"/>
          <table:table-cell table:style-name="ce15"/>
          <table:table-cell table:number-columns-repeated="16367"/>
        </table:table-row>
        <table:table-row table:style-name="ro1">
          <table:table-cell office:value-type="string" table:style-name="ce10">
            <text:p>SAB_10</text:p>
          </table:table-cell>
          <table:table-cell office:value-type="date" office:date-value="2023-08-15T00:00:00" table:style-name="ce11">
            <text:p>2023-08-15</text:p>
          </table:table-cell>
          <table:table-cell office:value-type="time" office:time-value="PT12H59M0S" table:style-name="ce12">
            <text:p>12:59:00</text:p>
          </table:table-cell>
          <table:table-cell office:value-type="float" office:value="41.7" table:style-name="ce10">
            <text:p>41.7</text:p>
          </table:table-cell>
          <table:table-cell office:value-type="string" table:style-name="ce10">
            <text:p>Bottom</text:p>
          </table:table-cell>
          <table:table-cell office:value-type="float" office:value="1" table:style-name="ce10">
            <text:p>1</text:p>
          </table:table-cell>
          <table:table-cell office:value-type="string" table:style-name="ce10">
            <text:p>767A015</text:p>
          </table:table-cell>
          <table:table-cell office:value-type="float" office:value="413372" table:style-name="ce10">
            <text:p>413372</text:p>
          </table:table-cell>
          <table:table-cell office:value-type="float" office:value="120" table:style-name="ce10">
            <text:p>120</text:p>
          </table:table-cell>
          <table:table-cell office:value-type="string" table:style-name="ce10">
            <text:p>45 57.8584</text:p>
          </table:table-cell>
          <table:table-cell office:value-type="string" table:style-name="ce10">
            <text:p>59 15.1750</text:p>
          </table:table-cell>
          <table:table-cell office:value-type="float" office:value="3.22" table:style-name="ce10">
            <text:p>3.22</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0</text:p>
          </table:table-cell>
          <table:table-cell office:value-type="date" office:date-value="2023-08-15T00:00:00" table:style-name="ce11">
            <text:p>2023-08-15</text:p>
          </table:table-cell>
          <table:table-cell office:value-type="time" office:time-value="PT12H59M0S" table:style-name="ce12">
            <text:p>12:59:00</text:p>
          </table:table-cell>
          <table:table-cell office:value-type="float" office:value="41.7" table:style-name="ce10">
            <text:p>41.7</text:p>
          </table:table-cell>
          <table:table-cell office:value-type="string" table:style-name="ce10">
            <text:p>Bottom</text:p>
          </table:table-cell>
          <table:table-cell office:value-type="float" office:value="2" table:style-name="ce10">
            <text:p>2</text:p>
          </table:table-cell>
          <table:table-cell office:value-type="string" table:style-name="ce10">
            <text:p>767A015</text:p>
          </table:table-cell>
          <table:table-cell office:value-type="float" office:value="413373" table:style-name="ce10">
            <text:p>413373</text:p>
          </table:table-cell>
          <table:table-cell office:value-type="float" office:value="121" table:style-name="ce10">
            <text:p>121</text:p>
          </table:table-cell>
          <table:table-cell office:value-type="string" table:style-name="ce10">
            <text:p>45 57.8584</text:p>
          </table:table-cell>
          <table:table-cell office:value-type="string" table:style-name="ce10">
            <text:p>59 15.1750</text:p>
          </table:table-cell>
          <table:table-cell office:value-type="float" office:value="3.18" table:style-name="ce10">
            <text:p>3.18</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0</text:p>
          </table:table-cell>
          <table:table-cell office:value-type="date" office:date-value="2023-08-15T00:00:00" table:style-name="ce11">
            <text:p>2023-08-15</text:p>
          </table:table-cell>
          <table:table-cell office:value-type="time" office:time-value="PT12H59M0S" table:style-name="ce12">
            <text:p>12:59:00</text:p>
          </table:table-cell>
          <table:table-cell office:value-type="float" office:value="41.7" table:style-name="ce10">
            <text:p>41.7</text:p>
          </table:table-cell>
          <table:table-cell office:value-type="string" table:style-name="ce10">
            <text:p>Bottom</text:p>
          </table:table-cell>
          <table:table-cell office:value-type="float" office:value="3" table:style-name="ce10">
            <text:p>3</text:p>
          </table:table-cell>
          <table:table-cell office:value-type="string" table:style-name="ce10">
            <text:p>767A015</text:p>
          </table:table-cell>
          <table:table-cell office:value-type="float" office:value="413374" table:style-name="ce10">
            <text:p>413374</text:p>
          </table:table-cell>
          <table:table-cell office:value-type="float" office:value="122" table:style-name="ce10">
            <text:p>122</text:p>
          </table:table-cell>
          <table:table-cell office:value-type="string" table:style-name="ce10">
            <text:p>45 57.8584</text:p>
          </table:table-cell>
          <table:table-cell office:value-type="string" table:style-name="ce10">
            <text:p>59 15.1750</text:p>
          </table:table-cell>
          <table:table-cell office:value-type="float" office:value="3.18" table:style-name="ce10">
            <text:p>3.18</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1</text:p>
          </table:table-cell>
          <table:table-cell office:value-type="date" office:date-value="2023-08-15T00:00:00" table:style-name="ce11">
            <text:p>2023-08-15</text:p>
          </table:table-cell>
          <table:table-cell office:value-type="time" office:time-value="PT13H46M0S" table:style-name="ce12">
            <text:p>13:46:00</text:p>
          </table:table-cell>
          <table:table-cell office:value-type="float" office:value="30.9" table:style-name="ce10">
            <text:p>30.9</text:p>
          </table:table-cell>
          <table:table-cell office:value-type="string" table:style-name="ce10">
            <text:p>Bottom</text:p>
          </table:table-cell>
          <table:table-cell office:value-type="float" office:value="1" table:style-name="ce10">
            <text:p>1</text:p>
          </table:table-cell>
          <table:table-cell office:value-type="string" table:style-name="ce10">
            <text:p>767A016</text:p>
          </table:table-cell>
          <table:table-cell office:value-type="float" office:value="413375" table:style-name="ce10">
            <text:p>413375</text:p>
          </table:table-cell>
          <table:table-cell office:value-type="float" office:value="123" table:style-name="ce10">
            <text:p>123</text:p>
          </table:table-cell>
          <table:table-cell office:value-type="string" table:style-name="ce10">
            <text:p>45 58.9943</text:p>
          </table:table-cell>
          <table:table-cell office:value-type="string" table:style-name="ce10">
            <text:p>59 13.8738</text:p>
          </table:table-cell>
          <table:table-cell office:value-type="float" office:value="3.23" table:style-name="ce10">
            <text:p>3.23</text:p>
          </table:table-cell>
          <table:table-cell office:value-type="string" table:style-name="ce10">
            <text:p>Scatarie Bank</text:p>
          </table:table-cell>
          <table:table-cell office:value-type="string" table:style-name="ce10">
            <text:p>NA</text:p>
          </table:table-cell>
          <table:table-cell table:style-name="ce14"/>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1</text:p>
          </table:table-cell>
          <table:table-cell office:value-type="date" office:date-value="2023-08-15T00:00:00" table:style-name="ce11">
            <text:p>2023-08-15</text:p>
          </table:table-cell>
          <table:table-cell office:value-type="time" office:time-value="PT13H46M0S" table:style-name="ce12">
            <text:p>13:46:00</text:p>
          </table:table-cell>
          <table:table-cell office:value-type="float" office:value="30.9" table:style-name="ce10">
            <text:p>30.9</text:p>
          </table:table-cell>
          <table:table-cell office:value-type="string" table:style-name="ce10">
            <text:p>Bottom</text:p>
          </table:table-cell>
          <table:table-cell office:value-type="float" office:value="2" table:style-name="ce10">
            <text:p>2</text:p>
          </table:table-cell>
          <table:table-cell office:value-type="string" table:style-name="ce10">
            <text:p>767A016</text:p>
          </table:table-cell>
          <table:table-cell office:value-type="float" office:value="413376" table:style-name="ce10">
            <text:p>413376</text:p>
          </table:table-cell>
          <table:table-cell office:value-type="float" office:value="124" table:style-name="ce10">
            <text:p>124</text:p>
          </table:table-cell>
          <table:table-cell office:value-type="string" table:style-name="ce10">
            <text:p>45 58.9943</text:p>
          </table:table-cell>
          <table:table-cell office:value-type="string" table:style-name="ce10">
            <text:p>59 13.8738</text:p>
          </table:table-cell>
          <table:table-cell office:value-type="float" office:value="3.2" table:style-name="ce10">
            <text:p>3.2</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1</text:p>
          </table:table-cell>
          <table:table-cell office:value-type="date" office:date-value="2023-08-15T00:00:00" table:style-name="ce11">
            <text:p>2023-08-15</text:p>
          </table:table-cell>
          <table:table-cell office:value-type="time" office:time-value="PT13H46M0S" table:style-name="ce12">
            <text:p>13:46:00</text:p>
          </table:table-cell>
          <table:table-cell office:value-type="float" office:value="30.9" table:style-name="ce10">
            <text:p>30.9</text:p>
          </table:table-cell>
          <table:table-cell office:value-type="string" table:style-name="ce10">
            <text:p>Bottom</text:p>
          </table:table-cell>
          <table:table-cell office:value-type="float" office:value="3" table:style-name="ce10">
            <text:p>3</text:p>
          </table:table-cell>
          <table:table-cell office:value-type="string" table:style-name="ce10">
            <text:p>767A016</text:p>
          </table:table-cell>
          <table:table-cell office:value-type="float" office:value="413377" table:style-name="ce10">
            <text:p>413377</text:p>
          </table:table-cell>
          <table:table-cell office:value-type="float" office:value="125" table:style-name="ce10">
            <text:p>125</text:p>
          </table:table-cell>
          <table:table-cell office:value-type="string" table:style-name="ce10">
            <text:p>45 58.9943</text:p>
          </table:table-cell>
          <table:table-cell office:value-type="string" table:style-name="ce10">
            <text:p>59 13.8738</text:p>
          </table:table-cell>
          <table:table-cell office:value-type="float" office:value="3.22" table:style-name="ce10">
            <text:p>3.22</text:p>
          </table:table-cell>
          <table:table-cell office:value-type="string" table:style-name="ce10">
            <text:p>Scatarie Bank</text:p>
          </table:table-cell>
          <table:table-cell office:value-type="string" table:style-name="ce10">
            <text:p>NA</text:p>
          </table:table-cell>
          <table:table-cell table:style-name="ce14"/>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2</text:p>
          </table:table-cell>
          <table:table-cell office:value-type="date" office:date-value="2023-08-15T00:00:00" table:style-name="ce11">
            <text:p>2023-08-15</text:p>
          </table:table-cell>
          <table:table-cell office:value-type="time" office:time-value="PT14H13M0S" table:style-name="ce12">
            <text:p>14:13:00</text:p>
          </table:table-cell>
          <table:table-cell office:value-type="float" office:value="23.2" table:style-name="ce10">
            <text:p>23.2</text:p>
          </table:table-cell>
          <table:table-cell office:value-type="string" table:style-name="ce10">
            <text:p>Bottom</text:p>
          </table:table-cell>
          <table:table-cell office:value-type="float" office:value="1" table:style-name="ce10">
            <text:p>1</text:p>
          </table:table-cell>
          <table:table-cell office:value-type="string" table:style-name="ce10">
            <text:p>767A017</text:p>
          </table:table-cell>
          <table:table-cell office:value-type="float" office:value="413378" table:style-name="ce10">
            <text:p>413378</text:p>
          </table:table-cell>
          <table:table-cell office:value-type="float" office:value="126" table:style-name="ce10">
            <text:p>126</text:p>
          </table:table-cell>
          <table:table-cell office:value-type="string" table:style-name="ce10">
            <text:p>45 59.4321</text:p>
          </table:table-cell>
          <table:table-cell office:value-type="string" table:style-name="ce10">
            <text:p>59 12.5572</text:p>
          </table:table-cell>
          <table:table-cell office:value-type="float" office:value="3.18" table:style-name="ce10">
            <text:p>3.18</text:p>
          </table:table-cell>
          <table:table-cell office:value-type="string" table:style-name="ce10">
            <text:p>Scatarie Bank</text:p>
          </table:table-cell>
          <table:table-cell office:value-type="string" table:style-name="ce10">
            <text:p>CAM26_D</text:p>
          </table:table-cell>
          <table:table-cell table:number-columns-repeated="2" table:style-name="ce14"/>
          <table:table-cell table:style-name="ce15"/>
          <table:table-cell table:number-columns-repeated="16367"/>
        </table:table-row>
        <table:table-row table:style-name="ro3">
          <table:table-cell office:value-type="string" table:style-name="ce10">
            <text:p>SAB_12</text:p>
          </table:table-cell>
          <table:table-cell office:value-type="date" office:date-value="2023-08-15T00:00:00" table:style-name="ce11">
            <text:p>2023-08-15</text:p>
          </table:table-cell>
          <table:table-cell office:value-type="time" office:time-value="PT14H13M0S" table:style-name="ce12">
            <text:p>14:13:00</text:p>
          </table:table-cell>
          <table:table-cell office:value-type="float" office:value="23.2" table:style-name="ce10">
            <text:p>23.2</text:p>
          </table:table-cell>
          <table:table-cell office:value-type="string" table:style-name="ce10">
            <text:p>Bottom</text:p>
          </table:table-cell>
          <table:table-cell office:value-type="float" office:value="2" table:style-name="ce10">
            <text:p>2</text:p>
          </table:table-cell>
          <table:table-cell office:value-type="string" table:style-name="ce10">
            <text:p>767A017</text:p>
          </table:table-cell>
          <table:table-cell office:value-type="float" office:value="413379" table:style-name="ce10">
            <text:p>413379</text:p>
          </table:table-cell>
          <table:table-cell office:value-type="float" office:value="127" table:style-name="ce10">
            <text:p>127</text:p>
          </table:table-cell>
          <table:table-cell office:value-type="string" table:style-name="ce10">
            <text:p>45 59.4321</text:p>
          </table:table-cell>
          <table:table-cell office:value-type="string" table:style-name="ce10">
            <text:p>59 12.5572</text:p>
          </table:table-cell>
          <table:table-cell office:value-type="float" office:value="3.24" table:style-name="ce10">
            <text:p>3.24</text:p>
          </table:table-cell>
          <table:table-cell office:value-type="string" table:style-name="ce10">
            <text:p>Scatarie Bank</text:p>
          </table:table-cell>
          <table:table-cell office:value-type="string" table:style-name="ce10">
            <text:p>CAM26_D</text:p>
          </table:table-cell>
          <table:table-cell office:value-type="string" table:style-name="ce14">
            <text:p>Smithroot battery died mid filter but picked up where it left off (~ 27 ml) when the new battery was added still in record 127</text:p>
          </table:table-cell>
          <table:table-cell table:style-name="ce14"/>
          <table:table-cell table:style-name="ce15"/>
          <table:table-cell table:number-columns-repeated="16367"/>
        </table:table-row>
        <table:table-row table:style-name="ro1">
          <table:table-cell office:value-type="string" table:style-name="ce10">
            <text:p>SAB_12</text:p>
          </table:table-cell>
          <table:table-cell office:value-type="date" office:date-value="2023-08-15T00:00:00" table:style-name="ce11">
            <text:p>2023-08-15</text:p>
          </table:table-cell>
          <table:table-cell office:value-type="time" office:time-value="PT14H13M0S" table:style-name="ce12">
            <text:p>14:13:00</text:p>
          </table:table-cell>
          <table:table-cell office:value-type="float" office:value="23.2" table:style-name="ce10">
            <text:p>23.2</text:p>
          </table:table-cell>
          <table:table-cell office:value-type="string" table:style-name="ce10">
            <text:p>Bottom</text:p>
          </table:table-cell>
          <table:table-cell office:value-type="float" office:value="3" table:style-name="ce10">
            <text:p>3</text:p>
          </table:table-cell>
          <table:table-cell office:value-type="string" table:style-name="ce10">
            <text:p>767A017</text:p>
          </table:table-cell>
          <table:table-cell office:value-type="float" office:value="413380" table:style-name="ce10">
            <text:p>413380</text:p>
          </table:table-cell>
          <table:table-cell office:value-type="float" office:value="128" table:style-name="ce10">
            <text:p>128</text:p>
          </table:table-cell>
          <table:table-cell office:value-type="string" table:style-name="ce10">
            <text:p>45 59.4321</text:p>
          </table:table-cell>
          <table:table-cell office:value-type="string" table:style-name="ce10">
            <text:p>59 12.5572</text:p>
          </table:table-cell>
          <table:table-cell office:value-type="float" office:value="3.21" table:style-name="ce10">
            <text:p>3.21</text:p>
          </table:table-cell>
          <table:table-cell office:value-type="string" table:style-name="ce10">
            <text:p>Scatarie Bank</text:p>
          </table:table-cell>
          <table:table-cell office:value-type="string" table:style-name="ce10">
            <text:p>CAM26_D</text:p>
          </table:table-cell>
          <table:table-cell table:number-columns-repeated="2" table:style-name="ce14"/>
          <table:table-cell table:style-name="ce15"/>
          <table:table-cell table:number-columns-repeated="16367"/>
        </table:table-row>
        <table:table-row table:style-name="ro1">
          <table:table-cell office:value-type="string" table:style-name="ce10">
            <text:p>SAB_13</text:p>
          </table:table-cell>
          <table:table-cell office:value-type="date" office:date-value="2023-08-15T00:00:00" table:style-name="ce11">
            <text:p>2023-08-15</text:p>
          </table:table-cell>
          <table:table-cell office:value-type="time" office:time-value="PT17H38M0S" table:style-name="ce12">
            <text:p>17:38:00</text:p>
          </table:table-cell>
          <table:table-cell office:value-type="float" office:value="56.1" table:style-name="ce10">
            <text:p>56.1</text:p>
          </table:table-cell>
          <table:table-cell office:value-type="string" table:style-name="ce10">
            <text:p>Bottom</text:p>
          </table:table-cell>
          <table:table-cell office:value-type="float" office:value="1" table:style-name="ce10">
            <text:p>1</text:p>
          </table:table-cell>
          <table:table-cell office:value-type="string" table:style-name="ce10">
            <text:p>767A018</text:p>
          </table:table-cell>
          <table:table-cell office:value-type="float" office:value="413381" table:style-name="ce10">
            <text:p>413381</text:p>
          </table:table-cell>
          <table:table-cell office:value-type="float" office:value="129" table:style-name="ce10">
            <text:p>129</text:p>
          </table:table-cell>
          <table:table-cell office:value-type="string" table:style-name="ce10">
            <text:p>45 56.8813</text:p>
          </table:table-cell>
          <table:table-cell office:value-type="string" table:style-name="ce10">
            <text:p>59 29.0542</text:p>
          </table:table-cell>
          <table:table-cell office:value-type="float" office:value="3.31" table:style-name="ce10">
            <text:p>3.31</text:p>
          </table:table-cell>
          <table:table-cell office:value-type="string" table:style-name="ce10">
            <text:p>Western Cluster 2</text:p>
          </table:table-cell>
          <table:table-cell office:value-type="string" table:style-name="ce10">
            <text:p>NA</text:p>
          </table:table-cell>
          <table:table-cell office:value-type="string" table:style-name="ce14">
            <text:p>decided to get this one on the way back</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3</text:p>
          </table:table-cell>
          <table:table-cell office:value-type="date" office:date-value="2023-08-15T00:00:00" table:style-name="ce11">
            <text:p>2023-08-15</text:p>
          </table:table-cell>
          <table:table-cell office:value-type="time" office:time-value="PT17H38M0S" table:style-name="ce12">
            <text:p>17:38:00</text:p>
          </table:table-cell>
          <table:table-cell office:value-type="float" office:value="56.1" table:style-name="ce10">
            <text:p>56.1</text:p>
          </table:table-cell>
          <table:table-cell office:value-type="string" table:style-name="ce10">
            <text:p>Bottom</text:p>
          </table:table-cell>
          <table:table-cell office:value-type="float" office:value="2" table:style-name="ce10">
            <text:p>2</text:p>
          </table:table-cell>
          <table:table-cell office:value-type="string" table:style-name="ce10">
            <text:p>767A018</text:p>
          </table:table-cell>
          <table:table-cell office:value-type="float" office:value="413382" table:style-name="ce10">
            <text:p>413382</text:p>
          </table:table-cell>
          <table:table-cell office:value-type="float" office:value="130" table:style-name="ce10">
            <text:p>130</text:p>
          </table:table-cell>
          <table:table-cell office:value-type="string" table:style-name="ce10">
            <text:p>45 56.8813</text:p>
          </table:table-cell>
          <table:table-cell office:value-type="string" table:style-name="ce10">
            <text:p>59 29.0542</text:p>
          </table:table-cell>
          <table:table-cell office:value-type="float" office:value="3.2" table:style-name="ce10">
            <text:p>3.2</text:p>
          </table:table-cell>
          <table:table-cell office:value-type="string" table:style-name="ce10">
            <text:p>Western Cluster 2</text:p>
          </table:table-cell>
          <table:table-cell office:value-type="string" table:style-name="ce10">
            <text:p>NA</text:p>
          </table:table-cell>
          <table:table-cell table:style-name="ce14"/>
          <table:table-cell office:value-type="string" table:style-name="ce14">
            <text:p>Minus 8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3</text:p>
          </table:table-cell>
          <table:table-cell office:value-type="date" office:date-value="2023-08-15T00:00:00" table:style-name="ce11">
            <text:p>2023-08-15</text:p>
          </table:table-cell>
          <table:table-cell office:value-type="time" office:time-value="PT17H38M0S" table:style-name="ce12">
            <text:p>17:38:00</text:p>
          </table:table-cell>
          <table:table-cell office:value-type="float" office:value="56.1" table:style-name="ce10">
            <text:p>56.1</text:p>
          </table:table-cell>
          <table:table-cell office:value-type="string" table:style-name="ce10">
            <text:p>Bottom</text:p>
          </table:table-cell>
          <table:table-cell office:value-type="float" office:value="3" table:style-name="ce10">
            <text:p>3</text:p>
          </table:table-cell>
          <table:table-cell office:value-type="string" table:style-name="ce10">
            <text:p>767A018</text:p>
          </table:table-cell>
          <table:table-cell office:value-type="float" office:value="413383" table:style-name="ce10">
            <text:p>413383</text:p>
          </table:table-cell>
          <table:table-cell office:value-type="float" office:value="131" table:style-name="ce10">
            <text:p>131</text:p>
          </table:table-cell>
          <table:table-cell office:value-type="string" table:style-name="ce10">
            <text:p>45 56.8813</text:p>
          </table:table-cell>
          <table:table-cell office:value-type="string" table:style-name="ce10">
            <text:p>59 29.0542</text:p>
          </table:table-cell>
          <table:table-cell office:value-type="float" office:value="3.2" table:style-name="ce10">
            <text:p>3.2</text:p>
          </table:table-cell>
          <table:table-cell office:value-type="string" table:style-name="ce10">
            <text:p>Western Cluster 2</text:p>
          </table:table-cell>
          <table:table-cell office:value-type="string" table:style-name="ce10">
            <text:p>NA</text:p>
          </table:table-cell>
          <table:table-cell table:style-name="ce14"/>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21">
            <text:p>BLANK</text:p>
          </table:table-cell>
          <table:table-cell office:value-type="date" office:date-value="2023-08-16T00:00:00" table:style-name="ce22">
            <text:p>2023-08-16</text:p>
          </table:table-cell>
          <table:table-cell office:value-type="time" office:time-value="PT10H10M0S" table:style-name="ce23">
            <text:p>10:10:00</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string" table:style-name="ce21">
            <text:p>NA</text:p>
          </table:table-cell>
          <table:table-cell office:value-type="float" office:value="413384" table:style-name="ce21">
            <text:p>413384</text:p>
          </table:table-cell>
          <table:table-cell office:value-type="float" office:value="132" table:style-name="ce21">
            <text:p>132</text:p>
          </table:table-cell>
          <table:table-cell office:value-type="string" table:style-name="ce21">
            <text:p>NA</text:p>
          </table:table-cell>
          <table:table-cell office:value-type="string" table:style-name="ce21">
            <text:p>NA</text:p>
          </table:table-cell>
          <table:table-cell office:value-type="float" office:value="1.56" table:style-name="ce21">
            <text:p>1.56</text:p>
          </table:table-cell>
          <table:table-cell office:value-type="string" table:style-name="ce21">
            <text:p>NA</text:p>
          </table:table-cell>
          <table:table-cell office:value-type="string" table:style-name="ce21">
            <text:p>NA</text:p>
          </table:table-cell>
          <table:table-cell table:style-name="ce24"/>
          <table:table-cell office:value-type="string" table:style-name="ce24">
            <text:p>Minus 20</text:p>
          </table:table-cell>
          <table:table-cell office:value-type="date" office:date-value="2023-08-31T00:00:00" table:style-name="ce25">
            <text:p>8/31/2023</text:p>
          </table:table-cell>
          <table:table-cell table:number-columns-repeated="16367"/>
        </table:table-row>
        <table:table-row table:style-name="ro1">
          <table:table-cell office:value-type="string" table:style-name="ce10">
            <text:p>SAB_14</text:p>
          </table:table-cell>
          <table:table-cell office:value-type="date" office:date-value="2023-08-16T00:00:00" table:style-name="ce11">
            <text:p>2023-08-16</text:p>
          </table:table-cell>
          <table:table-cell office:value-type="time" office:time-value="PT10H20M0S" table:style-name="ce12">
            <text:p>10:20:00</text:p>
          </table:table-cell>
          <table:table-cell office:value-type="float" office:value="34.700000000000003" table:style-name="ce10">
            <text:p>34.7</text:p>
          </table:table-cell>
          <table:table-cell office:value-type="string" table:style-name="ce10">
            <text:p>Bottom</text:p>
          </table:table-cell>
          <table:table-cell office:value-type="float" office:value="1" table:style-name="ce10">
            <text:p>1</text:p>
          </table:table-cell>
          <table:table-cell office:value-type="string" table:style-name="ce10">
            <text:p>767A019</text:p>
          </table:table-cell>
          <table:table-cell office:value-type="float" office:value="413385" table:style-name="ce10">
            <text:p>413385</text:p>
          </table:table-cell>
          <table:table-cell office:value-type="float" office:value="133" table:style-name="ce10">
            <text:p>133</text:p>
          </table:table-cell>
          <table:table-cell office:value-type="string" table:style-name="ce10">
            <text:p>45 59.7796</text:p>
          </table:table-cell>
          <table:table-cell office:value-type="string" table:style-name="ce10">
            <text:p>59 12.4175</text:p>
          </table:table-cell>
          <table:table-cell office:value-type="float" office:value="3.19" table:style-name="ce10">
            <text:p>3.19</text:p>
          </table:table-cell>
          <table:table-cell office:value-type="string" table:style-name="ce10">
            <text:p>Scatarie Bank</text:p>
          </table:table-cell>
          <table:table-cell office:value-type="string" table:style-name="ce10">
            <text:p>NA</text:p>
          </table:table-cell>
          <table:table-cell office:value-type="string" table:style-name="ce14">
            <text:p>This should correspond to EDNA_13</text:p>
          </table:table-cell>
          <table:table-cell table:style-name="ce14"/>
          <table:table-cell table:style-name="ce15"/>
          <table:table-cell table:number-columns-repeated="16367"/>
        </table:table-row>
        <table:table-row table:style-name="ro2">
          <table:table-cell office:value-type="string" table:style-name="ce10">
            <text:p>SAB_14</text:p>
          </table:table-cell>
          <table:table-cell office:value-type="date" office:date-value="2023-08-16T00:00:00" table:style-name="ce11">
            <text:p>2023-08-16</text:p>
          </table:table-cell>
          <table:table-cell office:value-type="time" office:time-value="PT10H20M0S" table:style-name="ce12">
            <text:p>10:20:00</text:p>
          </table:table-cell>
          <table:table-cell office:value-type="float" office:value="34.700000000000003" table:style-name="ce10">
            <text:p>34.7</text:p>
          </table:table-cell>
          <table:table-cell office:value-type="string" table:style-name="ce10">
            <text:p>Bottom</text:p>
          </table:table-cell>
          <table:table-cell office:value-type="float" office:value="2" table:style-name="ce10">
            <text:p>2</text:p>
          </table:table-cell>
          <table:table-cell office:value-type="string" table:style-name="ce10">
            <text:p>767A019</text:p>
          </table:table-cell>
          <table:table-cell office:value-type="float" office:value="413386" table:style-name="ce10">
            <text:p>413386</text:p>
          </table:table-cell>
          <table:table-cell office:value-type="float" office:value="134" table:style-name="ce10">
            <text:p>134</text:p>
          </table:table-cell>
          <table:table-cell office:value-type="string" table:style-name="ce10">
            <text:p>45 59.7796</text:p>
          </table:table-cell>
          <table:table-cell office:value-type="string" table:style-name="ce10">
            <text:p>59 12.4175</text:p>
          </table:table-cell>
          <table:table-cell office:value-type="float" office:value="3.21" table:style-name="ce10">
            <text:p>3.21</text:p>
          </table:table-cell>
          <table:table-cell office:value-type="string" table:style-name="ce10">
            <text:p>Scatarie Bank</text:p>
          </table:table-cell>
          <table:table-cell office:value-type="string" table:style-name="ce10">
            <text:p>NA</text:p>
          </table:table-cell>
          <table:table-cell office:value-type="string" table:style-name="ce14">
            <text:p>entered in ship as 6 in the sequential coordinate by me as 40</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4</text:p>
          </table:table-cell>
          <table:table-cell office:value-type="date" office:date-value="2023-08-16T00:00:00" table:style-name="ce11">
            <text:p>2023-08-16</text:p>
          </table:table-cell>
          <table:table-cell office:value-type="time" office:time-value="PT10H20M0S" table:style-name="ce12">
            <text:p>10:20:00</text:p>
          </table:table-cell>
          <table:table-cell office:value-type="float" office:value="34.700000000000003" table:style-name="ce10">
            <text:p>34.7</text:p>
          </table:table-cell>
          <table:table-cell office:value-type="string" table:style-name="ce10">
            <text:p>Bottom</text:p>
          </table:table-cell>
          <table:table-cell office:value-type="float" office:value="3" table:style-name="ce10">
            <text:p>3</text:p>
          </table:table-cell>
          <table:table-cell office:value-type="string" table:style-name="ce10">
            <text:p>767A019</text:p>
          </table:table-cell>
          <table:table-cell office:value-type="float" office:value="413387" table:style-name="ce10">
            <text:p>413387</text:p>
          </table:table-cell>
          <table:table-cell office:value-type="float" office:value="135" table:style-name="ce10">
            <text:p>135</text:p>
          </table:table-cell>
          <table:table-cell office:value-type="string" table:style-name="ce10">
            <text:p>45 59.7796</text:p>
          </table:table-cell>
          <table:table-cell office:value-type="string" table:style-name="ce10">
            <text:p>59 12.4175</text:p>
          </table:table-cell>
          <table:table-cell office:value-type="float" office:value="3.16" table:style-name="ce10">
            <text:p>3.16</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5</text:p>
          </table:table-cell>
          <table:table-cell office:value-type="date" office:date-value="2023-08-16T00:00:00" table:style-name="ce11">
            <text:p>2023-08-16</text:p>
          </table:table-cell>
          <table:table-cell office:value-type="time" office:time-value="PT10H50M0S" table:style-name="ce12">
            <text:p>10:50:00</text:p>
          </table:table-cell>
          <table:table-cell office:value-type="float" office:value="62.1" table:style-name="ce10">
            <text:p>62.1</text:p>
          </table:table-cell>
          <table:table-cell office:value-type="string" table:style-name="ce10">
            <text:p>Bottom</text:p>
          </table:table-cell>
          <table:table-cell office:value-type="float" office:value="1" table:style-name="ce10">
            <text:p>1</text:p>
          </table:table-cell>
          <table:table-cell office:value-type="string" table:style-name="ce10">
            <text:p>767A020</text:p>
          </table:table-cell>
          <table:table-cell office:value-type="float" office:value="413388" table:style-name="ce10">
            <text:p>413388</text:p>
          </table:table-cell>
          <table:table-cell office:value-type="float" office:value="136" table:style-name="ce10">
            <text:p>136</text:p>
          </table:table-cell>
          <table:table-cell office:value-type="string" table:style-name="ce10">
            <text:p>46 00.5891</text:p>
          </table:table-cell>
          <table:table-cell office:value-type="string" table:style-name="ce10">
            <text:p>59 11.8446</text:p>
          </table:table-cell>
          <table:table-cell office:value-type="float" office:value="3.22" table:style-name="ce10">
            <text:p>3.22</text:p>
          </table:table-cell>
          <table:table-cell office:value-type="string" table:style-name="ce10">
            <text:p>Scatarie Bank</text:p>
          </table:table-cell>
          <table:table-cell office:value-type="string" table:style-name="ce10">
            <text:p>NA</text:p>
          </table:table-cell>
          <table:table-cell office:value-type="string" table:style-name="ce14">
            <text:p>This should correspond to EDA_14</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2">
          <table:table-cell office:value-type="string" table:style-name="ce10">
            <text:p>SAB_15</text:p>
          </table:table-cell>
          <table:table-cell office:value-type="date" office:date-value="2023-08-16T00:00:00" table:style-name="ce11">
            <text:p>2023-08-16</text:p>
          </table:table-cell>
          <table:table-cell office:value-type="time" office:time-value="PT10H50M0S" table:style-name="ce12">
            <text:p>10:50:00</text:p>
          </table:table-cell>
          <table:table-cell office:value-type="float" office:value="62.1" table:style-name="ce10">
            <text:p>62.1</text:p>
          </table:table-cell>
          <table:table-cell office:value-type="string" table:style-name="ce10">
            <text:p>Bottom</text:p>
          </table:table-cell>
          <table:table-cell office:value-type="float" office:value="2" table:style-name="ce10">
            <text:p>2</text:p>
          </table:table-cell>
          <table:table-cell office:value-type="string" table:style-name="ce10">
            <text:p>767A020</text:p>
          </table:table-cell>
          <table:table-cell office:value-type="float" office:value="413389" table:style-name="ce10">
            <text:p>413389</text:p>
          </table:table-cell>
          <table:table-cell office:value-type="float" office:value="137" table:style-name="ce10">
            <text:p>137</text:p>
          </table:table-cell>
          <table:table-cell office:value-type="string" table:style-name="ce10">
            <text:p>46 00.5891</text:p>
          </table:table-cell>
          <table:table-cell office:value-type="string" table:style-name="ce10">
            <text:p>59 11.8446</text:p>
          </table:table-cell>
          <table:table-cell office:value-type="float" office:value="3.2" table:style-name="ce10">
            <text:p>3.2</text:p>
          </table:table-cell>
          <table:table-cell office:value-type="string" table:style-name="ce10">
            <text:p>Scatarie Bank</text:p>
          </table:table-cell>
          <table:table-cell office:value-type="string" table:style-name="ce10">
            <text:p>NA</text:p>
          </table:table-cell>
          <table:table-cell office:value-type="string" table:style-name="ce14">
            <text:p>entered in ship as 7 in the sequential coordinate by me as 41</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5</text:p>
          </table:table-cell>
          <table:table-cell office:value-type="date" office:date-value="2023-08-16T00:00:00" table:style-name="ce11">
            <text:p>2023-08-16</text:p>
          </table:table-cell>
          <table:table-cell office:value-type="time" office:time-value="PT10H50M0S" table:style-name="ce12">
            <text:p>10:50:00</text:p>
          </table:table-cell>
          <table:table-cell office:value-type="float" office:value="62.1" table:style-name="ce10">
            <text:p>62.1</text:p>
          </table:table-cell>
          <table:table-cell office:value-type="string" table:style-name="ce10">
            <text:p>Bottom</text:p>
          </table:table-cell>
          <table:table-cell office:value-type="float" office:value="3" table:style-name="ce10">
            <text:p>3</text:p>
          </table:table-cell>
          <table:table-cell office:value-type="string" table:style-name="ce10">
            <text:p>767A020</text:p>
          </table:table-cell>
          <table:table-cell office:value-type="float" office:value="413390" table:style-name="ce10">
            <text:p>413390</text:p>
          </table:table-cell>
          <table:table-cell office:value-type="float" office:value="138" table:style-name="ce10">
            <text:p>138</text:p>
          </table:table-cell>
          <table:table-cell office:value-type="string" table:style-name="ce10">
            <text:p>46 00.5891</text:p>
          </table:table-cell>
          <table:table-cell office:value-type="string" table:style-name="ce10">
            <text:p>59 11.8446</text:p>
          </table:table-cell>
          <table:table-cell office:value-type="float" office:value="3.17" table:style-name="ce10">
            <text:p>3.17</text:p>
          </table:table-cell>
          <table:table-cell office:value-type="string" table:style-name="ce10">
            <text:p>Scatarie Bank</text:p>
          </table:table-cell>
          <table:table-cell office:value-type="string" table:style-name="ce10">
            <text:p>NA</text:p>
          </table:table-cell>
          <table:table-cell table:style-name="ce14"/>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6</text:p>
          </table:table-cell>
          <table:table-cell office:value-type="date" office:date-value="2023-08-16T00:00:00" table:style-name="ce11">
            <text:p>2023-08-16</text:p>
          </table:table-cell>
          <table:table-cell office:value-type="time" office:time-value="PT11H20M0S" table:style-name="ce12">
            <text:p>11:20:00</text:p>
          </table:table-cell>
          <table:table-cell office:value-type="float" office:value="28.9" table:style-name="ce10">
            <text:p>28.9</text:p>
          </table:table-cell>
          <table:table-cell office:value-type="string" table:style-name="ce10">
            <text:p>Bottom</text:p>
          </table:table-cell>
          <table:table-cell office:value-type="float" office:value="1" table:style-name="ce10">
            <text:p>1</text:p>
          </table:table-cell>
          <table:table-cell office:value-type="string" table:style-name="ce10">
            <text:p>767A021</text:p>
          </table:table-cell>
          <table:table-cell office:value-type="float" office:value="413391" table:style-name="ce10">
            <text:p>413391</text:p>
          </table:table-cell>
          <table:table-cell office:value-type="float" office:value="139" table:style-name="ce10">
            <text:p>139</text:p>
          </table:table-cell>
          <table:table-cell office:value-type="string" table:style-name="ce10">
            <text:p>45 59.7532</text:p>
          </table:table-cell>
          <table:table-cell office:value-type="string" table:style-name="ce10">
            <text:p>59 12.1106</text:p>
          </table:table-cell>
          <table:table-cell office:value-type="float" office:value="3.16" table:style-name="ce10">
            <text:p>3.16</text:p>
          </table:table-cell>
          <table:table-cell office:value-type="string" table:style-name="ce10">
            <text:p>Scatarie Bank</text:p>
          </table:table-cell>
          <table:table-cell office:value-type="string" table:style-name="ce10">
            <text:p>NA</text:p>
          </table:table-cell>
          <table:table-cell office:value-type="string" table:style-name="ce14">
            <text:p>This should correspond to EDA_15</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2">
          <table:table-cell office:value-type="string" table:style-name="ce10">
            <text:p>SAB_16</text:p>
          </table:table-cell>
          <table:table-cell office:value-type="date" office:date-value="2023-08-16T00:00:00" table:style-name="ce11">
            <text:p>2023-08-16</text:p>
          </table:table-cell>
          <table:table-cell office:value-type="time" office:time-value="PT11H20M0S" table:style-name="ce12">
            <text:p>11:20:00</text:p>
          </table:table-cell>
          <table:table-cell office:value-type="float" office:value="28.9" table:style-name="ce10">
            <text:p>28.9</text:p>
          </table:table-cell>
          <table:table-cell office:value-type="string" table:style-name="ce10">
            <text:p>Bottom</text:p>
          </table:table-cell>
          <table:table-cell office:value-type="float" office:value="2" table:style-name="ce10">
            <text:p>2</text:p>
          </table:table-cell>
          <table:table-cell office:value-type="string" table:style-name="ce10">
            <text:p>767A021</text:p>
          </table:table-cell>
          <table:table-cell office:value-type="float" office:value="413392" table:style-name="ce10">
            <text:p>413392</text:p>
          </table:table-cell>
          <table:table-cell office:value-type="float" office:value="140" table:style-name="ce10">
            <text:p>140</text:p>
          </table:table-cell>
          <table:table-cell office:value-type="string" table:style-name="ce10">
            <text:p>45 59.7532</text:p>
          </table:table-cell>
          <table:table-cell office:value-type="string" table:style-name="ce10">
            <text:p>59 12.1106</text:p>
          </table:table-cell>
          <table:table-cell office:value-type="float" office:value="3.18" table:style-name="ce10">
            <text:p>3.18</text:p>
          </table:table-cell>
          <table:table-cell office:value-type="string" table:style-name="ce10">
            <text:p>Scatarie Bank</text:p>
          </table:table-cell>
          <table:table-cell office:value-type="string" table:style-name="ce10">
            <text:p>NA</text:p>
          </table:table-cell>
          <table:table-cell office:value-type="string" table:style-name="ce14">
            <text:p>entered in ship as 8 in the sequential coordinate by me as 42</text:p>
          </table:table-cell>
          <table:table-cell table:style-name="ce14"/>
          <table:table-cell table:style-name="ce15"/>
          <table:table-cell table:number-columns-repeated="16367"/>
        </table:table-row>
        <table:table-row table:style-name="ro1">
          <table:table-cell office:value-type="string" table:style-name="ce10">
            <text:p>SAB_16</text:p>
          </table:table-cell>
          <table:table-cell office:value-type="date" office:date-value="2023-08-16T00:00:00" table:style-name="ce11">
            <text:p>2023-08-16</text:p>
          </table:table-cell>
          <table:table-cell office:value-type="time" office:time-value="PT11H20M0S" table:style-name="ce12">
            <text:p>11:20:00</text:p>
          </table:table-cell>
          <table:table-cell office:value-type="float" office:value="28.9" table:style-name="ce10">
            <text:p>28.9</text:p>
          </table:table-cell>
          <table:table-cell office:value-type="string" table:style-name="ce10">
            <text:p>Bottom</text:p>
          </table:table-cell>
          <table:table-cell office:value-type="float" office:value="3" table:style-name="ce10">
            <text:p>3</text:p>
          </table:table-cell>
          <table:table-cell office:value-type="string" table:style-name="ce10">
            <text:p>767A021</text:p>
          </table:table-cell>
          <table:table-cell office:value-type="float" office:value="413393" table:style-name="ce10">
            <text:p>413393</text:p>
          </table:table-cell>
          <table:table-cell office:value-type="float" office:value="141" table:style-name="ce10">
            <text:p>141</text:p>
          </table:table-cell>
          <table:table-cell office:value-type="string" table:style-name="ce10">
            <text:p>45 59.7532</text:p>
          </table:table-cell>
          <table:table-cell office:value-type="string" table:style-name="ce10">
            <text:p>59 12.1106</text:p>
          </table:table-cell>
          <table:table-cell office:value-type="float" office:value="3.16" table:style-name="ce10">
            <text:p>3.16</text:p>
          </table:table-cell>
          <table:table-cell office:value-type="string" table:style-name="ce10">
            <text:p>Scatarie Bank</text:p>
          </table:table-cell>
          <table:table-cell office:value-type="string" table:style-name="ce10">
            <text:p>NA</text:p>
          </table:table-cell>
          <table:table-cell table:style-name="ce14"/>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7</text:p>
          </table:table-cell>
          <table:table-cell office:value-type="date" office:date-value="2023-08-16T00:00:00" table:style-name="ce11">
            <text:p>2023-08-16</text:p>
          </table:table-cell>
          <table:table-cell office:value-type="time" office:time-value="PT11H50M0S" table:style-name="ce12">
            <text:p>11:50:00</text:p>
          </table:table-cell>
          <table:table-cell office:value-type="float" office:value="59" table:style-name="ce10">
            <text:p>59</text:p>
          </table:table-cell>
          <table:table-cell office:value-type="string" table:style-name="ce10">
            <text:p>Bottom</text:p>
          </table:table-cell>
          <table:table-cell office:value-type="float" office:value="1" table:style-name="ce10">
            <text:p>1</text:p>
          </table:table-cell>
          <table:table-cell office:value-type="string" table:style-name="ce10">
            <text:p>767A022</text:p>
          </table:table-cell>
          <table:table-cell office:value-type="float" office:value="413394" table:style-name="ce10">
            <text:p>413394</text:p>
          </table:table-cell>
          <table:table-cell office:value-type="float" office:value="142" table:style-name="ce10">
            <text:p>142</text:p>
          </table:table-cell>
          <table:table-cell office:value-type="string" table:style-name="ce10">
            <text:p>46 00.2629</text:p>
          </table:table-cell>
          <table:table-cell office:value-type="string" table:style-name="ce10">
            <text:p>59 11.1599</text:p>
          </table:table-cell>
          <table:table-cell office:value-type="float" office:value="3.63" table:style-name="ce10">
            <text:p>3.63</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7</text:p>
          </table:table-cell>
          <table:table-cell office:value-type="date" office:date-value="2023-08-16T00:00:00" table:style-name="ce11">
            <text:p>2023-08-16</text:p>
          </table:table-cell>
          <table:table-cell office:value-type="time" office:time-value="PT11H50M0S" table:style-name="ce12">
            <text:p>11:50:00</text:p>
          </table:table-cell>
          <table:table-cell office:value-type="float" office:value="59" table:style-name="ce10">
            <text:p>59</text:p>
          </table:table-cell>
          <table:table-cell office:value-type="string" table:style-name="ce10">
            <text:p>Bottom</text:p>
          </table:table-cell>
          <table:table-cell office:value-type="float" office:value="2" table:style-name="ce10">
            <text:p>2</text:p>
          </table:table-cell>
          <table:table-cell office:value-type="string" table:style-name="ce10">
            <text:p>767A022</text:p>
          </table:table-cell>
          <table:table-cell office:value-type="float" office:value="413395" table:style-name="ce10">
            <text:p>413395</text:p>
          </table:table-cell>
          <table:table-cell office:value-type="float" office:value="143" table:style-name="ce10">
            <text:p>143</text:p>
          </table:table-cell>
          <table:table-cell office:value-type="string" table:style-name="ce10">
            <text:p>46 00.2629</text:p>
          </table:table-cell>
          <table:table-cell office:value-type="string" table:style-name="ce10">
            <text:p>59 11.1599</text:p>
          </table:table-cell>
          <table:table-cell office:value-type="float" office:value="3.22" table:style-name="ce10">
            <text:p>3.22</text:p>
          </table:table-cell>
          <table:table-cell office:value-type="string" table:style-name="ce10">
            <text:p>Scatarie Bank</text:p>
          </table:table-cell>
          <table:table-cell office:value-type="string" table:style-name="ce10">
            <text:p>NA</text:p>
          </table:table-cell>
          <table:table-cell table:style-name="ce14"/>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7</text:p>
          </table:table-cell>
          <table:table-cell office:value-type="date" office:date-value="2023-08-16T00:00:00" table:style-name="ce11">
            <text:p>2023-08-16</text:p>
          </table:table-cell>
          <table:table-cell office:value-type="time" office:time-value="PT11H50M0S" table:style-name="ce12">
            <text:p>11:50:00</text:p>
          </table:table-cell>
          <table:table-cell office:value-type="float" office:value="59" table:style-name="ce10">
            <text:p>59</text:p>
          </table:table-cell>
          <table:table-cell office:value-type="string" table:style-name="ce10">
            <text:p>Bottom</text:p>
          </table:table-cell>
          <table:table-cell office:value-type="float" office:value="3" table:style-name="ce10">
            <text:p>3</text:p>
          </table:table-cell>
          <table:table-cell office:value-type="string" table:style-name="ce10">
            <text:p>767A022</text:p>
          </table:table-cell>
          <table:table-cell office:value-type="float" office:value="413396" table:style-name="ce10">
            <text:p>413396</text:p>
          </table:table-cell>
          <table:table-cell office:value-type="float" office:value="144" table:style-name="ce10">
            <text:p>144</text:p>
          </table:table-cell>
          <table:table-cell office:value-type="string" table:style-name="ce10">
            <text:p>46 00.2629</text:p>
          </table:table-cell>
          <table:table-cell office:value-type="string" table:style-name="ce10">
            <text:p>59 11.1599</text:p>
          </table:table-cell>
          <table:table-cell office:value-type="float" office:value="3.22" table:style-name="ce10">
            <text:p>3.22</text:p>
          </table:table-cell>
          <table:table-cell office:value-type="string" table:style-name="ce10">
            <text:p>Scatarie Bank</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18</text:p>
          </table:table-cell>
          <table:table-cell office:value-type="date" office:date-value="2023-08-16T00:00:00" table:style-name="ce11">
            <text:p>2023-08-16</text:p>
          </table:table-cell>
          <table:table-cell office:value-type="time" office:time-value="PT13H5M0S" table:style-name="ce12">
            <text:p>13:05:00</text:p>
          </table:table-cell>
          <table:table-cell office:value-type="float" office:value="140.1" table:style-name="ce10">
            <text:p>140.1</text:p>
          </table:table-cell>
          <table:table-cell office:value-type="string" table:style-name="ce10">
            <text:p>Bottom</text:p>
          </table:table-cell>
          <table:table-cell office:value-type="float" office:value="1" table:style-name="ce10">
            <text:p>1</text:p>
          </table:table-cell>
          <table:table-cell office:value-type="string" table:style-name="ce10">
            <text:p>767A023</text:p>
          </table:table-cell>
          <table:table-cell office:value-type="float" office:value="413397" table:style-name="ce10">
            <text:p>413397</text:p>
          </table:table-cell>
          <table:table-cell office:value-type="float" office:value="145" table:style-name="ce10">
            <text:p>145</text:p>
          </table:table-cell>
          <table:table-cell office:value-type="string" table:style-name="ce10">
            <text:p>45 54.5809</text:p>
          </table:table-cell>
          <table:table-cell office:value-type="string" table:style-name="ce10">
            <text:p>58 59.3513</text:p>
          </table:table-cell>
          <table:table-cell office:value-type="float" office:value="3.24" table:style-name="ce10">
            <text:p>3.24</text:p>
          </table:table-cell>
          <table:table-cell office:value-type="string" table:style-name="ce10">
            <text:p>Eastern Cluster 1</text:p>
          </table:table-cell>
          <table:table-cell office:value-type="string" table:style-name="ce10">
            <text:p>CAM25_B</text:p>
          </table:table-cell>
          <table:table-cell office:value-type="string" table:style-name="ce14">
            <text:p>Surface and bottom samples</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3">
          <table:table-cell office:value-type="string" table:style-name="ce10">
            <text:p>SAB_18</text:p>
          </table:table-cell>
          <table:table-cell office:value-type="date" office:date-value="2023-08-16T00:00:00" table:style-name="ce11">
            <text:p>2023-08-16</text:p>
          </table:table-cell>
          <table:table-cell office:value-type="time" office:time-value="PT13H5M0S" table:style-name="ce12">
            <text:p>13:05:00</text:p>
          </table:table-cell>
          <table:table-cell office:value-type="float" office:value="140.1" table:style-name="ce10">
            <text:p>140.1</text:p>
          </table:table-cell>
          <table:table-cell office:value-type="string" table:style-name="ce10">
            <text:p>Bottom</text:p>
          </table:table-cell>
          <table:table-cell office:value-type="float" office:value="2" table:style-name="ce10">
            <text:p>2</text:p>
          </table:table-cell>
          <table:table-cell office:value-type="string" table:style-name="ce10">
            <text:p>767A023</text:p>
          </table:table-cell>
          <table:table-cell office:value-type="float" office:value="413398" table:style-name="ce10">
            <text:p>413398</text:p>
          </table:table-cell>
          <table:table-cell office:value-type="float" office:value="146" table:style-name="ce10">
            <text:p>146</text:p>
          </table:table-cell>
          <table:table-cell office:value-type="string" table:style-name="ce10">
            <text:p>45 54.5809</text:p>
          </table:table-cell>
          <table:table-cell office:value-type="string" table:style-name="ce10">
            <text:p>58 59.3513</text:p>
          </table:table-cell>
          <table:table-cell office:value-type="float" office:value="3.22" table:style-name="ce10">
            <text:p>3.22</text:p>
          </table:table-cell>
          <table:table-cell office:value-type="string" table:style-name="ce10">
            <text:p>Eastern Cluster 1</text:p>
          </table:table-cell>
          <table:table-cell office:value-type="string" table:style-name="ce10">
            <text:p>CAM25_B</text:p>
          </table:table-cell>
          <table:table-cell office:value-type="string" table:style-name="ce14">
            <text:p>Note that viewing the CTD data seemed to indicated bottle ‘1’ firing at ~ 60m whereas bottle’6’ fired closer to the bottom</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2">
          <table:table-cell office:value-type="string" table:style-name="ce10">
            <text:p>SAB_18</text:p>
          </table:table-cell>
          <table:table-cell office:value-type="date" office:date-value="2023-08-16T00:00:00" table:style-name="ce11">
            <text:p>2023-08-16</text:p>
          </table:table-cell>
          <table:table-cell office:value-type="time" office:time-value="PT13H5M0S" table:style-name="ce12">
            <text:p>13:05:00</text:p>
          </table:table-cell>
          <table:table-cell office:value-type="float" office:value="140.1" table:style-name="ce10">
            <text:p>140.1</text:p>
          </table:table-cell>
          <table:table-cell office:value-type="string" table:style-name="ce10">
            <text:p>Bottom</text:p>
          </table:table-cell>
          <table:table-cell office:value-type="float" office:value="3" table:style-name="ce10">
            <text:p>3</text:p>
          </table:table-cell>
          <table:table-cell office:value-type="string" table:style-name="ce10">
            <text:p>767A023</text:p>
          </table:table-cell>
          <table:table-cell office:value-type="float" office:value="413399" table:style-name="ce10">
            <text:p>413399</text:p>
          </table:table-cell>
          <table:table-cell office:value-type="float" office:value="147" table:style-name="ce10">
            <text:p>147</text:p>
          </table:table-cell>
          <table:table-cell office:value-type="string" table:style-name="ce10">
            <text:p>45 54.5809</text:p>
          </table:table-cell>
          <table:table-cell office:value-type="string" table:style-name="ce10">
            <text:p>58 59.3513</text:p>
          </table:table-cell>
          <table:table-cell office:value-type="float" office:value="3.33" table:style-name="ce10">
            <text:p>3.33</text:p>
          </table:table-cell>
          <table:table-cell office:value-type="string" table:style-name="ce10">
            <text:p>Eastern Cluster 1</text:p>
          </table:table-cell>
          <table:table-cell office:value-type="string" table:style-name="ce10">
            <text:p>CAM25_B</text:p>
          </table:table-cell>
          <table:table-cell office:value-type="string" table:style-name="ce14">
            <text:p>No stickers left so we kept the same numbering system but continued forward</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2">
          <table:table-cell office:value-type="string" table:style-name="ce10">
            <text:p>SAB_18</text:p>
          </table:table-cell>
          <table:table-cell office:value-type="date" office:date-value="2023-08-16T00:00:00" table:style-name="ce11">
            <text:p>2023-08-16</text:p>
          </table:table-cell>
          <table:table-cell office:value-type="time" office:time-value="PT13H5M0S" table:style-name="ce12">
            <text:p>13:05:00</text:p>
          </table:table-cell>
          <table:table-cell office:value-type="float" office:value="140.1" table:style-name="ce10">
            <text:p>140.1</text:p>
          </table:table-cell>
          <table:table-cell office:value-type="string" table:style-name="ce10">
            <text:p>Surface</text:p>
          </table:table-cell>
          <table:table-cell office:value-type="float" office:value="1" table:style-name="ce10">
            <text:p>1</text:p>
          </table:table-cell>
          <table:table-cell office:value-type="string" table:style-name="ce10">
            <text:p>767A023</text:p>
          </table:table-cell>
          <table:table-cell office:value-type="float" office:value="413400" table:style-name="ce10">
            <text:p>413400</text:p>
          </table:table-cell>
          <table:table-cell office:value-type="float" office:value="148" table:style-name="ce10">
            <text:p>148</text:p>
          </table:table-cell>
          <table:table-cell office:value-type="string" table:style-name="ce10">
            <text:p>45 54.5809</text:p>
          </table:table-cell>
          <table:table-cell office:value-type="string" table:style-name="ce10">
            <text:p>58 59.3513</text:p>
          </table:table-cell>
          <table:table-cell office:value-type="float" office:value="3.22" table:style-name="ce10">
            <text:p>3.22</text:p>
          </table:table-cell>
          <table:table-cell office:value-type="string" table:style-name="ce10">
            <text:p>Eastern Cluster 1</text:p>
          </table:table-cell>
          <table:table-cell office:value-type="string" table:style-name="ce10">
            <text:p>CAM25_B</text:p>
          </table:table-cell>
          <table:table-cell office:value-type="string" table:style-name="ce14">
            <text:p>These are likely bottom and the first three seem to be mid-water column</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8</text:p>
          </table:table-cell>
          <table:table-cell office:value-type="date" office:date-value="2023-08-16T00:00:00" table:style-name="ce11">
            <text:p>2023-08-16</text:p>
          </table:table-cell>
          <table:table-cell office:value-type="time" office:time-value="PT13H5M0S" table:style-name="ce12">
            <text:p>13:05:00</text:p>
          </table:table-cell>
          <table:table-cell office:value-type="float" office:value="140.1" table:style-name="ce10">
            <text:p>140.1</text:p>
          </table:table-cell>
          <table:table-cell office:value-type="string" table:style-name="ce10">
            <text:p>Surface</text:p>
          </table:table-cell>
          <table:table-cell office:value-type="float" office:value="2" table:style-name="ce10">
            <text:p>2</text:p>
          </table:table-cell>
          <table:table-cell office:value-type="string" table:style-name="ce10">
            <text:p>767A023</text:p>
          </table:table-cell>
          <table:table-cell office:value-type="float" office:value="413401" table:style-name="ce10">
            <text:p>413401</text:p>
          </table:table-cell>
          <table:table-cell office:value-type="float" office:value="149" table:style-name="ce10">
            <text:p>149</text:p>
          </table:table-cell>
          <table:table-cell office:value-type="string" table:style-name="ce10">
            <text:p>45 54.5809</text:p>
          </table:table-cell>
          <table:table-cell office:value-type="string" table:style-name="ce10">
            <text:p>58 59.3513</text:p>
          </table:table-cell>
          <table:table-cell office:value-type="float" office:value="3.42" table:style-name="ce10">
            <text:p>3.42</text:p>
          </table:table-cell>
          <table:table-cell office:value-type="string" table:style-name="ce10">
            <text:p>Eastern Cluster 1</text:p>
          </table:table-cell>
          <table:table-cell office:value-type="string" table:style-name="ce10">
            <text:p>CAM25_B</text:p>
          </table:table-cell>
          <table:table-cell office:value-type="string" table:style-name="ce14">
            <text:p>According to the CTD</text:p>
          </table:table-cell>
          <table:table-cell office:value-type="string" table:style-name="ce14">
            <text:p>Minus 2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8</text:p>
          </table:table-cell>
          <table:table-cell office:value-type="date" office:date-value="2023-08-16T00:00:00" table:style-name="ce11">
            <text:p>2023-08-16</text:p>
          </table:table-cell>
          <table:table-cell office:value-type="time" office:time-value="PT13H5M0S" table:style-name="ce12">
            <text:p>13:05:00</text:p>
          </table:table-cell>
          <table:table-cell office:value-type="float" office:value="140.1" table:style-name="ce10">
            <text:p>140.1</text:p>
          </table:table-cell>
          <table:table-cell office:value-type="string" table:style-name="ce10">
            <text:p>Surface</text:p>
          </table:table-cell>
          <table:table-cell office:value-type="float" office:value="3" table:style-name="ce10">
            <text:p>3</text:p>
          </table:table-cell>
          <table:table-cell office:value-type="string" table:style-name="ce10">
            <text:p>767A023</text:p>
          </table:table-cell>
          <table:table-cell office:value-type="float" office:value="413402" table:style-name="ce10">
            <text:p>413402</text:p>
          </table:table-cell>
          <table:table-cell office:value-type="float" office:value="150" table:style-name="ce10">
            <text:p>150</text:p>
          </table:table-cell>
          <table:table-cell office:value-type="string" table:style-name="ce10">
            <text:p>45 54.5809</text:p>
          </table:table-cell>
          <table:table-cell office:value-type="string" table:style-name="ce10">
            <text:p>58 59.3513</text:p>
          </table:table-cell>
          <table:table-cell office:value-type="float" office:value="3.13" table:style-name="ce10">
            <text:p>3.13</text:p>
          </table:table-cell>
          <table:table-cell office:value-type="string" table:style-name="ce10">
            <text:p>Eastern Cluster 1</text:p>
          </table:table-cell>
          <table:table-cell office:value-type="string" table:style-name="ce10">
            <text:p>CAM25_B</text:p>
          </table:table-cell>
          <table:table-cell table:number-columns-repeated="2" table:style-name="ce14"/>
          <table:table-cell table:style-name="ce15"/>
          <table:table-cell table:number-columns-repeated="16367"/>
        </table:table-row>
        <table:table-row table:style-name="ro2">
          <table:table-cell office:value-type="string" table:style-name="ce10">
            <text:p>SAB_19</text:p>
          </table:table-cell>
          <table:table-cell office:value-type="date" office:date-value="2023-08-16T00:00:00" table:style-name="ce11">
            <text:p>2023-08-16</text:p>
          </table:table-cell>
          <table:table-cell office:value-type="time" office:time-value="PT14H41M0S" table:style-name="ce12">
            <text:p>14:41:00</text:p>
          </table:table-cell>
          <table:table-cell office:value-type="float" office:value="143" table:style-name="ce10">
            <text:p>143</text:p>
          </table:table-cell>
          <table:table-cell office:value-type="string" table:style-name="ce10">
            <text:p>Bottom</text:p>
          </table:table-cell>
          <table:table-cell office:value-type="float" office:value="1" table:style-name="ce10">
            <text:p>1</text:p>
          </table:table-cell>
          <table:table-cell office:value-type="string" table:style-name="ce10">
            <text:p>767A024</text:p>
          </table:table-cell>
          <table:table-cell office:value-type="float" office:value="413403" table:style-name="ce10">
            <text:p>413403</text:p>
          </table:table-cell>
          <table:table-cell office:value-type="float" office:value="151" table:style-name="ce10">
            <text:p>151</text:p>
          </table:table-cell>
          <table:table-cell office:value-type="string" table:style-name="ce10">
            <text:p>45 54.2999</text:p>
          </table:table-cell>
          <table:table-cell office:value-type="string" table:style-name="ce10">
            <text:p>59 01.4765</text:p>
          </table:table-cell>
          <table:table-cell office:value-type="float" office:value="3.17" table:style-name="ce10">
            <text:p>3.17</text:p>
          </table:table-cell>
          <table:table-cell office:value-type="string" table:style-name="ce10">
            <text:p>Eastern Cluster 1</text:p>
          </table:table-cell>
          <table:table-cell office:value-type="string" table:style-name="ce10">
            <text:p>CAM8_A</text:p>
          </table:table-cell>
          <table:table-cell office:value-type="string" table:style-name="ce14">
            <text:p>waypoint name may be off on Garmin handheld. We were on station but the handheld had A019 – check waypoints</text:p>
          </table:table-cell>
          <table:table-cell table:style-name="ce14"/>
          <table:table-cell table:style-name="ce15"/>
          <table:table-cell table:number-columns-repeated="16367"/>
        </table:table-row>
        <table:table-row table:style-name="ro1">
          <table:table-cell office:value-type="string" table:style-name="ce10">
            <text:p>SAB_19</text:p>
          </table:table-cell>
          <table:table-cell office:value-type="date" office:date-value="2023-08-16T00:00:00" table:style-name="ce11">
            <text:p>2023-08-16</text:p>
          </table:table-cell>
          <table:table-cell office:value-type="time" office:time-value="PT14H41M0S" table:style-name="ce12">
            <text:p>14:41:00</text:p>
          </table:table-cell>
          <table:table-cell office:value-type="float" office:value="143" table:style-name="ce10">
            <text:p>143</text:p>
          </table:table-cell>
          <table:table-cell office:value-type="string" table:style-name="ce10">
            <text:p>Bottom</text:p>
          </table:table-cell>
          <table:table-cell office:value-type="float" office:value="2" table:style-name="ce10">
            <text:p>2</text:p>
          </table:table-cell>
          <table:table-cell office:value-type="string" table:style-name="ce10">
            <text:p>767A024</text:p>
          </table:table-cell>
          <table:table-cell office:value-type="float" office:value="413404" table:style-name="ce10">
            <text:p>413404</text:p>
          </table:table-cell>
          <table:table-cell office:value-type="float" office:value="152" table:style-name="ce10">
            <text:p>152</text:p>
          </table:table-cell>
          <table:table-cell office:value-type="string" table:style-name="ce10">
            <text:p>45 54.2999</text:p>
          </table:table-cell>
          <table:table-cell office:value-type="string" table:style-name="ce10">
            <text:p>59 01.4765</text:p>
          </table:table-cell>
          <table:table-cell office:value-type="float" office:value="3.27" table:style-name="ce10">
            <text:p>3.27</text:p>
          </table:table-cell>
          <table:table-cell office:value-type="string" table:style-name="ce10">
            <text:p>Eastern Cluster 1</text:p>
          </table:table-cell>
          <table:table-cell office:value-type="string" table:style-name="ce10">
            <text:p>CAM8_A</text:p>
          </table:table-cell>
          <table:table-cell table:number-columns-repeated="2" table:style-name="ce14"/>
          <table:table-cell table:style-name="ce15"/>
          <table:table-cell table:number-columns-repeated="16367"/>
        </table:table-row>
        <table:table-row table:style-name="ro1">
          <table:table-cell office:value-type="string" table:style-name="ce10">
            <text:p>SAB_19</text:p>
          </table:table-cell>
          <table:table-cell office:value-type="date" office:date-value="2023-08-16T00:00:00" table:style-name="ce11">
            <text:p>2023-08-16</text:p>
          </table:table-cell>
          <table:table-cell office:value-type="time" office:time-value="PT14H41M0S" table:style-name="ce12">
            <text:p>14:41:00</text:p>
          </table:table-cell>
          <table:table-cell office:value-type="float" office:value="143" table:style-name="ce10">
            <text:p>143</text:p>
          </table:table-cell>
          <table:table-cell office:value-type="string" table:style-name="ce10">
            <text:p>Bottom</text:p>
          </table:table-cell>
          <table:table-cell office:value-type="float" office:value="3" table:style-name="ce10">
            <text:p>3</text:p>
          </table:table-cell>
          <table:table-cell office:value-type="string" table:style-name="ce10">
            <text:p>767A024</text:p>
          </table:table-cell>
          <table:table-cell office:value-type="float" office:value="413405" table:style-name="ce10">
            <text:p>413405</text:p>
          </table:table-cell>
          <table:table-cell office:value-type="float" office:value="153" table:style-name="ce10">
            <text:p>153</text:p>
          </table:table-cell>
          <table:table-cell office:value-type="string" table:style-name="ce10">
            <text:p>45 54.2999</text:p>
          </table:table-cell>
          <table:table-cell office:value-type="string" table:style-name="ce10">
            <text:p>59 01.4765</text:p>
          </table:table-cell>
          <table:table-cell office:value-type="float" office:value="3.17" table:style-name="ce10">
            <text:p>3.17</text:p>
          </table:table-cell>
          <table:table-cell office:value-type="string" table:style-name="ce10">
            <text:p>Eastern Cluster 1</text:p>
          </table:table-cell>
          <table:table-cell office:value-type="string" table:style-name="ce10">
            <text:p>CAM8_A</text:p>
          </table:table-cell>
          <table:table-cell table:number-columns-repeated="2" table:style-name="ce14"/>
          <table:table-cell table:style-name="ce15"/>
          <table:table-cell table:number-columns-repeated="16367"/>
        </table:table-row>
        <table:table-row table:style-name="ro1">
          <table:table-cell office:value-type="string" table:style-name="ce10">
            <text:p>SAB_19</text:p>
          </table:table-cell>
          <table:table-cell office:value-type="date" office:date-value="2023-08-16T00:00:00" table:style-name="ce11">
            <text:p>2023-08-16</text:p>
          </table:table-cell>
          <table:table-cell office:value-type="time" office:time-value="PT14H41M0S" table:style-name="ce12">
            <text:p>14:41:00</text:p>
          </table:table-cell>
          <table:table-cell office:value-type="float" office:value="143" table:style-name="ce10">
            <text:p>143</text:p>
          </table:table-cell>
          <table:table-cell office:value-type="string" table:style-name="ce10">
            <text:p>Surface</text:p>
          </table:table-cell>
          <table:table-cell office:value-type="float" office:value="1" table:style-name="ce10">
            <text:p>1</text:p>
          </table:table-cell>
          <table:table-cell office:value-type="string" table:style-name="ce10">
            <text:p>767A024</text:p>
          </table:table-cell>
          <table:table-cell office:value-type="float" office:value="413406" table:style-name="ce10">
            <text:p>413406</text:p>
          </table:table-cell>
          <table:table-cell office:value-type="float" office:value="154" table:style-name="ce10">
            <text:p>154</text:p>
          </table:table-cell>
          <table:table-cell office:value-type="string" table:style-name="ce10">
            <text:p>45 54.2999</text:p>
          </table:table-cell>
          <table:table-cell office:value-type="string" table:style-name="ce10">
            <text:p>59 01.4765</text:p>
          </table:table-cell>
          <table:table-cell office:value-type="float" office:value="3.18" table:style-name="ce10">
            <text:p>3.18</text:p>
          </table:table-cell>
          <table:table-cell office:value-type="string" table:style-name="ce10">
            <text:p>Eastern Cluster 1</text:p>
          </table:table-cell>
          <table:table-cell office:value-type="string" table:style-name="ce10">
            <text:p>CAM8_A</text:p>
          </table:table-cell>
          <table:table-cell table:number-columns-repeated="2" table:style-name="ce14"/>
          <table:table-cell table:style-name="ce15"/>
          <table:table-cell table:number-columns-repeated="16367"/>
        </table:table-row>
        <table:table-row table:style-name="ro1">
          <table:table-cell office:value-type="string" table:style-name="ce10">
            <text:p>SAB_19</text:p>
          </table:table-cell>
          <table:table-cell office:value-type="date" office:date-value="2023-08-16T00:00:00" table:style-name="ce11">
            <text:p>2023-08-16</text:p>
          </table:table-cell>
          <table:table-cell office:value-type="time" office:time-value="PT14H41M0S" table:style-name="ce12">
            <text:p>14:41:00</text:p>
          </table:table-cell>
          <table:table-cell office:value-type="float" office:value="143" table:style-name="ce10">
            <text:p>143</text:p>
          </table:table-cell>
          <table:table-cell office:value-type="string" table:style-name="ce10">
            <text:p>Surface</text:p>
          </table:table-cell>
          <table:table-cell office:value-type="float" office:value="2" table:style-name="ce10">
            <text:p>2</text:p>
          </table:table-cell>
          <table:table-cell office:value-type="string" table:style-name="ce10">
            <text:p>767A024</text:p>
          </table:table-cell>
          <table:table-cell office:value-type="float" office:value="413407" table:style-name="ce10">
            <text:p>413407</text:p>
          </table:table-cell>
          <table:table-cell office:value-type="float" office:value="155" table:style-name="ce10">
            <text:p>155</text:p>
          </table:table-cell>
          <table:table-cell office:value-type="string" table:style-name="ce10">
            <text:p>45 54.2999</text:p>
          </table:table-cell>
          <table:table-cell office:value-type="string" table:style-name="ce10">
            <text:p>59 01.4765</text:p>
          </table:table-cell>
          <table:table-cell office:value-type="float" office:value="3.21" table:style-name="ce10">
            <text:p>3.21</text:p>
          </table:table-cell>
          <table:table-cell office:value-type="string" table:style-name="ce10">
            <text:p>Eastern Cluster 1</text:p>
          </table:table-cell>
          <table:table-cell office:value-type="string" table:style-name="ce10">
            <text:p>CAM8_A</text:p>
          </table:table-cell>
          <table:table-cell table:style-name="ce14"/>
          <table:table-cell office:value-type="string" table:style-name="ce14">
            <text:p>Minus 8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19</text:p>
          </table:table-cell>
          <table:table-cell office:value-type="date" office:date-value="2023-08-16T00:00:00" table:style-name="ce11">
            <text:p>2023-08-16</text:p>
          </table:table-cell>
          <table:table-cell office:value-type="time" office:time-value="PT14H41M0S" table:style-name="ce12">
            <text:p>14:41:00</text:p>
          </table:table-cell>
          <table:table-cell office:value-type="float" office:value="143" table:style-name="ce10">
            <text:p>143</text:p>
          </table:table-cell>
          <table:table-cell office:value-type="string" table:style-name="ce10">
            <text:p>Surface</text:p>
          </table:table-cell>
          <table:table-cell office:value-type="float" office:value="3" table:style-name="ce10">
            <text:p>3</text:p>
          </table:table-cell>
          <table:table-cell office:value-type="string" table:style-name="ce10">
            <text:p>767A024</text:p>
          </table:table-cell>
          <table:table-cell office:value-type="float" office:value="413408" table:style-name="ce10">
            <text:p>413408</text:p>
          </table:table-cell>
          <table:table-cell office:value-type="float" office:value="156" table:style-name="ce10">
            <text:p>156</text:p>
          </table:table-cell>
          <table:table-cell office:value-type="string" table:style-name="ce10">
            <text:p>45 54.2999</text:p>
          </table:table-cell>
          <table:table-cell office:value-type="string" table:style-name="ce10">
            <text:p>59 01.4765</text:p>
          </table:table-cell>
          <table:table-cell office:value-type="float" office:value="3.2" table:style-name="ce10">
            <text:p>3.2</text:p>
          </table:table-cell>
          <table:table-cell office:value-type="string" table:style-name="ce10">
            <text:p>Eastern Cluster 1</text:p>
          </table:table-cell>
          <table:table-cell office:value-type="string" table:style-name="ce10">
            <text:p>CAM8_A</text:p>
          </table:table-cell>
          <table:table-cell table:number-columns-repeated="2" table:style-name="ce14"/>
          <table:table-cell table:style-name="ce15"/>
          <table:table-cell table:number-columns-repeated="16367"/>
        </table:table-row>
        <table:table-row table:style-name="ro3">
          <table:table-cell office:value-type="string" table:style-name="ce10">
            <text:p>SAB_20</text:p>
          </table:table-cell>
          <table:table-cell office:value-type="date" office:date-value="2023-08-16T00:00:00" table:style-name="ce11">
            <text:p>2023-08-16</text:p>
          </table:table-cell>
          <table:table-cell office:value-type="time" office:time-value="PT16H4M0S" table:style-name="ce12">
            <text:p>16:04:00</text:p>
          </table:table-cell>
          <table:table-cell office:value-type="float" office:value="125" table:style-name="ce10">
            <text:p>125</text:p>
          </table:table-cell>
          <table:table-cell office:value-type="string" table:style-name="ce10">
            <text:p>Bottom</text:p>
          </table:table-cell>
          <table:table-cell office:value-type="float" office:value="1" table:style-name="ce10">
            <text:p>1</text:p>
          </table:table-cell>
          <table:table-cell office:value-type="string" table:style-name="ce10">
            <text:p>767A025</text:p>
          </table:table-cell>
          <table:table-cell office:value-type="float" office:value="413409" table:style-name="ce10">
            <text:p>413409</text:p>
          </table:table-cell>
          <table:table-cell office:value-type="float" office:value="157" table:style-name="ce10">
            <text:p>157</text:p>
          </table:table-cell>
          <table:table-cell office:value-type="string" table:style-name="ce10">
            <text:p>45 54.4286</text:p>
          </table:table-cell>
          <table:table-cell office:value-type="string" table:style-name="ce10">
            <text:p>59 02.8675</text:p>
          </table:table-cell>
          <table:table-cell office:value-type="float" office:value="3.31" table:style-name="ce10">
            <text:p>3.31</text:p>
          </table:table-cell>
          <table:table-cell office:value-type="string" table:style-name="ce10">
            <text:p>Eastern Cluster 1</text:p>
          </table:table-cell>
          <table:table-cell office:value-type="string" table:style-name="ce10">
            <text:p>CAM9_C</text:p>
          </table:table-cell>
          <table:table-cell office:value-type="string" table:style-name="ce14">
            <text:p>programmed for a surface sample but for some reason it fired at the same time as the bottom sample. This isn’t what was programmed so I am not sure what is happening.</text:p>
          </table:table-cell>
          <table:table-cell table:style-name="ce14"/>
          <table:table-cell table:style-name="ce15"/>
          <table:table-cell table:number-columns-repeated="16367"/>
        </table:table-row>
        <table:table-row table:style-name="ro1">
          <table:table-cell office:value-type="string" table:style-name="ce10">
            <text:p>SAB_20</text:p>
          </table:table-cell>
          <table:table-cell office:value-type="date" office:date-value="2023-08-16T00:00:00" table:style-name="ce11">
            <text:p>2023-08-16</text:p>
          </table:table-cell>
          <table:table-cell office:value-type="time" office:time-value="PT16H4M0S" table:style-name="ce12">
            <text:p>16:04:00</text:p>
          </table:table-cell>
          <table:table-cell office:value-type="float" office:value="125" table:style-name="ce10">
            <text:p>125</text:p>
          </table:table-cell>
          <table:table-cell office:value-type="string" table:style-name="ce10">
            <text:p>Bottom</text:p>
          </table:table-cell>
          <table:table-cell office:value-type="float" office:value="2" table:style-name="ce10">
            <text:p>2</text:p>
          </table:table-cell>
          <table:table-cell office:value-type="string" table:style-name="ce10">
            <text:p>767A025</text:p>
          </table:table-cell>
          <table:table-cell office:value-type="float" office:value="413410" table:style-name="ce10">
            <text:p>413410</text:p>
          </table:table-cell>
          <table:table-cell office:value-type="float" office:value="158" table:style-name="ce10">
            <text:p>158</text:p>
          </table:table-cell>
          <table:table-cell office:value-type="string" table:style-name="ce10">
            <text:p>45 54.4286</text:p>
          </table:table-cell>
          <table:table-cell office:value-type="string" table:style-name="ce10">
            <text:p>59 02.8675</text:p>
          </table:table-cell>
          <table:table-cell office:value-type="float" office:value="3.18" table:style-name="ce10">
            <text:p>3.18</text:p>
          </table:table-cell>
          <table:table-cell office:value-type="string" table:style-name="ce10">
            <text:p>Eastern Cluster 1</text:p>
          </table:table-cell>
          <table:table-cell office:value-type="string" table:style-name="ce10">
            <text:p>CAM9_C</text:p>
          </table:table-cell>
          <table:table-cell table:number-columns-repeated="2" table:style-name="ce14"/>
          <table:table-cell table:style-name="ce15"/>
          <table:table-cell table:number-columns-repeated="16367"/>
        </table:table-row>
        <table:table-row table:style-name="ro1">
          <table:table-cell office:value-type="string" table:style-name="ce10">
            <text:p>SAB_20</text:p>
          </table:table-cell>
          <table:table-cell office:value-type="date" office:date-value="2023-08-16T00:00:00" table:style-name="ce11">
            <text:p>2023-08-16</text:p>
          </table:table-cell>
          <table:table-cell office:value-type="time" office:time-value="PT16H4M0S" table:style-name="ce12">
            <text:p>16:04:00</text:p>
          </table:table-cell>
          <table:table-cell office:value-type="float" office:value="125" table:style-name="ce10">
            <text:p>125</text:p>
          </table:table-cell>
          <table:table-cell office:value-type="string" table:style-name="ce10">
            <text:p>Bottom</text:p>
          </table:table-cell>
          <table:table-cell office:value-type="float" office:value="3" table:style-name="ce10">
            <text:p>3</text:p>
          </table:table-cell>
          <table:table-cell office:value-type="string" table:style-name="ce10">
            <text:p>767A025</text:p>
          </table:table-cell>
          <table:table-cell office:value-type="float" office:value="413411" table:style-name="ce10">
            <text:p>413411</text:p>
          </table:table-cell>
          <table:table-cell office:value-type="float" office:value="159" table:style-name="ce10">
            <text:p>159</text:p>
          </table:table-cell>
          <table:table-cell office:value-type="string" table:style-name="ce10">
            <text:p>45 54.4286</text:p>
          </table:table-cell>
          <table:table-cell office:value-type="string" table:style-name="ce10">
            <text:p>59 02.8675</text:p>
          </table:table-cell>
          <table:table-cell office:value-type="float" office:value="3.22" table:style-name="ce10">
            <text:p>3.22</text:p>
          </table:table-cell>
          <table:table-cell office:value-type="string" table:style-name="ce10">
            <text:p>Eastern Cluster 1</text:p>
          </table:table-cell>
          <table:table-cell office:value-type="string" table:style-name="ce10">
            <text:p>CAM9_C</text:p>
          </table:table-cell>
          <table:table-cell table:number-columns-repeated="2" table:style-name="ce14"/>
          <table:table-cell table:style-name="ce15"/>
          <table:table-cell table:number-columns-repeated="16367"/>
        </table:table-row>
        <table:table-row table:style-name="ro1">
          <table:table-cell office:value-type="string" table:style-name="ce21">
            <text:p>BLANK</text:p>
          </table:table-cell>
          <table:table-cell office:value-type="date" office:date-value="2023-08-17T00:00:00" table:style-name="ce22">
            <text:p>2023-08-17</text:p>
          </table:table-cell>
          <table:table-cell office:value-type="time" office:time-value="PT7H17M0S" table:style-name="ce23">
            <text:p>07:17:00</text:p>
          </table:table-cell>
          <table:table-cell office:value-type="string" table:style-name="ce21">
            <text:p>NA</text:p>
          </table:table-cell>
          <table:table-cell office:value-type="string" table:style-name="ce21">
            <text:p>BLANK</text:p>
          </table:table-cell>
          <table:table-cell office:value-type="float" office:value="1" table:style-name="ce21">
            <text:p>1</text:p>
          </table:table-cell>
          <table:table-cell office:value-type="string" table:style-name="ce21">
            <text:p>NA</text:p>
          </table:table-cell>
          <table:table-cell office:value-type="float" office:value="413412" table:style-name="ce21">
            <text:p>413412</text:p>
          </table:table-cell>
          <table:table-cell office:value-type="float" office:value="160" table:style-name="ce21">
            <text:p>160</text:p>
          </table:table-cell>
          <table:table-cell office:value-type="string" table:style-name="ce21">
            <text:p>NA</text:p>
          </table:table-cell>
          <table:table-cell office:value-type="string" table:style-name="ce21">
            <text:p>NA</text:p>
          </table:table-cell>
          <table:table-cell office:value-type="float" office:value="1.57" table:style-name="ce21">
            <text:p>1.57</text:p>
          </table:table-cell>
          <table:table-cell office:value-type="string" table:style-name="ce21">
            <text:p>NA</text:p>
          </table:table-cell>
          <table:table-cell office:value-type="string" table:style-name="ce21">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1</text:p>
          </table:table-cell>
          <table:table-cell office:value-type="date" office:date-value="2023-08-17T00:00:00" table:style-name="ce11">
            <text:p>2023-08-17</text:p>
          </table:table-cell>
          <table:table-cell office:value-type="time" office:time-value="PT8H13M0S" table:style-name="ce12">
            <text:p>08:13:00</text:p>
          </table:table-cell>
          <table:table-cell office:value-type="float" office:value="55.8" table:style-name="ce10">
            <text:p>55.8</text:p>
          </table:table-cell>
          <table:table-cell office:value-type="string" table:style-name="ce10">
            <text:p>Bottom</text:p>
          </table:table-cell>
          <table:table-cell office:value-type="float" office:value="1" table:style-name="ce10">
            <text:p>1</text:p>
          </table:table-cell>
          <table:table-cell office:value-type="string" table:style-name="ce10">
            <text:p>767A026</text:p>
          </table:table-cell>
          <table:table-cell office:value-type="float" office:value="413413" table:style-name="ce10">
            <text:p>413413</text:p>
          </table:table-cell>
          <table:table-cell office:value-type="float" office:value="161" table:style-name="ce10">
            <text:p>161</text:p>
          </table:table-cell>
          <table:table-cell office:value-type="string" table:style-name="ce10">
            <text:p>45 53.3689</text:p>
          </table:table-cell>
          <table:table-cell office:value-type="string" table:style-name="ce10">
            <text:p>59 36.5996</text:p>
          </table:table-cell>
          <table:table-cell office:value-type="float" office:value="3.17" table:style-name="ce10">
            <text:p>3.17</text:p>
          </table:table-cell>
          <table:table-cell office:value-type="string" table:style-name="ce10">
            <text:p>Western Cluster 2</text:p>
          </table:table-cell>
          <table:table-cell office:value-type="string" table:style-name="ce10">
            <text:p>CAM15_D</text:p>
          </table:table-cell>
          <table:table-cell office:value-type="string" table:style-name="ce14">
            <text:p>looks like we drifted off the target bank</text:p>
          </table:table-cell>
          <table:table-cell table:style-name="ce14"/>
          <table:table-cell table:style-name="ce15"/>
          <table:table-cell table:number-columns-repeated="16367"/>
        </table:table-row>
        <table:table-row table:style-name="ro1">
          <table:table-cell office:value-type="string" table:style-name="ce10">
            <text:p>SAB_21</text:p>
          </table:table-cell>
          <table:table-cell office:value-type="date" office:date-value="2023-08-17T00:00:00" table:style-name="ce11">
            <text:p>2023-08-17</text:p>
          </table:table-cell>
          <table:table-cell office:value-type="time" office:time-value="PT8H13M0S" table:style-name="ce12">
            <text:p>08:13:00</text:p>
          </table:table-cell>
          <table:table-cell office:value-type="float" office:value="55.8" table:style-name="ce10">
            <text:p>55.8</text:p>
          </table:table-cell>
          <table:table-cell office:value-type="string" table:style-name="ce10">
            <text:p>Bottom</text:p>
          </table:table-cell>
          <table:table-cell office:value-type="float" office:value="2" table:style-name="ce10">
            <text:p>2</text:p>
          </table:table-cell>
          <table:table-cell office:value-type="string" table:style-name="ce10">
            <text:p>767A026</text:p>
          </table:table-cell>
          <table:table-cell office:value-type="float" office:value="413414" table:style-name="ce10">
            <text:p>413414</text:p>
          </table:table-cell>
          <table:table-cell office:value-type="float" office:value="162" table:style-name="ce10">
            <text:p>162</text:p>
          </table:table-cell>
          <table:table-cell office:value-type="string" table:style-name="ce10">
            <text:p>45 53.3689</text:p>
          </table:table-cell>
          <table:table-cell office:value-type="string" table:style-name="ce10">
            <text:p>59 36.5996</text:p>
          </table:table-cell>
          <table:table-cell office:value-type="float" office:value="3.4" table:style-name="ce10">
            <text:p>3.4</text:p>
          </table:table-cell>
          <table:table-cell office:value-type="string" table:style-name="ce10">
            <text:p>Western Cluster 2</text:p>
          </table:table-cell>
          <table:table-cell office:value-type="string" table:style-name="ce10">
            <text:p>CAM15_D</text:p>
          </table:table-cell>
          <table:table-cell table:number-columns-repeated="2" table:style-name="ce14"/>
          <table:table-cell table:style-name="ce15"/>
          <table:table-cell table:number-columns-repeated="16367"/>
        </table:table-row>
        <table:table-row table:style-name="ro1">
          <table:table-cell office:value-type="string" table:style-name="ce10">
            <text:p>SAB_21</text:p>
          </table:table-cell>
          <table:table-cell office:value-type="date" office:date-value="2023-08-17T00:00:00" table:style-name="ce11">
            <text:p>2023-08-17</text:p>
          </table:table-cell>
          <table:table-cell office:value-type="time" office:time-value="PT8H13M0S" table:style-name="ce12">
            <text:p>08:13:00</text:p>
          </table:table-cell>
          <table:table-cell office:value-type="float" office:value="55.8" table:style-name="ce10">
            <text:p>55.8</text:p>
          </table:table-cell>
          <table:table-cell office:value-type="string" table:style-name="ce10">
            <text:p>Bottom</text:p>
          </table:table-cell>
          <table:table-cell office:value-type="float" office:value="3" table:style-name="ce10">
            <text:p>3</text:p>
          </table:table-cell>
          <table:table-cell office:value-type="string" table:style-name="ce10">
            <text:p>767A026</text:p>
          </table:table-cell>
          <table:table-cell office:value-type="float" office:value="413415" table:style-name="ce10">
            <text:p>413415</text:p>
          </table:table-cell>
          <table:table-cell office:value-type="float" office:value="163" table:style-name="ce10">
            <text:p>163</text:p>
          </table:table-cell>
          <table:table-cell office:value-type="string" table:style-name="ce10">
            <text:p>45 53.3689</text:p>
          </table:table-cell>
          <table:table-cell office:value-type="string" table:style-name="ce10">
            <text:p>59 36.5996</text:p>
          </table:table-cell>
          <table:table-cell office:value-type="float" office:value="3.29" table:style-name="ce10">
            <text:p>3.29</text:p>
          </table:table-cell>
          <table:table-cell office:value-type="string" table:style-name="ce10">
            <text:p>Western Cluster 2</text:p>
          </table:table-cell>
          <table:table-cell office:value-type="string" table:style-name="ce10">
            <text:p>CAM15_D</text:p>
          </table:table-cell>
          <table:table-cell table:number-columns-repeated="2" table:style-name="ce14"/>
          <table:table-cell table:style-name="ce15"/>
          <table:table-cell table:number-columns-repeated="16367"/>
        </table:table-row>
        <table:table-row table:style-name="ro1">
          <table:table-cell office:value-type="string" table:style-name="ce10">
            <text:p>SAB_22</text:p>
          </table:table-cell>
          <table:table-cell office:value-type="date" office:date-value="2023-08-17T00:00:00" table:style-name="ce11">
            <text:p>2023-08-17</text:p>
          </table:table-cell>
          <table:table-cell office:value-type="time" office:time-value="PT11H16M0S" table:style-name="ce12">
            <text:p>11:16:00</text:p>
          </table:table-cell>
          <table:table-cell office:value-type="float" office:value="19.100000000000001" table:style-name="ce10">
            <text:p>19.1</text:p>
          </table:table-cell>
          <table:table-cell office:value-type="string" table:style-name="ce10">
            <text:p>Bottom</text:p>
          </table:table-cell>
          <table:table-cell office:value-type="float" office:value="1" table:style-name="ce10">
            <text:p>1</text:p>
          </table:table-cell>
          <table:table-cell office:value-type="string" table:style-name="ce10">
            <text:p>767A027</text:p>
          </table:table-cell>
          <table:table-cell office:value-type="float" office:value="413416" table:style-name="ce10">
            <text:p>413416</text:p>
          </table:table-cell>
          <table:table-cell office:value-type="float" office:value="164" table:style-name="ce10">
            <text:p>164</text:p>
          </table:table-cell>
          <table:table-cell office:value-type="string" table:style-name="ce10">
            <text:p>45 53.6202</text:p>
          </table:table-cell>
          <table:table-cell office:value-type="string" table:style-name="ce10">
            <text:p>59 35.9914</text:p>
          </table:table-cell>
          <table:table-cell office:value-type="float" office:value="3.25" table:style-name="ce10">
            <text:p>3.25</text:p>
          </table:table-cell>
          <table:table-cell office:value-type="string" table:style-name="ce10">
            <text:p>Western Cluster 2</text:p>
          </table:table-cell>
          <table:table-cell office:value-type="string" table:style-name="ce10">
            <text:p>CAM16_D</text:p>
          </table:table-cell>
          <table:table-cell table:number-columns-repeated="2" table:style-name="ce14"/>
          <table:table-cell table:style-name="ce15"/>
          <table:table-cell table:number-columns-repeated="16367"/>
        </table:table-row>
        <table:table-row table:style-name="ro1">
          <table:table-cell office:value-type="string" table:style-name="ce10">
            <text:p>SAB_22</text:p>
          </table:table-cell>
          <table:table-cell office:value-type="date" office:date-value="2023-08-17T00:00:00" table:style-name="ce11">
            <text:p>2023-08-17</text:p>
          </table:table-cell>
          <table:table-cell office:value-type="time" office:time-value="PT11H16M0S" table:style-name="ce12">
            <text:p>11:16:00</text:p>
          </table:table-cell>
          <table:table-cell office:value-type="float" office:value="19.100000000000001" table:style-name="ce10">
            <text:p>19.1</text:p>
          </table:table-cell>
          <table:table-cell office:value-type="string" table:style-name="ce10">
            <text:p>Bottom</text:p>
          </table:table-cell>
          <table:table-cell office:value-type="float" office:value="2" table:style-name="ce10">
            <text:p>2</text:p>
          </table:table-cell>
          <table:table-cell office:value-type="string" table:style-name="ce10">
            <text:p>767A027</text:p>
          </table:table-cell>
          <table:table-cell office:value-type="float" office:value="413417" table:style-name="ce10">
            <text:p>413417</text:p>
          </table:table-cell>
          <table:table-cell office:value-type="float" office:value="165" table:style-name="ce10">
            <text:p>165</text:p>
          </table:table-cell>
          <table:table-cell office:value-type="string" table:style-name="ce10">
            <text:p>45 53.6202</text:p>
          </table:table-cell>
          <table:table-cell office:value-type="string" table:style-name="ce10">
            <text:p>59 35.9914</text:p>
          </table:table-cell>
          <table:table-cell office:value-type="float" office:value="3.87" table:style-name="ce10">
            <text:p>3.87</text:p>
          </table:table-cell>
          <table:table-cell office:value-type="string" table:style-name="ce10">
            <text:p>Western Cluster 2</text:p>
          </table:table-cell>
          <table:table-cell office:value-type="string" table:style-name="ce10">
            <text:p>CAM16_D</text:p>
          </table:table-cell>
          <table:table-cell office:value-type="string" table:style-name="ce14">
            <text:p>were talking let it sample longer than target for 3.0 L</text:p>
          </table:table-cell>
          <table:table-cell table:style-name="ce14"/>
          <table:table-cell table:style-name="ce15"/>
          <table:table-cell table:number-columns-repeated="16367"/>
        </table:table-row>
        <table:table-row table:style-name="ro1">
          <table:table-cell office:value-type="string" table:style-name="ce10">
            <text:p>SAB_22</text:p>
          </table:table-cell>
          <table:table-cell office:value-type="date" office:date-value="2023-08-17T00:00:00" table:style-name="ce11">
            <text:p>2023-08-17</text:p>
          </table:table-cell>
          <table:table-cell office:value-type="time" office:time-value="PT11H16M0S" table:style-name="ce12">
            <text:p>11:16:00</text:p>
          </table:table-cell>
          <table:table-cell office:value-type="float" office:value="19.100000000000001" table:style-name="ce10">
            <text:p>19.1</text:p>
          </table:table-cell>
          <table:table-cell office:value-type="string" table:style-name="ce10">
            <text:p>Bottom</text:p>
          </table:table-cell>
          <table:table-cell office:value-type="float" office:value="3" table:style-name="ce10">
            <text:p>3</text:p>
          </table:table-cell>
          <table:table-cell office:value-type="string" table:style-name="ce10">
            <text:p>767A027</text:p>
          </table:table-cell>
          <table:table-cell office:value-type="float" office:value="413418" table:style-name="ce10">
            <text:p>413418</text:p>
          </table:table-cell>
          <table:table-cell office:value-type="float" office:value="166" table:style-name="ce10">
            <text:p>166</text:p>
          </table:table-cell>
          <table:table-cell office:value-type="string" table:style-name="ce10">
            <text:p>45 53.6202</text:p>
          </table:table-cell>
          <table:table-cell office:value-type="string" table:style-name="ce10">
            <text:p>59 35.9914</text:p>
          </table:table-cell>
          <table:table-cell office:value-type="float" office:value="3.2" table:style-name="ce10">
            <text:p>3.2</text:p>
          </table:table-cell>
          <table:table-cell office:value-type="string" table:style-name="ce10">
            <text:p>Western Cluster 2</text:p>
          </table:table-cell>
          <table:table-cell office:value-type="string" table:style-name="ce10">
            <text:p>CAM16_D</text:p>
          </table:table-cell>
          <table:table-cell table:number-columns-repeated="2" table:style-name="ce14"/>
          <table:table-cell table:style-name="ce15"/>
          <table:table-cell table:number-columns-repeated="16367"/>
        </table:table-row>
        <table:table-row table:style-name="ro1">
          <table:table-cell office:value-type="string" table:style-name="ce10">
            <text:p>SAB_23</text:p>
          </table:table-cell>
          <table:table-cell office:value-type="date" office:date-value="2023-08-17T00:00:00" table:style-name="ce11">
            <text:p>2023-08-17</text:p>
          </table:table-cell>
          <table:table-cell office:value-type="time" office:time-value="PT12H10M0S" table:style-name="ce12">
            <text:p>12:10:00</text:p>
          </table:table-cell>
          <table:table-cell office:value-type="float" office:value="56.2" table:style-name="ce10">
            <text:p>56.2</text:p>
          </table:table-cell>
          <table:table-cell office:value-type="string" table:style-name="ce10">
            <text:p>Bottom</text:p>
          </table:table-cell>
          <table:table-cell office:value-type="float" office:value="1" table:style-name="ce10">
            <text:p>1</text:p>
          </table:table-cell>
          <table:table-cell office:value-type="string" table:style-name="ce10">
            <text:p>767A028</text:p>
          </table:table-cell>
          <table:table-cell office:value-type="float" office:value="413419" table:style-name="ce10">
            <text:p>413419</text:p>
          </table:table-cell>
          <table:table-cell office:value-type="float" office:value="167" table:style-name="ce10">
            <text:p>167</text:p>
          </table:table-cell>
          <table:table-cell office:value-type="string" table:style-name="ce10">
            <text:p>45 56.9505</text:p>
          </table:table-cell>
          <table:table-cell office:value-type="string" table:style-name="ce10">
            <text:p>59 29.1574</text:p>
          </table:table-cell>
          <table:table-cell office:value-type="float" office:value="3.22" table:style-name="ce10">
            <text:p>3.22</text:p>
          </table:table-cell>
          <table:table-cell office:value-type="string" table:style-name="ce10">
            <text:p>Western Cluster 2</text:p>
          </table:table-cell>
          <table:table-cell office:value-type="string" table:style-name="ce10">
            <text:p>NA</text:p>
          </table:table-cell>
          <table:table-cell office:value-type="string" table:style-name="ce14">
            <text:p>Station ‘50’ in the sequential waypoints on the plotter</text:p>
          </table:table-cell>
          <table:table-cell table:style-name="ce14"/>
          <table:table-cell table:style-name="ce15"/>
          <table:table-cell table:number-columns-repeated="16367"/>
        </table:table-row>
        <table:table-row table:style-name="ro3">
          <table:table-cell office:value-type="string" table:style-name="ce10">
            <text:p>SAB_23</text:p>
          </table:table-cell>
          <table:table-cell office:value-type="date" office:date-value="2023-08-17T00:00:00" table:style-name="ce11">
            <text:p>2023-08-17</text:p>
          </table:table-cell>
          <table:table-cell office:value-type="time" office:time-value="PT12H10M0S" table:style-name="ce12">
            <text:p>12:10:00</text:p>
          </table:table-cell>
          <table:table-cell office:value-type="float" office:value="56.2" table:style-name="ce10">
            <text:p>56.2</text:p>
          </table:table-cell>
          <table:table-cell office:value-type="string" table:style-name="ce10">
            <text:p>Bottom</text:p>
          </table:table-cell>
          <table:table-cell office:value-type="float" office:value="2" table:style-name="ce10">
            <text:p>2</text:p>
          </table:table-cell>
          <table:table-cell office:value-type="string" table:style-name="ce10">
            <text:p>767A028</text:p>
          </table:table-cell>
          <table:table-cell office:value-type="float" office:value="413420" table:style-name="ce10">
            <text:p>413420</text:p>
          </table:table-cell>
          <table:table-cell office:value-type="float" office:value="168" table:style-name="ce10">
            <text:p>168</text:p>
          </table:table-cell>
          <table:table-cell office:value-type="string" table:style-name="ce10">
            <text:p>45 56.9505</text:p>
          </table:table-cell>
          <table:table-cell office:value-type="string" table:style-name="ce10">
            <text:p>59 29.1574</text:p>
          </table:table-cell>
          <table:table-cell office:value-type="float" office:value="3.15" table:style-name="ce10">
            <text:p>3.15</text:p>
          </table:table-cell>
          <table:table-cell office:value-type="string" table:style-name="ce10">
            <text:p>Western Cluster 2</text:p>
          </table:table-cell>
          <table:table-cell office:value-type="string" table:style-name="ce10">
            <text:p>NA</text:p>
          </table:table-cell>
          <table:table-cell office:value-type="string" table:style-name="ce14">
            <text:p>Note that the plotter indicated that we ahd been to this station, but I am pretty sure we haven’t so we sampled again.</text:p>
          </table:table-cell>
          <table:table-cell table:style-name="ce14"/>
          <table:table-cell table:style-name="ce15"/>
          <table:table-cell table:number-columns-repeated="16367"/>
        </table:table-row>
        <table:table-row table:style-name="ro1">
          <table:table-cell office:value-type="string" table:style-name="ce10">
            <text:p>SAB_23</text:p>
          </table:table-cell>
          <table:table-cell office:value-type="date" office:date-value="2023-08-17T00:00:00" table:style-name="ce11">
            <text:p>2023-08-17</text:p>
          </table:table-cell>
          <table:table-cell office:value-type="time" office:time-value="PT12H10M0S" table:style-name="ce12">
            <text:p>12:10:00</text:p>
          </table:table-cell>
          <table:table-cell office:value-type="float" office:value="56.2" table:style-name="ce10">
            <text:p>56.2</text:p>
          </table:table-cell>
          <table:table-cell office:value-type="string" table:style-name="ce10">
            <text:p>Bottom</text:p>
          </table:table-cell>
          <table:table-cell office:value-type="float" office:value="3" table:style-name="ce10">
            <text:p>3</text:p>
          </table:table-cell>
          <table:table-cell office:value-type="string" table:style-name="ce10">
            <text:p>767A028</text:p>
          </table:table-cell>
          <table:table-cell office:value-type="float" office:value="413421" table:style-name="ce10">
            <text:p>413421</text:p>
          </table:table-cell>
          <table:table-cell office:value-type="float" office:value="169" table:style-name="ce10">
            <text:p>169</text:p>
          </table:table-cell>
          <table:table-cell office:value-type="string" table:style-name="ce10">
            <text:p>45 56.9505</text:p>
          </table:table-cell>
          <table:table-cell office:value-type="string" table:style-name="ce10">
            <text:p>59 29.1574</text:p>
          </table:table-cell>
          <table:table-cell office:value-type="float" office:value="3.15" table:style-name="ce10">
            <text:p>3.15</text:p>
          </table:table-cell>
          <table:table-cell office:value-type="string" table:style-name="ce10">
            <text:p>Western Cluster 2</text:p>
          </table:table-cell>
          <table:table-cell office:value-type="string" table:style-name="ce10">
            <text:p>NA</text:p>
          </table:table-cell>
          <table:table-cell office:value-type="string" table:style-name="ce14">
            <text:p>accidentally didn’t save the waypoint in the Garmin</text:p>
          </table:table-cell>
          <table:table-cell table:style-name="ce14"/>
          <table:table-cell table:style-name="ce15"/>
          <table:table-cell table:number-columns-repeated="16367"/>
        </table:table-row>
        <table:table-row table:style-name="ro1">
          <table:table-cell office:value-type="string" table:style-name="ce10">
            <text:p>SAB_24</text:p>
          </table:table-cell>
          <table:table-cell office:value-type="date" office:date-value="2023-08-17T00:00:00" table:style-name="ce11">
            <text:p>2023-08-17</text:p>
          </table:table-cell>
          <table:table-cell office:value-type="time" office:time-value="PT12H57M0S" table:style-name="ce12">
            <text:p>12:57:00</text:p>
          </table:table-cell>
          <table:table-cell office:value-type="float" office:value="47.8" table:style-name="ce10">
            <text:p>47.8</text:p>
          </table:table-cell>
          <table:table-cell office:value-type="string" table:style-name="ce10">
            <text:p>Bottom</text:p>
          </table:table-cell>
          <table:table-cell office:value-type="float" office:value="1" table:style-name="ce10">
            <text:p>1</text:p>
          </table:table-cell>
          <table:table-cell office:value-type="string" table:style-name="ce10">
            <text:p>767A029</text:p>
          </table:table-cell>
          <table:table-cell office:value-type="float" office:value="413422" table:style-name="ce10">
            <text:p>413422</text:p>
          </table:table-cell>
          <table:table-cell office:value-type="float" office:value="170" table:style-name="ce10">
            <text:p>170</text:p>
          </table:table-cell>
          <table:table-cell office:value-type="string" table:style-name="ce10">
            <text:p>46 02.5128</text:p>
          </table:table-cell>
          <table:table-cell office:value-type="string" table:style-name="ce10">
            <text:p>59 28.6502</text:p>
          </table:table-cell>
          <table:table-cell office:value-type="float" office:value="3.1" table:style-name="ce10">
            <text:p>3.1</text:p>
          </table:table-cell>
          <table:table-cell office:value-type="string" table:style-name="ce10">
            <text:p>Western Cluster 3</text:p>
          </table:table-cell>
          <table:table-cell office:value-type="string" table:style-name="ce10">
            <text:p>CAM6_D</text:p>
          </table:table-cell>
          <table:table-cell table:number-columns-repeated="2" table:style-name="ce14"/>
          <table:table-cell table:style-name="ce15"/>
          <table:table-cell table:number-columns-repeated="16367"/>
        </table:table-row>
        <table:table-row table:style-name="ro1">
          <table:table-cell office:value-type="string" table:style-name="ce10">
            <text:p>SAB_24</text:p>
          </table:table-cell>
          <table:table-cell office:value-type="date" office:date-value="2023-08-17T00:00:00" table:style-name="ce11">
            <text:p>2023-08-17</text:p>
          </table:table-cell>
          <table:table-cell office:value-type="time" office:time-value="PT12H57M0S" table:style-name="ce12">
            <text:p>12:57:00</text:p>
          </table:table-cell>
          <table:table-cell office:value-type="float" office:value="47.8" table:style-name="ce10">
            <text:p>47.8</text:p>
          </table:table-cell>
          <table:table-cell office:value-type="string" table:style-name="ce10">
            <text:p>Bottom</text:p>
          </table:table-cell>
          <table:table-cell office:value-type="float" office:value="2" table:style-name="ce10">
            <text:p>2</text:p>
          </table:table-cell>
          <table:table-cell office:value-type="string" table:style-name="ce10">
            <text:p>767A029</text:p>
          </table:table-cell>
          <table:table-cell office:value-type="float" office:value="413423" table:style-name="ce10">
            <text:p>413423</text:p>
          </table:table-cell>
          <table:table-cell office:value-type="float" office:value="171" table:style-name="ce10">
            <text:p>171</text:p>
          </table:table-cell>
          <table:table-cell office:value-type="string" table:style-name="ce10">
            <text:p>46 02.5128</text:p>
          </table:table-cell>
          <table:table-cell office:value-type="string" table:style-name="ce10">
            <text:p>59 28.6502</text:p>
          </table:table-cell>
          <table:table-cell office:value-type="float" office:value="3.14" table:style-name="ce10">
            <text:p>3.14</text:p>
          </table:table-cell>
          <table:table-cell office:value-type="string" table:style-name="ce10">
            <text:p>Western Cluster 3</text:p>
          </table:table-cell>
          <table:table-cell office:value-type="string" table:style-name="ce10">
            <text:p>CAM6_D</text:p>
          </table:table-cell>
          <table:table-cell table:number-columns-repeated="2" table:style-name="ce14"/>
          <table:table-cell table:style-name="ce15"/>
          <table:table-cell table:number-columns-repeated="16367"/>
        </table:table-row>
        <table:table-row table:style-name="ro1">
          <table:table-cell office:value-type="string" table:style-name="ce10">
            <text:p>SAB_24</text:p>
          </table:table-cell>
          <table:table-cell office:value-type="date" office:date-value="2023-08-17T00:00:00" table:style-name="ce11">
            <text:p>2023-08-17</text:p>
          </table:table-cell>
          <table:table-cell office:value-type="time" office:time-value="PT12H57M0S" table:style-name="ce12">
            <text:p>12:57:00</text:p>
          </table:table-cell>
          <table:table-cell office:value-type="float" office:value="47.8" table:style-name="ce10">
            <text:p>47.8</text:p>
          </table:table-cell>
          <table:table-cell office:value-type="string" table:style-name="ce10">
            <text:p>Bottom</text:p>
          </table:table-cell>
          <table:table-cell office:value-type="float" office:value="3" table:style-name="ce10">
            <text:p>3</text:p>
          </table:table-cell>
          <table:table-cell office:value-type="string" table:style-name="ce10">
            <text:p>767A029</text:p>
          </table:table-cell>
          <table:table-cell office:value-type="float" office:value="413424" table:style-name="ce10">
            <text:p>413424</text:p>
          </table:table-cell>
          <table:table-cell office:value-type="float" office:value="172" table:style-name="ce10">
            <text:p>172</text:p>
          </table:table-cell>
          <table:table-cell office:value-type="string" table:style-name="ce10">
            <text:p>46 02.5128</text:p>
          </table:table-cell>
          <table:table-cell office:value-type="string" table:style-name="ce10">
            <text:p>59 28.6502</text:p>
          </table:table-cell>
          <table:table-cell office:value-type="float" office:value="3.11" table:style-name="ce10">
            <text:p>3.11</text:p>
          </table:table-cell>
          <table:table-cell office:value-type="string" table:style-name="ce10">
            <text:p>Western Cluster 3</text:p>
          </table:table-cell>
          <table:table-cell office:value-type="string" table:style-name="ce10">
            <text:p>CAM6_D</text:p>
          </table:table-cell>
          <table:table-cell table:number-columns-repeated="2" table:style-name="ce14"/>
          <table:table-cell table:style-name="ce15"/>
          <table:table-cell table:number-columns-repeated="16367"/>
        </table:table-row>
        <table:table-row table:style-name="ro1">
          <table:table-cell office:value-type="string" table:style-name="ce10">
            <text:p>SAB_24</text:p>
          </table:table-cell>
          <table:table-cell office:value-type="date" office:date-value="2023-08-17T00:00:00" table:style-name="ce11">
            <text:p>2023-08-17</text:p>
          </table:table-cell>
          <table:table-cell office:value-type="time" office:time-value="PT12H57M0S" table:style-name="ce12">
            <text:p>12:57:00</text:p>
          </table:table-cell>
          <table:table-cell office:value-type="float" office:value="47.8" table:style-name="ce10">
            <text:p>47.8</text:p>
          </table:table-cell>
          <table:table-cell office:value-type="string" table:style-name="ce10">
            <text:p>Surface</text:p>
          </table:table-cell>
          <table:table-cell office:value-type="float" office:value="1" table:style-name="ce10">
            <text:p>1</text:p>
          </table:table-cell>
          <table:table-cell office:value-type="string" table:style-name="ce10">
            <text:p>767A029</text:p>
          </table:table-cell>
          <table:table-cell office:value-type="float" office:value="413425" table:style-name="ce10">
            <text:p>413425</text:p>
          </table:table-cell>
          <table:table-cell office:value-type="float" office:value="173" table:style-name="ce10">
            <text:p>173</text:p>
          </table:table-cell>
          <table:table-cell office:value-type="string" table:style-name="ce10">
            <text:p>46 02.5128</text:p>
          </table:table-cell>
          <table:table-cell office:value-type="string" table:style-name="ce10">
            <text:p>59 28.6502</text:p>
          </table:table-cell>
          <table:table-cell office:value-type="float" office:value="3.16" table:style-name="ce10">
            <text:p>3.16</text:p>
          </table:table-cell>
          <table:table-cell office:value-type="string" table:style-name="ce10">
            <text:p>Western Cluster 3</text:p>
          </table:table-cell>
          <table:table-cell office:value-type="string" table:style-name="ce10">
            <text:p>CAM6_D</text:p>
          </table:table-cell>
          <table:table-cell table:number-columns-repeated="2" table:style-name="ce14"/>
          <table:table-cell table:style-name="ce15"/>
          <table:table-cell table:number-columns-repeated="16367"/>
        </table:table-row>
        <table:table-row table:style-name="ro1">
          <table:table-cell office:value-type="string" table:style-name="ce10">
            <text:p>SAB_24</text:p>
          </table:table-cell>
          <table:table-cell office:value-type="date" office:date-value="2023-08-17T00:00:00" table:style-name="ce11">
            <text:p>2023-08-17</text:p>
          </table:table-cell>
          <table:table-cell office:value-type="time" office:time-value="PT12H57M0S" table:style-name="ce12">
            <text:p>12:57:00</text:p>
          </table:table-cell>
          <table:table-cell office:value-type="float" office:value="47.8" table:style-name="ce10">
            <text:p>47.8</text:p>
          </table:table-cell>
          <table:table-cell office:value-type="string" table:style-name="ce10">
            <text:p>Surface</text:p>
          </table:table-cell>
          <table:table-cell office:value-type="float" office:value="2" table:style-name="ce10">
            <text:p>2</text:p>
          </table:table-cell>
          <table:table-cell office:value-type="string" table:style-name="ce10">
            <text:p>767A029</text:p>
          </table:table-cell>
          <table:table-cell office:value-type="float" office:value="413426" table:style-name="ce10">
            <text:p>413426</text:p>
          </table:table-cell>
          <table:table-cell office:value-type="float" office:value="174" table:style-name="ce10">
            <text:p>174</text:p>
          </table:table-cell>
          <table:table-cell office:value-type="string" table:style-name="ce10">
            <text:p>46 02.5128</text:p>
          </table:table-cell>
          <table:table-cell office:value-type="string" table:style-name="ce10">
            <text:p>59 28.6502</text:p>
          </table:table-cell>
          <table:table-cell office:value-type="float" office:value="3.17" table:style-name="ce10">
            <text:p>3.17</text:p>
          </table:table-cell>
          <table:table-cell office:value-type="string" table:style-name="ce10">
            <text:p>Western Cluster 3</text:p>
          </table:table-cell>
          <table:table-cell office:value-type="string" table:style-name="ce10">
            <text:p>CAM6_D</text:p>
          </table:table-cell>
          <table:table-cell table:number-columns-repeated="2" table:style-name="ce14"/>
          <table:table-cell table:style-name="ce15"/>
          <table:table-cell table:number-columns-repeated="16367"/>
        </table:table-row>
        <table:table-row table:style-name="ro1">
          <table:table-cell office:value-type="string" table:style-name="ce10">
            <text:p>SAB_24</text:p>
          </table:table-cell>
          <table:table-cell office:value-type="date" office:date-value="2023-08-17T00:00:00" table:style-name="ce11">
            <text:p>2023-08-17</text:p>
          </table:table-cell>
          <table:table-cell office:value-type="time" office:time-value="PT12H57M0S" table:style-name="ce12">
            <text:p>12:57:00</text:p>
          </table:table-cell>
          <table:table-cell office:value-type="float" office:value="47.8" table:style-name="ce10">
            <text:p>47.8</text:p>
          </table:table-cell>
          <table:table-cell office:value-type="string" table:style-name="ce10">
            <text:p>Surface</text:p>
          </table:table-cell>
          <table:table-cell office:value-type="float" office:value="3" table:style-name="ce10">
            <text:p>3</text:p>
          </table:table-cell>
          <table:table-cell office:value-type="string" table:style-name="ce10">
            <text:p>767A029</text:p>
          </table:table-cell>
          <table:table-cell office:value-type="float" office:value="413427" table:style-name="ce10">
            <text:p>413427</text:p>
          </table:table-cell>
          <table:table-cell office:value-type="float" office:value="175" table:style-name="ce10">
            <text:p>175</text:p>
          </table:table-cell>
          <table:table-cell office:value-type="string" table:style-name="ce10">
            <text:p>46 02.5128</text:p>
          </table:table-cell>
          <table:table-cell office:value-type="string" table:style-name="ce10">
            <text:p>59 28.6502</text:p>
          </table:table-cell>
          <table:table-cell office:value-type="float" office:value="3.07" table:style-name="ce10">
            <text:p>3.07</text:p>
          </table:table-cell>
          <table:table-cell office:value-type="string" table:style-name="ce10">
            <text:p>Western Cluster 3</text:p>
          </table:table-cell>
          <table:table-cell office:value-type="string" table:style-name="ce10">
            <text:p>CAM6_D</text:p>
          </table:table-cell>
          <table:table-cell table:number-columns-repeated="2" table:style-name="ce14"/>
          <table:table-cell table:style-name="ce15"/>
          <table:table-cell table:number-columns-repeated="16367"/>
        </table:table-row>
        <table:table-row table:style-name="ro1">
          <table:table-cell office:value-type="string" table:style-name="ce21">
            <text:p>BLANK</text:p>
          </table:table-cell>
          <table:table-cell office:value-type="date" office:date-value="2023-08-18T00:00:00" table:style-name="ce22">
            <text:p>2023-08-18</text:p>
          </table:table-cell>
          <table:table-cell office:value-type="time" office:time-value="PT8H23M0S" table:style-name="ce23">
            <text:p>08:23:00</text:p>
          </table:table-cell>
          <table:table-cell office:value-type="string" table:style-name="ce21">
            <text:p>NA</text:p>
          </table:table-cell>
          <table:table-cell office:value-type="string" table:style-name="ce21">
            <text:p>BLANK</text:p>
          </table:table-cell>
          <table:table-cell office:value-type="string" table:style-name="ce21">
            <text:p>NA</text:p>
          </table:table-cell>
          <table:table-cell office:value-type="string" table:style-name="ce21">
            <text:p>NA</text:p>
          </table:table-cell>
          <table:table-cell office:value-type="float" office:value="413428" table:style-name="ce21">
            <text:p>413428</text:p>
          </table:table-cell>
          <table:table-cell office:value-type="float" office:value="176" table:style-name="ce21">
            <text:p>176</text:p>
          </table:table-cell>
          <table:table-cell office:value-type="string" table:style-name="ce21">
            <text:p>NA</text:p>
          </table:table-cell>
          <table:table-cell office:value-type="string" table:style-name="ce21">
            <text:p>NA</text:p>
          </table:table-cell>
          <table:table-cell office:value-type="float" office:value="1.53" table:style-name="ce21">
            <text:p>1.53</text:p>
          </table:table-cell>
          <table:table-cell office:value-type="string" table:style-name="ce21">
            <text:p>BLANK</text:p>
          </table:table-cell>
          <table:table-cell office:value-type="string" table:style-name="ce21">
            <text:p>NA</text:p>
          </table:table-cell>
          <table:table-cell office:value-type="string" table:style-name="ce24">
            <text:p>Did blank on way back in</text:p>
          </table:table-cell>
          <table:table-cell table:style-name="ce24"/>
          <table:table-cell table:style-name="ce25"/>
          <table:table-cell table:number-columns-repeated="16367"/>
        </table:table-row>
        <table:table-row table:style-name="ro2">
          <table:table-cell office:value-type="string" table:style-name="ce10">
            <text:p>SAB_25</text:p>
          </table:table-cell>
          <table:table-cell office:value-type="date" office:date-value="2023-08-18T00:00:00" table:style-name="ce11">
            <text:p>2023-08-18</text:p>
          </table:table-cell>
          <table:table-cell office:value-type="time" office:time-value="PT8H23M0S" table:style-name="ce12">
            <text:p>08:23:00</text:p>
          </table:table-cell>
          <table:table-cell office:value-type="float" office:value="65.3" table:style-name="ce10">
            <text:p>65.3</text:p>
          </table:table-cell>
          <table:table-cell office:value-type="string" table:style-name="ce10">
            <text:p>Bottom</text:p>
          </table:table-cell>
          <table:table-cell office:value-type="float" office:value="1" table:style-name="ce10">
            <text:p>1</text:p>
          </table:table-cell>
          <table:table-cell office:value-type="string" table:style-name="ce10">
            <text:p>767A030</text:p>
          </table:table-cell>
          <table:table-cell office:value-type="float" office:value="413429" table:style-name="ce10">
            <text:p>413429</text:p>
          </table:table-cell>
          <table:table-cell office:value-type="float" office:value="177" table:style-name="ce10">
            <text:p>177</text:p>
          </table:table-cell>
          <table:table-cell office:value-type="string" table:style-name="ce10">
            <text:p>45 53.7557</text:p>
          </table:table-cell>
          <table:table-cell office:value-type="string" table:style-name="ce10">
            <text:p>59 33.6001</text:p>
          </table:table-cell>
          <table:table-cell office:value-type="float" office:value="3.09" table:style-name="ce10">
            <text:p>3.09</text:p>
          </table:table-cell>
          <table:table-cell office:value-type="string" table:style-name="ce10">
            <text:p>Western Cluster 2</text:p>
          </table:table-cell>
          <table:table-cell office:value-type="string" table:style-name="ce10">
            <text:p>NA</text:p>
          </table:table-cell>
          <table:table-cell office:value-type="string" table:style-name="ce14">
            <text:p>very rough seas. Trying for a few stations before heading back. Not deplyong camera.</text:p>
          </table:table-cell>
          <table:table-cell table:style-name="ce14"/>
          <table:table-cell table:style-name="ce15"/>
          <table:table-cell table:number-columns-repeated="16367"/>
        </table:table-row>
        <table:table-row table:style-name="ro1">
          <table:table-cell office:value-type="string" table:style-name="ce10">
            <text:p>SAB_25</text:p>
          </table:table-cell>
          <table:table-cell office:value-type="date" office:date-value="2023-08-18T00:00:00" table:style-name="ce11">
            <text:p>2023-08-18</text:p>
          </table:table-cell>
          <table:table-cell office:value-type="time" office:time-value="PT8H23M0S" table:style-name="ce12">
            <text:p>08:23:00</text:p>
          </table:table-cell>
          <table:table-cell office:value-type="float" office:value="65.3" table:style-name="ce10">
            <text:p>65.3</text:p>
          </table:table-cell>
          <table:table-cell office:value-type="string" table:style-name="ce10">
            <text:p>Bottom</text:p>
          </table:table-cell>
          <table:table-cell office:value-type="float" office:value="2" table:style-name="ce10">
            <text:p>2</text:p>
          </table:table-cell>
          <table:table-cell office:value-type="string" table:style-name="ce10">
            <text:p>767A030</text:p>
          </table:table-cell>
          <table:table-cell office:value-type="float" office:value="413430" table:style-name="ce10">
            <text:p>413430</text:p>
          </table:table-cell>
          <table:table-cell office:value-type="float" office:value="178" table:style-name="ce10">
            <text:p>178</text:p>
          </table:table-cell>
          <table:table-cell office:value-type="string" table:style-name="ce10">
            <text:p>45 53.7557</text:p>
          </table:table-cell>
          <table:table-cell office:value-type="string" table:style-name="ce10">
            <text:p>59 33.6001</text:p>
          </table:table-cell>
          <table:table-cell office:value-type="float" office:value="3.14" table:style-name="ce10">
            <text:p>3.14</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5</text:p>
          </table:table-cell>
          <table:table-cell office:value-type="date" office:date-value="2023-08-18T00:00:00" table:style-name="ce11">
            <text:p>2023-08-18</text:p>
          </table:table-cell>
          <table:table-cell office:value-type="time" office:time-value="PT8H23M0S" table:style-name="ce12">
            <text:p>08:23:00</text:p>
          </table:table-cell>
          <table:table-cell office:value-type="float" office:value="65.3" table:style-name="ce10">
            <text:p>65.3</text:p>
          </table:table-cell>
          <table:table-cell office:value-type="string" table:style-name="ce10">
            <text:p>Bottom</text:p>
          </table:table-cell>
          <table:table-cell office:value-type="float" office:value="3" table:style-name="ce10">
            <text:p>3</text:p>
          </table:table-cell>
          <table:table-cell office:value-type="string" table:style-name="ce10">
            <text:p>767A030</text:p>
          </table:table-cell>
          <table:table-cell office:value-type="float" office:value="413431" table:style-name="ce10">
            <text:p>413431</text:p>
          </table:table-cell>
          <table:table-cell office:value-type="float" office:value="179" table:style-name="ce10">
            <text:p>179</text:p>
          </table:table-cell>
          <table:table-cell office:value-type="string" table:style-name="ce10">
            <text:p>45 53.7557</text:p>
          </table:table-cell>
          <table:table-cell office:value-type="string" table:style-name="ce10">
            <text:p>59 33.6001</text:p>
          </table:table-cell>
          <table:table-cell office:value-type="float" office:value="3.27" table:style-name="ce10">
            <text:p>3.27</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6</text:p>
          </table:table-cell>
          <table:table-cell office:value-type="date" office:date-value="2023-08-18T00:00:00" table:style-name="ce11">
            <text:p>2023-08-18</text:p>
          </table:table-cell>
          <table:table-cell office:value-type="time" office:time-value="PT9H2M0S" table:style-name="ce12">
            <text:p>09:02:00</text:p>
          </table:table-cell>
          <table:table-cell office:value-type="float" office:value="35.4" table:style-name="ce10">
            <text:p>35.4</text:p>
          </table:table-cell>
          <table:table-cell office:value-type="string" table:style-name="ce10">
            <text:p>Bottom</text:p>
          </table:table-cell>
          <table:table-cell office:value-type="float" office:value="1" table:style-name="ce10">
            <text:p>1</text:p>
          </table:table-cell>
          <table:table-cell office:value-type="string" table:style-name="ce10">
            <text:p>767A031</text:p>
          </table:table-cell>
          <table:table-cell office:value-type="float" office:value="413432" table:style-name="ce10">
            <text:p>413432</text:p>
          </table:table-cell>
          <table:table-cell office:value-type="float" office:value="180" table:style-name="ce10">
            <text:p>180</text:p>
          </table:table-cell>
          <table:table-cell office:value-type="string" table:style-name="ce10">
            <text:p>45 53.8790</text:p>
          </table:table-cell>
          <table:table-cell office:value-type="string" table:style-name="ce10">
            <text:p>59 30.3193</text:p>
          </table:table-cell>
          <table:table-cell office:value-type="float" office:value="3.16" table:style-name="ce10">
            <text:p>3.16</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6</text:p>
          </table:table-cell>
          <table:table-cell office:value-type="date" office:date-value="2023-08-18T00:00:00" table:style-name="ce11">
            <text:p>2023-08-18</text:p>
          </table:table-cell>
          <table:table-cell office:value-type="time" office:time-value="PT9H2M0S" table:style-name="ce12">
            <text:p>09:02:00</text:p>
          </table:table-cell>
          <table:table-cell office:value-type="float" office:value="35.4" table:style-name="ce10">
            <text:p>35.4</text:p>
          </table:table-cell>
          <table:table-cell office:value-type="string" table:style-name="ce10">
            <text:p>Bottom</text:p>
          </table:table-cell>
          <table:table-cell office:value-type="float" office:value="2" table:style-name="ce10">
            <text:p>2</text:p>
          </table:table-cell>
          <table:table-cell office:value-type="string" table:style-name="ce10">
            <text:p>767A031</text:p>
          </table:table-cell>
          <table:table-cell office:value-type="float" office:value="413433" table:style-name="ce10">
            <text:p>413433</text:p>
          </table:table-cell>
          <table:table-cell office:value-type="float" office:value="181" table:style-name="ce10">
            <text:p>181</text:p>
          </table:table-cell>
          <table:table-cell office:value-type="string" table:style-name="ce10">
            <text:p>45 53.8790</text:p>
          </table:table-cell>
          <table:table-cell office:value-type="string" table:style-name="ce10">
            <text:p>59 30.3193</text:p>
          </table:table-cell>
          <table:table-cell office:value-type="float" office:value="3.11" table:style-name="ce10">
            <text:p>3.11</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6</text:p>
          </table:table-cell>
          <table:table-cell office:value-type="date" office:date-value="2023-08-18T00:00:00" table:style-name="ce11">
            <text:p>2023-08-18</text:p>
          </table:table-cell>
          <table:table-cell office:value-type="time" office:time-value="PT9H2M0S" table:style-name="ce12">
            <text:p>09:02:00</text:p>
          </table:table-cell>
          <table:table-cell office:value-type="float" office:value="35.4" table:style-name="ce10">
            <text:p>35.4</text:p>
          </table:table-cell>
          <table:table-cell office:value-type="string" table:style-name="ce10">
            <text:p>Bottom</text:p>
          </table:table-cell>
          <table:table-cell office:value-type="float" office:value="3" table:style-name="ce10">
            <text:p>3</text:p>
          </table:table-cell>
          <table:table-cell office:value-type="string" table:style-name="ce10">
            <text:p>767A031</text:p>
          </table:table-cell>
          <table:table-cell office:value-type="float" office:value="413434" table:style-name="ce10">
            <text:p>413434</text:p>
          </table:table-cell>
          <table:table-cell office:value-type="float" office:value="182" table:style-name="ce10">
            <text:p>182</text:p>
          </table:table-cell>
          <table:table-cell office:value-type="string" table:style-name="ce10">
            <text:p>45 53.8790</text:p>
          </table:table-cell>
          <table:table-cell office:value-type="string" table:style-name="ce10">
            <text:p>59 30.3193</text:p>
          </table:table-cell>
          <table:table-cell office:value-type="float" office:value="3.15" table:style-name="ce10">
            <text:p>3.15</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7</text:p>
          </table:table-cell>
          <table:table-cell office:value-type="date" office:date-value="2023-08-18T00:00:00" table:style-name="ce11">
            <text:p>2023-08-18</text:p>
          </table:table-cell>
          <table:table-cell office:value-type="time" office:time-value="PT9H29M0S" table:style-name="ce12">
            <text:p>09:29:00</text:p>
          </table:table-cell>
          <table:table-cell office:value-type="float" office:value="57.8" table:style-name="ce10">
            <text:p>57.8</text:p>
          </table:table-cell>
          <table:table-cell office:value-type="string" table:style-name="ce10">
            <text:p>Bottom</text:p>
          </table:table-cell>
          <table:table-cell office:value-type="float" office:value="1" table:style-name="ce10">
            <text:p>1</text:p>
          </table:table-cell>
          <table:table-cell office:value-type="string" table:style-name="ce10">
            <text:p>767A032</text:p>
          </table:table-cell>
          <table:table-cell office:value-type="float" office:value="413435" table:style-name="ce10">
            <text:p>413435</text:p>
          </table:table-cell>
          <table:table-cell office:value-type="float" office:value="183" table:style-name="ce10">
            <text:p>183</text:p>
          </table:table-cell>
          <table:table-cell office:value-type="string" table:style-name="ce10">
            <text:p>45 53.9471</text:p>
          </table:table-cell>
          <table:table-cell office:value-type="string" table:style-name="ce10">
            <text:p>59 31.9263</text:p>
          </table:table-cell>
          <table:table-cell office:value-type="float" office:value="3.12" table:style-name="ce10">
            <text:p>3.12</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7</text:p>
          </table:table-cell>
          <table:table-cell office:value-type="date" office:date-value="2023-08-18T00:00:00" table:style-name="ce11">
            <text:p>2023-08-18</text:p>
          </table:table-cell>
          <table:table-cell office:value-type="time" office:time-value="PT9H29M0S" table:style-name="ce12">
            <text:p>09:29:00</text:p>
          </table:table-cell>
          <table:table-cell office:value-type="float" office:value="57.8" table:style-name="ce10">
            <text:p>57.8</text:p>
          </table:table-cell>
          <table:table-cell office:value-type="string" table:style-name="ce10">
            <text:p>Bottom</text:p>
          </table:table-cell>
          <table:table-cell office:value-type="float" office:value="2" table:style-name="ce10">
            <text:p>2</text:p>
          </table:table-cell>
          <table:table-cell office:value-type="string" table:style-name="ce10">
            <text:p>767A032</text:p>
          </table:table-cell>
          <table:table-cell office:value-type="float" office:value="413436" table:style-name="ce10">
            <text:p>413436</text:p>
          </table:table-cell>
          <table:table-cell office:value-type="float" office:value="184" table:style-name="ce10">
            <text:p>184</text:p>
          </table:table-cell>
          <table:table-cell office:value-type="string" table:style-name="ce10">
            <text:p>45 53.9471</text:p>
          </table:table-cell>
          <table:table-cell office:value-type="string" table:style-name="ce10">
            <text:p>59 31.9263</text:p>
          </table:table-cell>
          <table:table-cell office:value-type="float" office:value="3.09" table:style-name="ce10">
            <text:p>3.09</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7</text:p>
          </table:table-cell>
          <table:table-cell office:value-type="date" office:date-value="2023-08-18T00:00:00" table:style-name="ce11">
            <text:p>2023-08-18</text:p>
          </table:table-cell>
          <table:table-cell office:value-type="time" office:time-value="PT9H29M0S" table:style-name="ce12">
            <text:p>09:29:00</text:p>
          </table:table-cell>
          <table:table-cell office:value-type="float" office:value="57.8" table:style-name="ce10">
            <text:p>57.8</text:p>
          </table:table-cell>
          <table:table-cell office:value-type="string" table:style-name="ce10">
            <text:p>Bottom</text:p>
          </table:table-cell>
          <table:table-cell office:value-type="float" office:value="3" table:style-name="ce10">
            <text:p>3</text:p>
          </table:table-cell>
          <table:table-cell office:value-type="string" table:style-name="ce10">
            <text:p>767A032</text:p>
          </table:table-cell>
          <table:table-cell office:value-type="float" office:value="413437" table:style-name="ce10">
            <text:p>413437</text:p>
          </table:table-cell>
          <table:table-cell office:value-type="float" office:value="185" table:style-name="ce10">
            <text:p>185</text:p>
          </table:table-cell>
          <table:table-cell office:value-type="string" table:style-name="ce10">
            <text:p>45 53.9471</text:p>
          </table:table-cell>
          <table:table-cell office:value-type="string" table:style-name="ce10">
            <text:p>59 31.9263</text:p>
          </table:table-cell>
          <table:table-cell office:value-type="float" office:value="3.06" table:style-name="ce10">
            <text:p>3.06</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8</text:p>
          </table:table-cell>
          <table:table-cell office:value-type="date" office:date-value="2023-08-18T00:00:00" table:style-name="ce11">
            <text:p>2023-08-18</text:p>
          </table:table-cell>
          <table:table-cell office:value-type="time" office:time-value="PT9H58M0S" table:style-name="ce12">
            <text:p>09:58:00</text:p>
          </table:table-cell>
          <table:table-cell office:value-type="float" office:value="53" table:style-name="ce10">
            <text:p>53</text:p>
          </table:table-cell>
          <table:table-cell office:value-type="string" table:style-name="ce10">
            <text:p>Bottom</text:p>
          </table:table-cell>
          <table:table-cell office:value-type="float" office:value="1" table:style-name="ce10">
            <text:p>1</text:p>
          </table:table-cell>
          <table:table-cell office:value-type="string" table:style-name="ce10">
            <text:p>767A033</text:p>
          </table:table-cell>
          <table:table-cell office:value-type="float" office:value="413438" table:style-name="ce10">
            <text:p>413438</text:p>
          </table:table-cell>
          <table:table-cell office:value-type="float" office:value="186" table:style-name="ce10">
            <text:p>186</text:p>
          </table:table-cell>
          <table:table-cell office:value-type="string" table:style-name="ce10">
            <text:p>45 52.8622</text:p>
          </table:table-cell>
          <table:table-cell office:value-type="string" table:style-name="ce10">
            <text:p>59 32.4424</text:p>
          </table:table-cell>
          <table:table-cell office:value-type="float" office:value="3.14" table:style-name="ce10">
            <text:p>3.14</text:p>
          </table:table-cell>
          <table:table-cell office:value-type="string" table:style-name="ce10">
            <text:p>Western Cluster 2</text:p>
          </table:table-cell>
          <table:table-cell office:value-type="string" table:style-name="ce10">
            <text:p>NA</text:p>
          </table:table-cell>
          <table:table-cell office:value-type="string" table:style-name="ce14">
            <text:p>CTD was turned off and on</text:p>
          </table:table-cell>
          <table:table-cell office:value-type="string" table:style-name="ce14">
            <text:p>Minus 80</text:p>
          </table:table-cell>
          <table:table-cell office:value-type="date" office:date-value="2023-08-31T00:00:00" table:style-name="ce15">
            <text:p>8/31/2023</text:p>
          </table:table-cell>
          <table:table-cell table:number-columns-repeated="16367"/>
        </table:table-row>
        <table:table-row table:style-name="ro1">
          <table:table-cell office:value-type="string" table:style-name="ce10">
            <text:p>SAB_28</text:p>
          </table:table-cell>
          <table:table-cell office:value-type="date" office:date-value="2023-08-18T00:00:00" table:style-name="ce11">
            <text:p>2023-08-18</text:p>
          </table:table-cell>
          <table:table-cell office:value-type="time" office:time-value="PT9H58M0S" table:style-name="ce12">
            <text:p>09:58:00</text:p>
          </table:table-cell>
          <table:table-cell office:value-type="float" office:value="53" table:style-name="ce10">
            <text:p>53</text:p>
          </table:table-cell>
          <table:table-cell office:value-type="string" table:style-name="ce10">
            <text:p>Bottom</text:p>
          </table:table-cell>
          <table:table-cell office:value-type="float" office:value="2" table:style-name="ce10">
            <text:p>2</text:p>
          </table:table-cell>
          <table:table-cell office:value-type="string" table:style-name="ce10">
            <text:p>767A033</text:p>
          </table:table-cell>
          <table:table-cell office:value-type="float" office:value="413439" table:style-name="ce10">
            <text:p>413439</text:p>
          </table:table-cell>
          <table:table-cell office:value-type="float" office:value="187" table:style-name="ce10">
            <text:p>187</text:p>
          </table:table-cell>
          <table:table-cell office:value-type="string" table:style-name="ce10">
            <text:p>45 52.8622</text:p>
          </table:table-cell>
          <table:table-cell office:value-type="string" table:style-name="ce10">
            <text:p>59 32.4424</text:p>
          </table:table-cell>
          <table:table-cell office:value-type="float" office:value="3.21" table:style-name="ce10">
            <text:p>3.21</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8</text:p>
          </table:table-cell>
          <table:table-cell office:value-type="date" office:date-value="2023-08-18T00:00:00" table:style-name="ce11">
            <text:p>2023-08-18</text:p>
          </table:table-cell>
          <table:table-cell office:value-type="time" office:time-value="PT9H58M0S" table:style-name="ce12">
            <text:p>09:58:00</text:p>
          </table:table-cell>
          <table:table-cell office:value-type="float" office:value="53" table:style-name="ce10">
            <text:p>53</text:p>
          </table:table-cell>
          <table:table-cell office:value-type="string" table:style-name="ce10">
            <text:p>Bottom</text:p>
          </table:table-cell>
          <table:table-cell office:value-type="float" office:value="3" table:style-name="ce10">
            <text:p>3</text:p>
          </table:table-cell>
          <table:table-cell office:value-type="string" table:style-name="ce10">
            <text:p>767A033</text:p>
          </table:table-cell>
          <table:table-cell office:value-type="float" office:value="413440" table:style-name="ce10">
            <text:p>413440</text:p>
          </table:table-cell>
          <table:table-cell office:value-type="float" office:value="188" table:style-name="ce10">
            <text:p>188</text:p>
          </table:table-cell>
          <table:table-cell office:value-type="string" table:style-name="ce10">
            <text:p>45 52.8622</text:p>
          </table:table-cell>
          <table:table-cell office:value-type="string" table:style-name="ce10">
            <text:p>59 32.4424</text:p>
          </table:table-cell>
          <table:table-cell office:value-type="float" office:value="3.12" table:style-name="ce10">
            <text:p>3.12</text:p>
          </table:table-cell>
          <table:table-cell office:value-type="string" table:style-name="ce10">
            <text:p>Western Cluster 2</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9</text:p>
          </table:table-cell>
          <table:table-cell office:value-type="date" office:date-value="2023-08-18T00:00:00" table:style-name="ce11">
            <text:p>2023-08-18</text:p>
          </table:table-cell>
          <table:table-cell office:value-type="time" office:time-value="PT11H34M0S" table:style-name="ce12">
            <text:p>11:34:00</text:p>
          </table:table-cell>
          <table:table-cell office:value-type="float" office:value="66.2" table:style-name="ce10">
            <text:p>66.2</text:p>
          </table:table-cell>
          <table:table-cell office:value-type="string" table:style-name="ce10">
            <text:p>Bottom</text:p>
          </table:table-cell>
          <table:table-cell office:value-type="float" office:value="1" table:style-name="ce10">
            <text:p>1</text:p>
          </table:table-cell>
          <table:table-cell office:value-type="string" table:style-name="ce10">
            <text:p>767A034</text:p>
          </table:table-cell>
          <table:table-cell office:value-type="float" office:value="413441" table:style-name="ce10">
            <text:p>413441</text:p>
          </table:table-cell>
          <table:table-cell office:value-type="float" office:value="189" table:style-name="ce10">
            <text:p>189</text:p>
          </table:table-cell>
          <table:table-cell office:value-type="string" table:style-name="ce10">
            <text:p>45 54.2821</text:p>
          </table:table-cell>
          <table:table-cell office:value-type="string" table:style-name="ce10">
            <text:p>59 31.3079</text:p>
          </table:table-cell>
          <table:table-cell office:value-type="float" office:value="3.68" table:style-name="ce10">
            <text:p>3.68</text:p>
          </table:table-cell>
          <table:table-cell office:value-type="string" table:style-name="ce10">
            <text:p>Western Cluster 3</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9</text:p>
          </table:table-cell>
          <table:table-cell office:value-type="date" office:date-value="2023-08-18T00:00:00" table:style-name="ce11">
            <text:p>2023-08-18</text:p>
          </table:table-cell>
          <table:table-cell office:value-type="time" office:time-value="PT11H34M0S" table:style-name="ce12">
            <text:p>11:34:00</text:p>
          </table:table-cell>
          <table:table-cell office:value-type="float" office:value="66.2" table:style-name="ce10">
            <text:p>66.2</text:p>
          </table:table-cell>
          <table:table-cell office:value-type="string" table:style-name="ce10">
            <text:p>Bottom</text:p>
          </table:table-cell>
          <table:table-cell office:value-type="float" office:value="2" table:style-name="ce10">
            <text:p>2</text:p>
          </table:table-cell>
          <table:table-cell office:value-type="string" table:style-name="ce10">
            <text:p>767A034</text:p>
          </table:table-cell>
          <table:table-cell office:value-type="float" office:value="413442" table:style-name="ce10">
            <text:p>413442</text:p>
          </table:table-cell>
          <table:table-cell office:value-type="float" office:value="190" table:style-name="ce10">
            <text:p>190</text:p>
          </table:table-cell>
          <table:table-cell office:value-type="string" table:style-name="ce10">
            <text:p>45 54.2821</text:p>
          </table:table-cell>
          <table:table-cell office:value-type="string" table:style-name="ce10">
            <text:p>59 31.3079</text:p>
          </table:table-cell>
          <table:table-cell office:value-type="float" office:value="3.06" table:style-name="ce10">
            <text:p>3.06</text:p>
          </table:table-cell>
          <table:table-cell office:value-type="string" table:style-name="ce10">
            <text:p>Western Cluster 3</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29</text:p>
          </table:table-cell>
          <table:table-cell office:value-type="date" office:date-value="2023-08-18T00:00:00" table:style-name="ce11">
            <text:p>2023-08-18</text:p>
          </table:table-cell>
          <table:table-cell office:value-type="time" office:time-value="PT11H34M0S" table:style-name="ce12">
            <text:p>11:34:00</text:p>
          </table:table-cell>
          <table:table-cell office:value-type="float" office:value="66.2" table:style-name="ce10">
            <text:p>66.2</text:p>
          </table:table-cell>
          <table:table-cell office:value-type="string" table:style-name="ce10">
            <text:p>Bottom</text:p>
          </table:table-cell>
          <table:table-cell office:value-type="float" office:value="3" table:style-name="ce10">
            <text:p>3</text:p>
          </table:table-cell>
          <table:table-cell office:value-type="string" table:style-name="ce10">
            <text:p>767A034</text:p>
          </table:table-cell>
          <table:table-cell office:value-type="float" office:value="413443" table:style-name="ce10">
            <text:p>413443</text:p>
          </table:table-cell>
          <table:table-cell office:value-type="float" office:value="191" table:style-name="ce10">
            <text:p>191</text:p>
          </table:table-cell>
          <table:table-cell office:value-type="string" table:style-name="ce10">
            <text:p>45 54.2821</text:p>
          </table:table-cell>
          <table:table-cell office:value-type="string" table:style-name="ce10">
            <text:p>59 31.3079</text:p>
          </table:table-cell>
          <table:table-cell office:value-type="float" office:value="3.28" table:style-name="ce10">
            <text:p>3.28</text:p>
          </table:table-cell>
          <table:table-cell office:value-type="string" table:style-name="ce10">
            <text:p>Western Cluster 3</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3">
          <table:table-cell office:value-type="string" table:style-name="ce10">
            <text:p>SAB_30</text:p>
          </table:table-cell>
          <table:table-cell office:value-type="date" office:date-value="2023-08-18T00:00:00" table:style-name="ce11">
            <text:p>2023-08-18</text:p>
          </table:table-cell>
          <table:table-cell office:value-type="time" office:time-value="PT12H7M0S" table:style-name="ce12">
            <text:p>12:07:00</text:p>
          </table:table-cell>
          <table:table-cell office:value-type="float" office:value="79.2" table:style-name="ce10">
            <text:p>79.2</text:p>
          </table:table-cell>
          <table:table-cell office:value-type="string" table:style-name="ce10">
            <text:p>Bottom</text:p>
          </table:table-cell>
          <table:table-cell office:value-type="float" office:value="1" table:style-name="ce10">
            <text:p>1</text:p>
          </table:table-cell>
          <table:table-cell office:value-type="string" table:style-name="ce10">
            <text:p>767A035</text:p>
          </table:table-cell>
          <table:table-cell office:value-type="float" office:value="413444" table:style-name="ce10">
            <text:p>413444</text:p>
          </table:table-cell>
          <table:table-cell office:value-type="float" office:value="192" table:style-name="ce10">
            <text:p>192</text:p>
          </table:table-cell>
          <table:table-cell office:value-type="string" table:style-name="ce10">
            <text:p>46 02.2520</text:p>
          </table:table-cell>
          <table:table-cell office:value-type="string" table:style-name="ce10">
            <text:p>59 20.4784</text:p>
          </table:table-cell>
          <table:table-cell office:value-type="float" office:value="3.11" table:style-name="ce10">
            <text:p>3.11</text:p>
          </table:table-cell>
          <table:table-cell office:value-type="string" table:style-name="ce10">
            <text:p>Western Cluster 3</text:p>
          </table:table-cell>
          <table:table-cell office:value-type="string" table:style-name="ce10">
            <text:p>NA</text:p>
          </table:table-cell>
          <table:table-cell office:value-type="string" table:style-name="ce14">
            <text:p>approximate volume, accidentally <text:s/>pressed reset before recording the volume filtered. However 3.11 is likely very close</text:p>
          </table:table-cell>
          <table:table-cell table:style-name="ce14"/>
          <table:table-cell table:style-name="ce15"/>
          <table:table-cell table:number-columns-repeated="16367"/>
        </table:table-row>
        <table:table-row table:style-name="ro1">
          <table:table-cell office:value-type="string" table:style-name="ce10">
            <text:p>SAB_30</text:p>
          </table:table-cell>
          <table:table-cell office:value-type="date" office:date-value="2023-08-18T00:00:00" table:style-name="ce11">
            <text:p>2023-08-18</text:p>
          </table:table-cell>
          <table:table-cell office:value-type="time" office:time-value="PT12H7M0S" table:style-name="ce12">
            <text:p>12:07:00</text:p>
          </table:table-cell>
          <table:table-cell office:value-type="float" office:value="79.2" table:style-name="ce10">
            <text:p>79.2</text:p>
          </table:table-cell>
          <table:table-cell office:value-type="string" table:style-name="ce10">
            <text:p>Bottom</text:p>
          </table:table-cell>
          <table:table-cell office:value-type="float" office:value="2" table:style-name="ce10">
            <text:p>2</text:p>
          </table:table-cell>
          <table:table-cell office:value-type="string" table:style-name="ce10">
            <text:p>767A035</text:p>
          </table:table-cell>
          <table:table-cell office:value-type="float" office:value="413445" table:style-name="ce10">
            <text:p>413445</text:p>
          </table:table-cell>
          <table:table-cell office:value-type="float" office:value="193" table:style-name="ce10">
            <text:p>193</text:p>
          </table:table-cell>
          <table:table-cell office:value-type="string" table:style-name="ce10">
            <text:p>46 02.2520</text:p>
          </table:table-cell>
          <table:table-cell office:value-type="string" table:style-name="ce10">
            <text:p>59 20.4784</text:p>
          </table:table-cell>
          <table:table-cell office:value-type="float" office:value="3.17" table:style-name="ce10">
            <text:p>3.17</text:p>
          </table:table-cell>
          <table:table-cell office:value-type="string" table:style-name="ce10">
            <text:p>Western Cluster 3</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3">
          <table:table-cell office:value-type="string" table:style-name="ce10">
            <text:p>SAB_30</text:p>
          </table:table-cell>
          <table:table-cell office:value-type="date" office:date-value="2023-08-18T00:00:00" table:style-name="ce11">
            <text:p>2023-08-18</text:p>
          </table:table-cell>
          <table:table-cell office:value-type="time" office:time-value="PT12H7M0S" table:style-name="ce12">
            <text:p>12:07:00</text:p>
          </table:table-cell>
          <table:table-cell office:value-type="float" office:value="79.2" table:style-name="ce10">
            <text:p>79.2</text:p>
          </table:table-cell>
          <table:table-cell office:value-type="string" table:style-name="ce10">
            <text:p>Bottom</text:p>
          </table:table-cell>
          <table:table-cell office:value-type="float" office:value="3" table:style-name="ce10">
            <text:p>3</text:p>
          </table:table-cell>
          <table:table-cell office:value-type="string" table:style-name="ce10">
            <text:p>767A035</text:p>
          </table:table-cell>
          <table:table-cell office:value-type="float" office:value="413446" table:style-name="ce10">
            <text:p>413446</text:p>
          </table:table-cell>
          <table:table-cell office:value-type="float" office:value="194" table:style-name="ce10">
            <text:p>194</text:p>
          </table:table-cell>
          <table:table-cell office:value-type="string" table:style-name="ce10">
            <text:p>46 02.2520</text:p>
          </table:table-cell>
          <table:table-cell office:value-type="string" table:style-name="ce10">
            <text:p>59 20.4784</text:p>
          </table:table-cell>
          <table:table-cell office:value-type="float" office:value="3.09" table:style-name="ce10">
            <text:p>3.09</text:p>
          </table:table-cell>
          <table:table-cell office:value-type="string" table:style-name="ce10">
            <text:p>Western Cluster 3</text:p>
          </table:table-cell>
          <table:table-cell office:value-type="string" table:style-name="ce10">
            <text:p>NA</text:p>
          </table:table-cell>
          <table:table-cell office:value-type="string" table:style-name="ce14">
            <text:p>approximate volume, accidentally <text:s/>pressed reset before recording the volume filtered. However 3.11 is likely very close</text:p>
          </table:table-cell>
          <table:table-cell table:style-name="ce14"/>
          <table:table-cell table:style-name="ce15"/>
          <table:table-cell table:number-columns-repeated="16367"/>
        </table:table-row>
        <table:table-row table:style-name="ro1">
          <table:table-cell office:value-type="string" table:style-name="ce10">
            <text:p>SAB_31</text:p>
          </table:table-cell>
          <table:table-cell office:value-type="date" office:date-value="2023-08-18T00:00:00" table:style-name="ce11">
            <text:p>2023-08-18</text:p>
          </table:table-cell>
          <table:table-cell office:value-type="time" office:time-value="PT13H2M0S" table:style-name="ce12">
            <text:p>13:02:00</text:p>
          </table:table-cell>
          <table:table-cell office:value-type="float" office:value="79.8" table:style-name="ce10">
            <text:p>79.8</text:p>
          </table:table-cell>
          <table:table-cell office:value-type="string" table:style-name="ce10">
            <text:p>Bottom</text:p>
          </table:table-cell>
          <table:table-cell office:value-type="float" office:value="1" table:style-name="ce10">
            <text:p>1</text:p>
          </table:table-cell>
          <table:table-cell office:value-type="string" table:style-name="ce10">
            <text:p>767A036</text:p>
          </table:table-cell>
          <table:table-cell office:value-type="float" office:value="413447" table:style-name="ce10">
            <text:p>413447</text:p>
          </table:table-cell>
          <table:table-cell office:value-type="float" office:value="195" table:style-name="ce10">
            <text:p>195</text:p>
          </table:table-cell>
          <table:table-cell office:value-type="string" table:style-name="ce10">
            <text:p>46 02.5841</text:p>
          </table:table-cell>
          <table:table-cell office:value-type="string" table:style-name="ce10">
            <text:p>59 21.2320</text:p>
          </table:table-cell>
          <table:table-cell office:value-type="float" office:value="3.15" table:style-name="ce10">
            <text:p>3.15</text:p>
          </table:table-cell>
          <table:table-cell office:value-type="string" table:style-name="ce10">
            <text:p>Western Cluster 3</text:p>
          </table:table-cell>
          <table:table-cell office:value-type="string" table:style-name="ce10">
            <text:p>NA</text:p>
          </table:table-cell>
          <table:table-cell office:value-type="string" table:style-name="ce14">
            <text:p>turned on CTD but stopped since we had to re-position</text:p>
          </table:table-cell>
          <table:table-cell table:style-name="ce14"/>
          <table:table-cell table:style-name="ce15"/>
          <table:table-cell table:number-columns-repeated="16367"/>
        </table:table-row>
        <table:table-row table:style-name="ro1">
          <table:table-cell office:value-type="string" table:style-name="ce10">
            <text:p>SAB_31</text:p>
          </table:table-cell>
          <table:table-cell office:value-type="date" office:date-value="2023-08-18T00:00:00" table:style-name="ce11">
            <text:p>2023-08-18</text:p>
          </table:table-cell>
          <table:table-cell office:value-type="time" office:time-value="PT13H2M0S" table:style-name="ce12">
            <text:p>13:02:00</text:p>
          </table:table-cell>
          <table:table-cell office:value-type="float" office:value="79.8" table:style-name="ce10">
            <text:p>79.8</text:p>
          </table:table-cell>
          <table:table-cell office:value-type="string" table:style-name="ce10">
            <text:p>Bottom</text:p>
          </table:table-cell>
          <table:table-cell office:value-type="float" office:value="2" table:style-name="ce10">
            <text:p>2</text:p>
          </table:table-cell>
          <table:table-cell office:value-type="string" table:style-name="ce10">
            <text:p>767A036</text:p>
          </table:table-cell>
          <table:table-cell office:value-type="float" office:value="413448" table:style-name="ce10">
            <text:p>413448</text:p>
          </table:table-cell>
          <table:table-cell office:value-type="float" office:value="196" table:style-name="ce10">
            <text:p>196</text:p>
          </table:table-cell>
          <table:table-cell office:value-type="string" table:style-name="ce10">
            <text:p>46 02.5841</text:p>
          </table:table-cell>
          <table:table-cell office:value-type="string" table:style-name="ce10">
            <text:p>59 21.2320</text:p>
          </table:table-cell>
          <table:table-cell office:value-type="float" office:value="3.08" table:style-name="ce10">
            <text:p>3.08</text:p>
          </table:table-cell>
          <table:table-cell office:value-type="string" table:style-name="ce10">
            <text:p>Western Cluster 3</text:p>
          </table:table-cell>
          <table:table-cell office:value-type="string" table:style-name="ce10">
            <text:p>NA</text:p>
          </table:table-cell>
          <table:table-cell table:number-columns-repeated="2" table:style-name="ce14"/>
          <table:table-cell table:style-name="ce15"/>
          <table:table-cell table:number-columns-repeated="16367"/>
        </table:table-row>
        <table:table-row table:style-name="ro1">
          <table:table-cell office:value-type="string" table:style-name="ce10">
            <text:p>SAB_31</text:p>
          </table:table-cell>
          <table:table-cell office:value-type="date" office:date-value="2023-08-18T00:00:00" table:style-name="ce11">
            <text:p>2023-08-18</text:p>
          </table:table-cell>
          <table:table-cell office:value-type="time" office:time-value="PT13H2M0S" table:style-name="ce12">
            <text:p>13:02:00</text:p>
          </table:table-cell>
          <table:table-cell office:value-type="float" office:value="79.8" table:style-name="ce10">
            <text:p>79.8</text:p>
          </table:table-cell>
          <table:table-cell office:value-type="string" table:style-name="ce10">
            <text:p>Bottom</text:p>
          </table:table-cell>
          <table:table-cell office:value-type="float" office:value="3" table:style-name="ce10">
            <text:p>3</text:p>
          </table:table-cell>
          <table:table-cell office:value-type="string" table:style-name="ce10">
            <text:p>767A036</text:p>
          </table:table-cell>
          <table:table-cell office:value-type="float" office:value="413449" table:style-name="ce10">
            <text:p>413449</text:p>
          </table:table-cell>
          <table:table-cell office:value-type="float" office:value="197" table:style-name="ce10">
            <text:p>197</text:p>
          </table:table-cell>
          <table:table-cell office:value-type="string" table:style-name="ce10">
            <text:p>46 02.5841</text:p>
          </table:table-cell>
          <table:table-cell office:value-type="string" table:style-name="ce10">
            <text:p>59 21.2320</text:p>
          </table:table-cell>
          <table:table-cell office:value-type="float" office:value="3.16" table:style-name="ce10">
            <text:p>3.16</text:p>
          </table:table-cell>
          <table:table-cell office:value-type="string" table:style-name="ce10">
            <text:p>Western Cluster 3</text:p>
          </table:table-cell>
          <table:table-cell office:value-type="string" table:style-name="ce10">
            <text:p>NA</text:p>
          </table:table-cell>
          <table:table-cell office:value-type="string" table:style-name="ce14">
            <text:p>battery died at 1.14 liters did an exchange and continued.</text:p>
          </table:table-cell>
          <table:table-cell table:style-name="ce14"/>
          <table:table-cell table:style-name="ce15"/>
          <table:table-cell table:number-columns-repeated="16367"/>
        </table:table-row>
        <table:table-row table:style-name="ro1">
          <table:table-cell office:value-type="string" table:style-name="ce10">
            <text:p>SAB_60</text:p>
          </table:table-cell>
          <table:table-cell office:value-type="date" office:date-value="2023-08-21T00:00:00" table:style-name="ce11">
            <text:p>2023-08-21</text:p>
          </table:table-cell>
          <table:table-cell office:value-type="time" office:time-value="PT8H39M0S" table:style-name="ce12">
            <text:p>08:39:00</text:p>
          </table:table-cell>
          <table:table-cell office:value-type="float" office:value="25" table:style-name="ce10">
            <text:p>25</text:p>
          </table:table-cell>
          <table:table-cell office:value-type="string" table:style-name="ce10">
            <text:p>Bottom</text:p>
          </table:table-cell>
          <table:table-cell office:value-type="float" office:value="1" table:style-name="ce10">
            <text:p>1</text:p>
          </table:table-cell>
          <table:table-cell office:value-type="string" table:style-name="ce10">
            <text:p>767A038</text:p>
          </table:table-cell>
          <table:table-cell office:value-type="float" office:value="413450" table:style-name="ce10">
            <text:p>413450</text:p>
          </table:table-cell>
          <table:table-cell office:value-type="float" office:value="198" table:style-name="ce10">
            <text:p>198</text:p>
          </table:table-cell>
          <table:table-cell office:value-type="string" table:style-name="ce10">
            <text:p>46 05.7437</text:p>
          </table:table-cell>
          <table:table-cell office:value-type="string" table:style-name="ce10">
            <text:p>59 38.1062</text:p>
          </table:table-cell>
          <table:table-cell office:value-type="float" office:value="3.58" table:style-name="ce10">
            <text:p>3.58</text:p>
          </table:table-cell>
          <table:table-cell office:value-type="string" table:style-name="ce10">
            <text:p>Western Cluster 4</text:p>
          </table:table-cell>
          <table:table-cell office:value-type="string" table:style-name="ce10">
            <text:p>CAM17_U</text:p>
          </table:table-cell>
          <table:table-cell office:value-type="string" table:style-name="ce14">
            <text:p>Nick and Katie took over here</text:p>
          </table:table-cell>
          <table:table-cell table:style-name="ce14"/>
          <table:table-cell table:style-name="ce15"/>
          <table:table-cell table:number-columns-repeated="16367"/>
        </table:table-row>
        <table:table-row table:style-name="ro1">
          <table:table-cell office:value-type="string" table:style-name="ce10">
            <text:p>SAB_60</text:p>
          </table:table-cell>
          <table:table-cell office:value-type="date" office:date-value="2023-08-21T00:00:00" table:style-name="ce11">
            <text:p>2023-08-21</text:p>
          </table:table-cell>
          <table:table-cell office:value-type="time" office:time-value="PT8H39M0S" table:style-name="ce12">
            <text:p>08:39:00</text:p>
          </table:table-cell>
          <table:table-cell office:value-type="float" office:value="25" table:style-name="ce10">
            <text:p>25</text:p>
          </table:table-cell>
          <table:table-cell office:value-type="string" table:style-name="ce10">
            <text:p>Bottom</text:p>
          </table:table-cell>
          <table:table-cell office:value-type="float" office:value="2" table:style-name="ce10">
            <text:p>2</text:p>
          </table:table-cell>
          <table:table-cell office:value-type="string" table:style-name="ce10">
            <text:p>767A038</text:p>
          </table:table-cell>
          <table:table-cell office:value-type="float" office:value="413451" table:style-name="ce10">
            <text:p>413451</text:p>
          </table:table-cell>
          <table:table-cell office:value-type="float" office:value="199" table:style-name="ce10">
            <text:p>199</text:p>
          </table:table-cell>
          <table:table-cell office:value-type="string" table:style-name="ce10">
            <text:p>46 05.7437</text:p>
          </table:table-cell>
          <table:table-cell office:value-type="string" table:style-name="ce10">
            <text:p>59 38.1062</text:p>
          </table:table-cell>
          <table:table-cell office:value-type="float" office:value="3.22" table:style-name="ce10">
            <text:p>3.22</text:p>
          </table:table-cell>
          <table:table-cell office:value-type="string" table:style-name="ce10">
            <text:p>Western Cluster 4</text:p>
          </table:table-cell>
          <table:table-cell office:value-type="string" table:style-name="ce10">
            <text:p>CAM17_U</text:p>
          </table:table-cell>
          <table:table-cell table:number-columns-repeated="2" table:style-name="ce14"/>
          <table:table-cell table:style-name="ce15"/>
          <table:table-cell table:number-columns-repeated="16367"/>
        </table:table-row>
        <table:table-row table:style-name="ro1">
          <table:table-cell office:value-type="string" table:style-name="ce10">
            <text:p>SAB_60</text:p>
          </table:table-cell>
          <table:table-cell office:value-type="date" office:date-value="2023-08-21T00:00:00" table:style-name="ce11">
            <text:p>2023-08-21</text:p>
          </table:table-cell>
          <table:table-cell office:value-type="time" office:time-value="PT8H39M0S" table:style-name="ce12">
            <text:p>08:39:00</text:p>
          </table:table-cell>
          <table:table-cell office:value-type="float" office:value="25" table:style-name="ce10">
            <text:p>25</text:p>
          </table:table-cell>
          <table:table-cell office:value-type="string" table:style-name="ce10">
            <text:p>Bottom</text:p>
          </table:table-cell>
          <table:table-cell office:value-type="float" office:value="3" table:style-name="ce10">
            <text:p>3</text:p>
          </table:table-cell>
          <table:table-cell office:value-type="string" table:style-name="ce10">
            <text:p>767A038</text:p>
          </table:table-cell>
          <table:table-cell office:value-type="float" office:value="413452" table:style-name="ce10">
            <text:p>413452</text:p>
          </table:table-cell>
          <table:table-cell office:value-type="float" office:value="200" table:style-name="ce10">
            <text:p>200</text:p>
          </table:table-cell>
          <table:table-cell office:value-type="string" table:style-name="ce10">
            <text:p>46 05.7437</text:p>
          </table:table-cell>
          <table:table-cell office:value-type="string" table:style-name="ce10">
            <text:p>59 38.1062</text:p>
          </table:table-cell>
          <table:table-cell office:value-type="float" office:value="3.29" table:style-name="ce10">
            <text:p>3.29</text:p>
          </table:table-cell>
          <table:table-cell office:value-type="string" table:style-name="ce10">
            <text:p>Western Cluster 4</text:p>
          </table:table-cell>
          <table:table-cell office:value-type="string" table:style-name="ce10">
            <text:p>CAM17_U</text:p>
          </table:table-cell>
          <table:table-cell table:number-columns-repeated="2" table:style-name="ce14"/>
          <table:table-cell table:style-name="ce15"/>
          <table:table-cell table:number-columns-repeated="16367"/>
        </table:table-row>
        <table:table-row table:style-name="ro1">
          <table:table-cell office:value-type="string" table:style-name="ce10">
            <text:p>SAB_61</text:p>
          </table:table-cell>
          <table:table-cell office:value-type="date" office:date-value="2023-08-21T00:00:00" table:style-name="ce11">
            <text:p>2023-08-21</text:p>
          </table:table-cell>
          <table:table-cell office:value-type="time" office:time-value="PT10H0M0S" table:style-name="ce12">
            <text:p>10:00:00</text:p>
          </table:table-cell>
          <table:table-cell office:value-type="float" office:value="35" table:style-name="ce10">
            <text:p>35</text:p>
          </table:table-cell>
          <table:table-cell office:value-type="string" table:style-name="ce10">
            <text:p>Bottom</text:p>
          </table:table-cell>
          <table:table-cell office:value-type="float" office:value="1" table:style-name="ce10">
            <text:p>1</text:p>
          </table:table-cell>
          <table:table-cell office:value-type="string" table:style-name="ce10">
            <text:p>767A039</text:p>
          </table:table-cell>
          <table:table-cell office:value-type="float" office:value="413453" table:style-name="ce10">
            <text:p>413453</text:p>
          </table:table-cell>
          <table:table-cell office:value-type="float" office:value="201" table:style-name="ce10">
            <text:p>201</text:p>
          </table:table-cell>
          <table:table-cell office:value-type="string" table:style-name="ce10">
            <text:p>46 07.6130</text:p>
          </table:table-cell>
          <table:table-cell office:value-type="string" table:style-name="ce10">
            <text:p>59 37.9014</text:p>
          </table:table-cell>
          <table:table-cell office:value-type="float" office:value="3.82" table:style-name="ce10">
            <text:p>3.82</text:p>
          </table:table-cell>
          <table:table-cell office:value-type="string" table:style-name="ce10">
            <text:p>Western Cluster 4</text:p>
          </table:table-cell>
          <table:table-cell office:value-type="string" table:style-name="ce10">
            <text:p>CAM18_U</text:p>
          </table:table-cell>
          <table:table-cell office:value-type="string" table:style-name="ce14">
            <text:p>Waypoint 009</text:p>
          </table:table-cell>
          <table:table-cell table:style-name="ce14"/>
          <table:table-cell table:style-name="ce15"/>
          <table:table-cell table:number-columns-repeated="16367"/>
        </table:table-row>
        <table:table-row table:style-name="ro1">
          <table:table-cell office:value-type="string" table:style-name="ce10">
            <text:p>SAB_61</text:p>
          </table:table-cell>
          <table:table-cell office:value-type="date" office:date-value="2023-08-21T00:00:00" table:style-name="ce11">
            <text:p>2023-08-21</text:p>
          </table:table-cell>
          <table:table-cell office:value-type="time" office:time-value="PT10H0M0S" table:style-name="ce12">
            <text:p>10:00:00</text:p>
          </table:table-cell>
          <table:table-cell office:value-type="float" office:value="35" table:style-name="ce10">
            <text:p>35</text:p>
          </table:table-cell>
          <table:table-cell office:value-type="string" table:style-name="ce10">
            <text:p>Bottom</text:p>
          </table:table-cell>
          <table:table-cell office:value-type="float" office:value="2" table:style-name="ce10">
            <text:p>2</text:p>
          </table:table-cell>
          <table:table-cell office:value-type="string" table:style-name="ce10">
            <text:p>767A039</text:p>
          </table:table-cell>
          <table:table-cell office:value-type="float" office:value="413454" table:style-name="ce10">
            <text:p>413454</text:p>
          </table:table-cell>
          <table:table-cell office:value-type="float" office:value="202" table:style-name="ce10">
            <text:p>202</text:p>
          </table:table-cell>
          <table:table-cell office:value-type="string" table:style-name="ce10">
            <text:p>46 07.6130</text:p>
          </table:table-cell>
          <table:table-cell office:value-type="string" table:style-name="ce10">
            <text:p>59 37.9014</text:p>
          </table:table-cell>
          <table:table-cell office:value-type="float" office:value="3.42" table:style-name="ce10">
            <text:p>3.42</text:p>
          </table:table-cell>
          <table:table-cell office:value-type="string" table:style-name="ce10">
            <text:p>Western Cluster 4</text:p>
          </table:table-cell>
          <table:table-cell office:value-type="string" table:style-name="ce10">
            <text:p>CAM18_U</text:p>
          </table:table-cell>
          <table:table-cell table:number-columns-repeated="2" table:style-name="ce14"/>
          <table:table-cell table:number-columns-repeated="16368"/>
        </table:table-row>
        <table:table-row table:style-name="ro1">
          <table:table-cell office:value-type="string" table:style-name="ce10">
            <text:p>SAB_61</text:p>
          </table:table-cell>
          <table:table-cell office:value-type="date" office:date-value="2023-08-21T00:00:00" table:style-name="ce11">
            <text:p>2023-08-21</text:p>
          </table:table-cell>
          <table:table-cell office:value-type="time" office:time-value="PT10H0M0S" table:style-name="ce12">
            <text:p>10:00:00</text:p>
          </table:table-cell>
          <table:table-cell office:value-type="float" office:value="35" table:style-name="ce10">
            <text:p>35</text:p>
          </table:table-cell>
          <table:table-cell office:value-type="string" table:style-name="ce10">
            <text:p>Bottom</text:p>
          </table:table-cell>
          <table:table-cell office:value-type="float" office:value="3" table:style-name="ce10">
            <text:p>3</text:p>
          </table:table-cell>
          <table:table-cell office:value-type="string" table:style-name="ce10">
            <text:p>767A039</text:p>
          </table:table-cell>
          <table:table-cell office:value-type="float" office:value="413455" table:style-name="ce10">
            <text:p>413455</text:p>
          </table:table-cell>
          <table:table-cell office:value-type="float" office:value="203" table:style-name="ce10">
            <text:p>203</text:p>
          </table:table-cell>
          <table:table-cell office:value-type="string" table:style-name="ce10">
            <text:p>46 07.6130</text:p>
          </table:table-cell>
          <table:table-cell office:value-type="string" table:style-name="ce10">
            <text:p>59 37.9014</text:p>
          </table:table-cell>
          <table:table-cell office:value-type="float" office:value="3.32" table:style-name="ce10">
            <text:p>3.32</text:p>
          </table:table-cell>
          <table:table-cell office:value-type="string" table:style-name="ce10">
            <text:p>Western Cluster 4</text:p>
          </table:table-cell>
          <table:table-cell office:value-type="string" table:style-name="ce10">
            <text:p>CAM18_U</text:p>
          </table:table-cell>
          <table:table-cell table:number-columns-repeated="2" table:style-name="ce14"/>
          <table:table-cell table:number-columns-repeated="16368"/>
        </table:table-row>
        <table:table-row table:style-name="ro1">
          <table:table-cell office:value-type="string" table:style-name="ce10">
            <text:p>SAB_62</text:p>
          </table:table-cell>
          <table:table-cell office:value-type="date" office:date-value="2023-08-21T00:00:00" table:style-name="ce11">
            <text:p>2023-08-21</text:p>
          </table:table-cell>
          <table:table-cell office:value-type="time" office:time-value="PT11H5M0S" table:style-name="ce12">
            <text:p>11:05:00</text:p>
          </table:table-cell>
          <table:table-cell office:value-type="float" office:value="28" table:style-name="ce10">
            <text:p>28</text:p>
          </table:table-cell>
          <table:table-cell office:value-type="string" table:style-name="ce10">
            <text:p>Bottom</text:p>
          </table:table-cell>
          <table:table-cell office:value-type="float" office:value="1" table:style-name="ce10">
            <text:p>1</text:p>
          </table:table-cell>
          <table:table-cell office:value-type="string" table:style-name="ce10">
            <text:p>767A040</text:p>
          </table:table-cell>
          <table:table-cell office:value-type="float" office:value="413456" table:style-name="ce10">
            <text:p>413456</text:p>
          </table:table-cell>
          <table:table-cell office:value-type="float" office:value="204" table:style-name="ce10">
            <text:p>204</text:p>
          </table:table-cell>
          <table:table-cell office:value-type="string" table:style-name="ce10">
            <text:p>46 08.4228</text:p>
          </table:table-cell>
          <table:table-cell office:value-type="string" table:style-name="ce10">
            <text:p>59 34.9660</text:p>
          </table:table-cell>
          <table:table-cell office:value-type="float" office:value="3.37" table:style-name="ce10">
            <text:p>3.37</text:p>
          </table:table-cell>
          <table:table-cell office:value-type="string" table:style-name="ce10">
            <text:p>Western Cluster 4</text:p>
          </table:table-cell>
          <table:table-cell office:value-type="string" table:style-name="ce10">
            <text:p>CAM19_U</text:p>
          </table:table-cell>
          <table:table-cell table:number-columns-repeated="2" table:style-name="ce14"/>
          <table:table-cell table:number-columns-repeated="16368"/>
        </table:table-row>
        <table:table-row table:style-name="ro1">
          <table:table-cell office:value-type="string" table:style-name="ce10">
            <text:p>SAB_62</text:p>
          </table:table-cell>
          <table:table-cell office:value-type="date" office:date-value="2023-08-21T00:00:00" table:style-name="ce11">
            <text:p>2023-08-21</text:p>
          </table:table-cell>
          <table:table-cell office:value-type="time" office:time-value="PT11H5M0S" table:style-name="ce12">
            <text:p>11:05:00</text:p>
          </table:table-cell>
          <table:table-cell office:value-type="float" office:value="28" table:style-name="ce10">
            <text:p>28</text:p>
          </table:table-cell>
          <table:table-cell office:value-type="string" table:style-name="ce10">
            <text:p>Bottom</text:p>
          </table:table-cell>
          <table:table-cell office:value-type="float" office:value="2" table:style-name="ce10">
            <text:p>2</text:p>
          </table:table-cell>
          <table:table-cell office:value-type="string" table:style-name="ce10">
            <text:p>767A040</text:p>
          </table:table-cell>
          <table:table-cell office:value-type="float" office:value="413457" table:style-name="ce10">
            <text:p>413457</text:p>
          </table:table-cell>
          <table:table-cell office:value-type="float" office:value="205" table:style-name="ce10">
            <text:p>205</text:p>
          </table:table-cell>
          <table:table-cell office:value-type="string" table:style-name="ce10">
            <text:p>46 08.4228</text:p>
          </table:table-cell>
          <table:table-cell office:value-type="string" table:style-name="ce10">
            <text:p>59 34.9660</text:p>
          </table:table-cell>
          <table:table-cell office:value-type="float" office:value="3.25" table:style-name="ce10">
            <text:p>3.25</text:p>
          </table:table-cell>
          <table:table-cell office:value-type="string" table:style-name="ce10">
            <text:p>Western Cluster 4</text:p>
          </table:table-cell>
          <table:table-cell office:value-type="string" table:style-name="ce10">
            <text:p>CAM19_U</text:p>
          </table:table-cell>
          <table:table-cell table:number-columns-repeated="2" table:style-name="ce14"/>
          <table:table-cell table:number-columns-repeated="16368"/>
        </table:table-row>
        <table:table-row table:style-name="ro1">
          <table:table-cell office:value-type="string" table:style-name="ce10">
            <text:p>SAB_62</text:p>
          </table:table-cell>
          <table:table-cell office:value-type="date" office:date-value="2023-08-21T00:00:00" table:style-name="ce11">
            <text:p>2023-08-21</text:p>
          </table:table-cell>
          <table:table-cell office:value-type="time" office:time-value="PT11H5M0S" table:style-name="ce12">
            <text:p>11:05:00</text:p>
          </table:table-cell>
          <table:table-cell office:value-type="float" office:value="28" table:style-name="ce10">
            <text:p>28</text:p>
          </table:table-cell>
          <table:table-cell office:value-type="string" table:style-name="ce10">
            <text:p>Bottom</text:p>
          </table:table-cell>
          <table:table-cell office:value-type="float" office:value="3" table:style-name="ce10">
            <text:p>3</text:p>
          </table:table-cell>
          <table:table-cell office:value-type="string" table:style-name="ce10">
            <text:p>767A040</text:p>
          </table:table-cell>
          <table:table-cell office:value-type="float" office:value="413458" table:style-name="ce10">
            <text:p>413458</text:p>
          </table:table-cell>
          <table:table-cell office:value-type="float" office:value="206" table:style-name="ce10">
            <text:p>206</text:p>
          </table:table-cell>
          <table:table-cell office:value-type="string" table:style-name="ce10">
            <text:p>46 08.4228</text:p>
          </table:table-cell>
          <table:table-cell office:value-type="string" table:style-name="ce10">
            <text:p>59 34.9660</text:p>
          </table:table-cell>
          <table:table-cell office:value-type="float" office:value="3.25" table:style-name="ce10">
            <text:p>3.25</text:p>
          </table:table-cell>
          <table:table-cell office:value-type="string" table:style-name="ce10">
            <text:p>Western Cluster 4</text:p>
          </table:table-cell>
          <table:table-cell office:value-type="string" table:style-name="ce10">
            <text:p>CAM19_U</text:p>
          </table:table-cell>
          <table:table-cell table:number-columns-repeated="2" table:style-name="ce14"/>
          <table:table-cell table:number-columns-repeated="16368"/>
        </table:table-row>
        <table:table-row table:style-name="ro2">
          <table:table-cell office:value-type="string" table:style-name="ce10">
            <text:p>SAB_63</text:p>
          </table:table-cell>
          <table:table-cell office:value-type="date" office:date-value="2023-08-21T00:00:00" table:style-name="ce11">
            <text:p>2023-08-21</text:p>
          </table:table-cell>
          <table:table-cell office:value-type="time" office:time-value="PT13H55M0S" table:style-name="ce12">
            <text:p>13:55:00</text:p>
          </table:table-cell>
          <table:table-cell office:value-type="float" office:value="57" table:style-name="ce10">
            <text:p>57</text:p>
          </table:table-cell>
          <table:table-cell office:value-type="string" table:style-name="ce10">
            <text:p>Bottom</text:p>
          </table:table-cell>
          <table:table-cell office:value-type="float" office:value="1" table:style-name="ce10">
            <text:p>1</text:p>
          </table:table-cell>
          <table:table-cell office:value-type="string" table:style-name="ce10">
            <text:p>767A041</text:p>
          </table:table-cell>
          <table:table-cell office:value-type="float" office:value="413459" table:style-name="ce10">
            <text:p>413459</text:p>
          </table:table-cell>
          <table:table-cell office:value-type="float" office:value="207" table:style-name="ce10">
            <text:p>207</text:p>
          </table:table-cell>
          <table:table-cell office:value-type="string" table:style-name="ce10">
            <text:p>45 59.5213</text:p>
          </table:table-cell>
          <table:table-cell office:value-type="string" table:style-name="ce10">
            <text:p>59 36.5537</text:p>
          </table:table-cell>
          <table:table-cell office:value-type="float" office:value="3.23" table:style-name="ce10">
            <text:p>3.23</text:p>
          </table:table-cell>
          <table:table-cell office:value-type="string" table:style-name="ce10">
            <text:p>Scatarie Island</text:p>
          </table:table-cell>
          <table:table-cell office:value-type="string" table:style-name="ce10">
            <text:p>NA</text:p>
          </table:table-cell>
          <table:table-cell office:value-type="string" table:style-name="ce14">
            <text:p>New station southeast of Scatarie Island just to get one more station in</text:p>
          </table:table-cell>
          <table:table-cell table:number-columns-repeated="16369"/>
        </table:table-row>
        <table:table-row table:style-name="ro2">
          <table:table-cell office:value-type="string" table:style-name="ce10">
            <text:p>SAB_63</text:p>
          </table:table-cell>
          <table:table-cell office:value-type="date" office:date-value="2023-08-21T00:00:00" table:style-name="ce11">
            <text:p>2023-08-21</text:p>
          </table:table-cell>
          <table:table-cell office:value-type="time" office:time-value="PT13H55M0S" table:style-name="ce12">
            <text:p>13:55:00</text:p>
          </table:table-cell>
          <table:table-cell office:value-type="float" office:value="57" table:style-name="ce10">
            <text:p>57</text:p>
          </table:table-cell>
          <table:table-cell office:value-type="string" table:style-name="ce10">
            <text:p>Bottom</text:p>
          </table:table-cell>
          <table:table-cell office:value-type="float" office:value="2" table:style-name="ce10">
            <text:p>2</text:p>
          </table:table-cell>
          <table:table-cell office:value-type="string" table:style-name="ce10">
            <text:p>767A041</text:p>
          </table:table-cell>
          <table:table-cell office:value-type="float" office:value="413460" table:style-name="ce10">
            <text:p>413460</text:p>
          </table:table-cell>
          <table:table-cell office:value-type="float" office:value="208" table:style-name="ce10">
            <text:p>208</text:p>
          </table:table-cell>
          <table:table-cell office:value-type="string" table:style-name="ce10">
            <text:p>45 59.5213</text:p>
          </table:table-cell>
          <table:table-cell office:value-type="string" table:style-name="ce10">
            <text:p>59 36.5537</text:p>
          </table:table-cell>
          <table:table-cell office:value-type="float" office:value="3.17" table:style-name="ce10">
            <text:p>3.17</text:p>
          </table:table-cell>
          <table:table-cell office:value-type="string" table:style-name="ce10">
            <text:p>Scatarie Island</text:p>
          </table:table-cell>
          <table:table-cell office:value-type="string" table:style-name="ce10">
            <text:p>NA</text:p>
          </table:table-cell>
          <table:table-cell office:value-type="string" table:style-name="ce14">
            <text:p>New station southeast of Scatarie Island just to get one more station in</text:p>
          </table:table-cell>
          <table:table-cell table:number-columns-repeated="16369"/>
        </table:table-row>
        <table:table-row table:style-name="ro1">
          <table:table-cell office:value-type="string" table:style-name="ce10">
            <text:p>BLANK</text:p>
          </table:table-cell>
          <table:table-cell office:value-type="date" office:date-value="2023-08-21T00:00:00" table:style-name="ce11">
            <text:p>2023-08-21</text:p>
          </table:table-cell>
          <table:table-cell office:value-type="time" office:time-value="PT14H22M0S" table:style-name="ce12">
            <text:p>14:22:00</text:p>
          </table:table-cell>
          <table:table-cell office:value-type="string" table:style-name="ce10">
            <text:p>NA</text:p>
          </table:table-cell>
          <table:table-cell office:value-type="string" table:style-name="ce10">
            <text:p>Bottom</text:p>
          </table:table-cell>
          <table:table-cell office:value-type="string" table:style-name="ce10">
            <text:p>BLANK</text:p>
          </table:table-cell>
          <table:table-cell office:value-type="string" table:style-name="ce10">
            <text:p>NA</text:p>
          </table:table-cell>
          <table:table-cell office:value-type="float" office:value="413461" table:style-name="ce10">
            <text:p>413461</text:p>
          </table:table-cell>
          <table:table-cell office:value-type="float" office:value="209" table:style-name="ce10">
            <text:p>209</text:p>
          </table:table-cell>
          <table:table-cell office:value-type="string" table:style-name="ce10">
            <text:p>NA</text:p>
          </table:table-cell>
          <table:table-cell office:value-type="string" table:style-name="ce10">
            <text:p>NA</text:p>
          </table:table-cell>
          <table:table-cell office:value-type="float" office:value="1.57" table:style-name="ce10">
            <text:p>1.57</text:p>
          </table:table-cell>
          <table:table-cell office:value-type="string" table:style-name="ce10">
            <text:p>BLANK</text:p>
          </table:table-cell>
          <table:table-cell office:value-type="string" table:style-name="ce10">
            <text:p>NA</text:p>
          </table:table-cell>
          <table:table-cell office:value-type="string" table:style-name="ce14">
            <text:p>Field blank at end of day</text:p>
          </table:table-cell>
          <table:table-cell table:number-columns-repeated="16369"/>
        </table:table-row>
        <table:table-row table:style-name="ro1">
          <table:table-cell office:value-type="string" table:style-name="ce10">
            <text:p>SAB_22REAL</text:p>
          </table:table-cell>
          <table:table-cell office:value-type="date" office:date-value="2023-08-23T00:00:00" table:style-name="ce11">
            <text:p>2023-08-23</text:p>
          </table:table-cell>
          <table:table-cell office:value-type="time" office:time-value="PT11H0M0S" table:style-name="ce12">
            <text:p>11:00:00</text:p>
          </table:table-cell>
          <table:table-cell office:value-type="float" office:value="122" table:style-name="ce10">
            <text:p>122</text:p>
          </table:table-cell>
          <table:table-cell office:value-type="string" table:style-name="ce10">
            <text:p>Bottom</text:p>
          </table:table-cell>
          <table:table-cell office:value-type="float" office:value="1" table:style-name="ce10">
            <text:p>1</text:p>
          </table:table-cell>
          <table:table-cell office:value-type="string" table:style-name="ce10">
            <text:p>767A042</text:p>
          </table:table-cell>
          <table:table-cell office:value-type="float" office:value="413462" table:style-name="ce10">
            <text:p>413462</text:p>
          </table:table-cell>
          <table:table-cell office:value-type="float" office:value="210" table:style-name="ce10">
            <text:p>210</text:p>
          </table:table-cell>
          <table:table-cell office:value-type="string" table:style-name="ce10">
            <text:p>45 59.2905</text:p>
          </table:table-cell>
          <table:table-cell office:value-type="string" table:style-name="ce10">
            <text:p>59 02.8209</text:p>
          </table:table-cell>
          <table:table-cell office:value-type="float" office:value="3.61" table:style-name="ce10">
            <text:p>3.61</text:p>
          </table:table-cell>
          <table:table-cell office:value-type="string" table:style-name="ce10">
            <text:p>Eastern Cluster 2</text:p>
          </table:table-cell>
          <table:table-cell office:value-type="string" table:style-name="ce10">
            <text:p>CAM2_A</text:p>
          </table:table-cell>
          <table:table-cell office:value-type="string" table:style-name="ce14">
            <text:p>Last day of field sampling with new crew</text:p>
          </table:table-cell>
          <table:table-cell table:number-columns-repeated="16369"/>
        </table:table-row>
        <table:table-row table:style-name="ro1">
          <table:table-cell office:value-type="string" table:style-name="ce10">
            <text:p>SAB_22REAL</text:p>
          </table:table-cell>
          <table:table-cell office:value-type="date" office:date-value="2023-08-23T00:00:00" table:style-name="ce11">
            <text:p>2023-08-23</text:p>
          </table:table-cell>
          <table:table-cell office:value-type="time" office:time-value="PT11H0M0S" table:style-name="ce12">
            <text:p>11:00:00</text:p>
          </table:table-cell>
          <table:table-cell office:value-type="float" office:value="122" table:style-name="ce10">
            <text:p>122</text:p>
          </table:table-cell>
          <table:table-cell office:value-type="string" table:style-name="ce10">
            <text:p>Bottom</text:p>
          </table:table-cell>
          <table:table-cell office:value-type="float" office:value="2" table:style-name="ce10">
            <text:p>2</text:p>
          </table:table-cell>
          <table:table-cell office:value-type="string" table:style-name="ce10">
            <text:p>767A042</text:p>
          </table:table-cell>
          <table:table-cell office:value-type="float" office:value="413463" table:style-name="ce10">
            <text:p>413463</text:p>
          </table:table-cell>
          <table:table-cell office:value-type="float" office:value="211" table:style-name="ce10">
            <text:p>211</text:p>
          </table:table-cell>
          <table:table-cell office:value-type="string" table:style-name="ce10">
            <text:p>45 59.2905</text:p>
          </table:table-cell>
          <table:table-cell office:value-type="string" table:style-name="ce10">
            <text:p>59 02.8209</text:p>
          </table:table-cell>
          <table:table-cell office:value-type="float" office:value="3.3" table:style-name="ce10">
            <text:p>3.3</text:p>
          </table:table-cell>
          <table:table-cell office:value-type="string" table:style-name="ce10">
            <text:p>Eastern Cluster 2</text:p>
          </table:table-cell>
          <table:table-cell office:value-type="string" table:style-name="ce10">
            <text:p>CAM2_A</text:p>
          </table:table-cell>
          <table:table-cell table:number-columns-repeated="2" table:style-name="ce14"/>
          <table:table-cell table:number-columns-repeated="16368"/>
        </table:table-row>
        <table:table-row table:style-name="ro1">
          <table:table-cell office:value-type="string" table:style-name="ce10">
            <text:p>SAB_22REAL</text:p>
          </table:table-cell>
          <table:table-cell office:value-type="date" office:date-value="2023-08-23T00:00:00" table:style-name="ce11">
            <text:p>2023-08-23</text:p>
          </table:table-cell>
          <table:table-cell office:value-type="time" office:time-value="PT11H0M0S" table:style-name="ce12">
            <text:p>11:00:00</text:p>
          </table:table-cell>
          <table:table-cell office:value-type="float" office:value="122" table:style-name="ce10">
            <text:p>122</text:p>
          </table:table-cell>
          <table:table-cell office:value-type="string" table:style-name="ce10">
            <text:p>Bottom</text:p>
          </table:table-cell>
          <table:table-cell office:value-type="float" office:value="3" table:style-name="ce10">
            <text:p>3</text:p>
          </table:table-cell>
          <table:table-cell office:value-type="string" table:style-name="ce10">
            <text:p>767A042</text:p>
          </table:table-cell>
          <table:table-cell office:value-type="float" office:value="413464" table:style-name="ce10">
            <text:p>413464</text:p>
          </table:table-cell>
          <table:table-cell office:value-type="float" office:value="212" table:style-name="ce10">
            <text:p>212</text:p>
          </table:table-cell>
          <table:table-cell office:value-type="string" table:style-name="ce10">
            <text:p>45 59.2905</text:p>
          </table:table-cell>
          <table:table-cell office:value-type="string" table:style-name="ce10">
            <text:p>59 02.8209</text:p>
          </table:table-cell>
          <table:table-cell office:value-type="float" office:value="3.28" table:style-name="ce10">
            <text:p>3.28</text:p>
          </table:table-cell>
          <table:table-cell office:value-type="string" table:style-name="ce10">
            <text:p>Eastern Cluster 2</text:p>
          </table:table-cell>
          <table:table-cell office:value-type="string" table:style-name="ce10">
            <text:p>CAM2_A</text:p>
          </table:table-cell>
          <table:table-cell table:number-columns-repeated="2" table:style-name="ce14"/>
          <table:table-cell table:number-columns-repeated="16368"/>
        </table:table-row>
        <table:table-row table:style-name="ro1">
          <table:table-cell office:value-type="string" table:style-name="ce10">
            <text:p>SAB_21REAL</text:p>
          </table:table-cell>
          <table:table-cell office:value-type="date" office:date-value="2023-08-23T00:00:00" table:style-name="ce11">
            <text:p>2023-08-23</text:p>
          </table:table-cell>
          <table:table-cell office:value-type="time" office:time-value="PT13H15M0S" table:style-name="ce12">
            <text:p>13:15:00</text:p>
          </table:table-cell>
          <table:table-cell office:value-type="float" office:value="93" table:style-name="ce10">
            <text:p>93</text:p>
          </table:table-cell>
          <table:table-cell office:value-type="string" table:style-name="ce10">
            <text:p>Bottom</text:p>
          </table:table-cell>
          <table:table-cell office:value-type="float" office:value="1" table:style-name="ce10">
            <text:p>1</text:p>
          </table:table-cell>
          <table:table-cell office:value-type="string" table:style-name="ce10">
            <text:p>767A043</text:p>
          </table:table-cell>
          <table:table-cell office:value-type="float" office:value="413465" table:style-name="ce10">
            <text:p>413465</text:p>
          </table:table-cell>
          <table:table-cell office:value-type="float" office:value="213" table:style-name="ce10">
            <text:p>213</text:p>
          </table:table-cell>
          <table:table-cell office:value-type="string" table:style-name="ce10">
            <text:p>45 59.8475</text:p>
          </table:table-cell>
          <table:table-cell office:value-type="string" table:style-name="ce10">
            <text:p>58 52.2189</text:p>
          </table:table-cell>
          <table:table-cell office:value-type="float" office:value="3.2" table:style-name="ce10">
            <text:p>3.2</text:p>
          </table:table-cell>
          <table:table-cell office:value-type="string" table:style-name="ce10">
            <text:p>Eastern Cluster 2</text:p>
          </table:table-cell>
          <table:table-cell office:value-type="string" table:style-name="ce10">
            <text:p>CAM21_E</text:p>
          </table:table-cell>
          <table:table-cell office:value-type="string" table:style-name="ce14">
            <text:p>Farthest east station, TONS of crinoids</text:p>
          </table:table-cell>
          <table:table-cell table:number-columns-repeated="16369"/>
        </table:table-row>
        <table:table-row table:style-name="ro1">
          <table:table-cell office:value-type="string" table:style-name="ce10">
            <text:p>SAB_21REAL</text:p>
          </table:table-cell>
          <table:table-cell office:value-type="date" office:date-value="2023-08-23T00:00:00" table:style-name="ce11">
            <text:p>2023-08-23</text:p>
          </table:table-cell>
          <table:table-cell office:value-type="time" office:time-value="PT13H15M0S" table:style-name="ce12">
            <text:p>13:15:00</text:p>
          </table:table-cell>
          <table:table-cell office:value-type="float" office:value="93" table:style-name="ce10">
            <text:p>93</text:p>
          </table:table-cell>
          <table:table-cell office:value-type="string" table:style-name="ce10">
            <text:p>Bottom</text:p>
          </table:table-cell>
          <table:table-cell office:value-type="float" office:value="2" table:style-name="ce10">
            <text:p>2</text:p>
          </table:table-cell>
          <table:table-cell office:value-type="string" table:style-name="ce10">
            <text:p>767A043</text:p>
          </table:table-cell>
          <table:table-cell office:value-type="float" office:value="413466" table:style-name="ce10">
            <text:p>413466</text:p>
          </table:table-cell>
          <table:table-cell office:value-type="float" office:value="214" table:style-name="ce10">
            <text:p>214</text:p>
          </table:table-cell>
          <table:table-cell office:value-type="string" table:style-name="ce10">
            <text:p>45 59.8475</text:p>
          </table:table-cell>
          <table:table-cell office:value-type="string" table:style-name="ce10">
            <text:p>58 52.2189</text:p>
          </table:table-cell>
          <table:table-cell office:value-type="float" office:value="3.19" table:style-name="ce10">
            <text:p>3.19</text:p>
          </table:table-cell>
          <table:table-cell office:value-type="string" table:style-name="ce10">
            <text:p>Eastern Cluster 2</text:p>
          </table:table-cell>
          <table:table-cell office:value-type="string" table:style-name="ce10">
            <text:p>CAM21_E</text:p>
          </table:table-cell>
          <table:table-cell table:number-columns-repeated="2" table:style-name="ce14"/>
          <table:table-cell table:number-columns-repeated="16368"/>
        </table:table-row>
        <table:table-row table:style-name="ro1">
          <table:table-cell office:value-type="string" table:style-name="ce10">
            <text:p>SAB_21REAL</text:p>
          </table:table-cell>
          <table:table-cell office:value-type="date" office:date-value="2023-08-23T00:00:00" table:style-name="ce11">
            <text:p>2023-08-23</text:p>
          </table:table-cell>
          <table:table-cell office:value-type="time" office:time-value="PT13H15M0S" table:style-name="ce12">
            <text:p>13:15:00</text:p>
          </table:table-cell>
          <table:table-cell office:value-type="float" office:value="93" table:style-name="ce10">
            <text:p>93</text:p>
          </table:table-cell>
          <table:table-cell office:value-type="string" table:style-name="ce10">
            <text:p>Bottom</text:p>
          </table:table-cell>
          <table:table-cell office:value-type="float" office:value="3" table:style-name="ce10">
            <text:p>3</text:p>
          </table:table-cell>
          <table:table-cell office:value-type="string" table:style-name="ce10">
            <text:p>767A043</text:p>
          </table:table-cell>
          <table:table-cell office:value-type="float" office:value="413467" table:style-name="ce10">
            <text:p>413467</text:p>
          </table:table-cell>
          <table:table-cell office:value-type="float" office:value="215" table:style-name="ce10">
            <text:p>215</text:p>
          </table:table-cell>
          <table:table-cell office:value-type="string" table:style-name="ce10">
            <text:p>45 59.8475</text:p>
          </table:table-cell>
          <table:table-cell office:value-type="string" table:style-name="ce10">
            <text:p>58 52.2189</text:p>
          </table:table-cell>
          <table:table-cell office:value-type="float" office:value="3.21" table:style-name="ce10">
            <text:p>3.21</text:p>
          </table:table-cell>
          <table:table-cell office:value-type="string" table:style-name="ce10">
            <text:p>Eastern Cluster 2</text:p>
          </table:table-cell>
          <table:table-cell office:value-type="string" table:style-name="ce10">
            <text:p>CAM21_E</text:p>
          </table:table-cell>
          <table:table-cell table:number-columns-repeated="2" table:style-name="ce14"/>
          <table:table-cell table:number-columns-repeated="16368"/>
        </table:table-row>
        <table:table-row table:style-name="ro1">
          <table:table-cell office:value-type="string" table:style-name="ce10">
            <text:p>SAB_25REAL</text:p>
          </table:table-cell>
          <table:table-cell office:value-type="date" office:date-value="2023-08-23T00:00:00" table:style-name="ce11">
            <text:p>2023-08-23</text:p>
          </table:table-cell>
          <table:table-cell office:value-type="time" office:time-value="PT14H59M0S" table:style-name="ce12">
            <text:p>14:59:00</text:p>
          </table:table-cell>
          <table:table-cell office:value-type="float" office:value="148" table:style-name="ce10">
            <text:p>148</text:p>
          </table:table-cell>
          <table:table-cell office:value-type="string" table:style-name="ce10">
            <text:p>Bottom</text:p>
          </table:table-cell>
          <table:table-cell office:value-type="float" office:value="1" table:style-name="ce10">
            <text:p>1</text:p>
          </table:table-cell>
          <table:table-cell office:value-type="string" table:style-name="ce10">
            <text:p>767A044</text:p>
          </table:table-cell>
          <table:table-cell office:value-type="float" office:value="413468" table:style-name="ce10">
            <text:p>413468</text:p>
          </table:table-cell>
          <table:table-cell office:value-type="float" office:value="216" table:style-name="ce10">
            <text:p>216</text:p>
          </table:table-cell>
          <table:table-cell office:value-type="string" table:style-name="ce10">
            <text:p>45 59.4782</text:p>
          </table:table-cell>
          <table:table-cell office:value-type="string" table:style-name="ce10">
            <text:p>58 55.8503</text:p>
          </table:table-cell>
          <table:table-cell office:value-type="float" office:value="3.17" table:style-name="ce10">
            <text:p>3.17</text:p>
          </table:table-cell>
          <table:table-cell office:value-type="string" table:style-name="ce10">
            <text:p>Eastern Cluster 2</text:p>
          </table:table-cell>
          <table:table-cell office:value-type="string" table:style-name="ce10">
            <text:p>No camera</text:p>
          </table:table-cell>
          <table:table-cell table:number-columns-repeated="2" table:style-name="ce14"/>
          <table:table-cell table:number-columns-repeated="16368"/>
        </table:table-row>
        <table:table-row table:style-name="ro1">
          <table:table-cell office:value-type="string" table:style-name="ce10">
            <text:p>SAB_25REAL</text:p>
          </table:table-cell>
          <table:table-cell office:value-type="date" office:date-value="2023-08-23T00:00:00" table:style-name="ce11">
            <text:p>2023-08-23</text:p>
          </table:table-cell>
          <table:table-cell office:value-type="time" office:time-value="PT14H59M0S" table:style-name="ce12">
            <text:p>14:59:00</text:p>
          </table:table-cell>
          <table:table-cell office:value-type="float" office:value="148" table:style-name="ce10">
            <text:p>148</text:p>
          </table:table-cell>
          <table:table-cell office:value-type="string" table:style-name="ce10">
            <text:p>Bottom</text:p>
          </table:table-cell>
          <table:table-cell office:value-type="float" office:value="2" table:style-name="ce10">
            <text:p>2</text:p>
          </table:table-cell>
          <table:table-cell office:value-type="string" table:style-name="ce10">
            <text:p>767A044</text:p>
          </table:table-cell>
          <table:table-cell office:value-type="float" office:value="413469" table:style-name="ce10">
            <text:p>413469</text:p>
          </table:table-cell>
          <table:table-cell office:value-type="float" office:value="217" table:style-name="ce10">
            <text:p>217</text:p>
          </table:table-cell>
          <table:table-cell office:value-type="string" table:style-name="ce10">
            <text:p>45 59.4782</text:p>
          </table:table-cell>
          <table:table-cell office:value-type="string" table:style-name="ce10">
            <text:p>58 55.8503</text:p>
          </table:table-cell>
          <table:table-cell office:value-type="float" office:value="3.19" table:style-name="ce10">
            <text:p>3.19</text:p>
          </table:table-cell>
          <table:table-cell office:value-type="string" table:style-name="ce10">
            <text:p>Eastern Cluster 2</text:p>
          </table:table-cell>
          <table:table-cell office:value-type="string" table:style-name="ce10">
            <text:p>No camera</text:p>
          </table:table-cell>
          <table:table-cell table:number-columns-repeated="2" table:style-name="ce14"/>
          <table:table-cell table:number-columns-repeated="16368"/>
        </table:table-row>
        <table:table-row table:style-name="ro1">
          <table:table-cell office:value-type="string" table:style-name="ce10">
            <text:p>SAB_25REAL</text:p>
          </table:table-cell>
          <table:table-cell office:value-type="date" office:date-value="2023-08-23T00:00:00" table:style-name="ce11">
            <text:p>2023-08-23</text:p>
          </table:table-cell>
          <table:table-cell office:value-type="time" office:time-value="PT14H59M0S" table:style-name="ce12">
            <text:p>14:59:00</text:p>
          </table:table-cell>
          <table:table-cell office:value-type="float" office:value="148" table:style-name="ce10">
            <text:p>148</text:p>
          </table:table-cell>
          <table:table-cell office:value-type="string" table:style-name="ce10">
            <text:p>Bottom</text:p>
          </table:table-cell>
          <table:table-cell office:value-type="float" office:value="3" table:style-name="ce10">
            <text:p>3</text:p>
          </table:table-cell>
          <table:table-cell office:value-type="string" table:style-name="ce10">
            <text:p>767A044</text:p>
          </table:table-cell>
          <table:table-cell office:value-type="float" office:value="413470" table:style-name="ce10">
            <text:p>413470</text:p>
          </table:table-cell>
          <table:table-cell office:value-type="float" office:value="218" table:style-name="ce10">
            <text:p>218</text:p>
          </table:table-cell>
          <table:table-cell office:value-type="string" table:style-name="ce10">
            <text:p>45 59.4782</text:p>
          </table:table-cell>
          <table:table-cell office:value-type="string" table:style-name="ce10">
            <text:p>58 55.8503</text:p>
          </table:table-cell>
          <table:table-cell office:value-type="float" office:value="3.24" table:style-name="ce10">
            <text:p>3.24</text:p>
          </table:table-cell>
          <table:table-cell office:value-type="string" table:style-name="ce10">
            <text:p>Eastern Cluster 2</text:p>
          </table:table-cell>
          <table:table-cell office:value-type="string" table:style-name="ce10">
            <text:p>No camera</text:p>
          </table:table-cell>
          <table:table-cell table:number-columns-repeated="2" table:style-name="ce14"/>
          <table:table-cell table:number-columns-repeated="16368"/>
        </table:table-row>
        <table:table-row table:style-name="ro1">
          <table:table-cell office:value-type="string" table:style-name="ce10">
            <text:p>SCATARIE2</text:p>
          </table:table-cell>
          <table:table-cell office:value-type="date" office:date-value="2023-08-23T00:00:00" table:style-name="ce11">
            <text:p>2023-08-23</text:p>
          </table:table-cell>
          <table:table-cell office:value-type="time" office:time-value="PT16H40M0S" table:style-name="ce12">
            <text:p>16:40:00</text:p>
          </table:table-cell>
          <table:table-cell office:value-type="float" office:value="26" table:style-name="ce10">
            <text:p>26</text:p>
          </table:table-cell>
          <table:table-cell office:value-type="string" table:style-name="ce10">
            <text:p>Bottom</text:p>
          </table:table-cell>
          <table:table-cell office:value-type="float" office:value="1" table:style-name="ce10">
            <text:p>1</text:p>
          </table:table-cell>
          <table:table-cell office:value-type="string" table:style-name="ce10">
            <text:p>767A045</text:p>
          </table:table-cell>
          <table:table-cell office:value-type="float" office:value="413471" table:style-name="ce10">
            <text:p>413471</text:p>
          </table:table-cell>
          <table:table-cell office:value-type="float" office:value="219" table:style-name="ce10">
            <text:p>219</text:p>
          </table:table-cell>
          <table:table-cell office:value-type="string" table:style-name="ce10">
            <text:p>45 59.3417</text:p>
          </table:table-cell>
          <table:table-cell office:value-type="string" table:style-name="ce10">
            <text:p>59 12.5072</text:p>
          </table:table-cell>
          <table:table-cell office:value-type="float" office:value="3.25" table:style-name="ce10">
            <text:p>3.25</text:p>
          </table:table-cell>
          <table:table-cell office:value-type="string" table:style-name="ce10">
            <text:p>Scatarie</text:p>
          </table:table-cell>
          <table:table-cell office:value-type="string" table:style-name="ce10">
            <text:p>CAM26_D</text:p>
          </table:table-cell>
          <table:table-cell office:value-type="string" table:style-name="ce14">
            <text:p>Revisiting Scatarie Bank, last station</text:p>
          </table:table-cell>
          <table:table-cell table:number-columns-repeated="16369"/>
        </table:table-row>
        <table:table-row table:style-name="ro1">
          <table:table-cell office:value-type="string" table:style-name="ce10">
            <text:p>SCATARIE2</text:p>
          </table:table-cell>
          <table:table-cell office:value-type="date" office:date-value="2023-08-23T00:00:00" table:style-name="ce11">
            <text:p>2023-08-23</text:p>
          </table:table-cell>
          <table:table-cell office:value-type="time" office:time-value="PT16H40M0S" table:style-name="ce12">
            <text:p>16:40:00</text:p>
          </table:table-cell>
          <table:table-cell office:value-type="float" office:value="26" table:style-name="ce10">
            <text:p>26</text:p>
          </table:table-cell>
          <table:table-cell office:value-type="string" table:style-name="ce10">
            <text:p>Bottom</text:p>
          </table:table-cell>
          <table:table-cell office:value-type="float" office:value="2" table:style-name="ce10">
            <text:p>2</text:p>
          </table:table-cell>
          <table:table-cell office:value-type="string" table:style-name="ce10">
            <text:p>767A045</text:p>
          </table:table-cell>
          <table:table-cell office:value-type="float" office:value="413472" table:style-name="ce10">
            <text:p>413472</text:p>
          </table:table-cell>
          <table:table-cell office:value-type="float" office:value="220" table:style-name="ce10">
            <text:p>220</text:p>
          </table:table-cell>
          <table:table-cell office:value-type="string" table:style-name="ce10">
            <text:p>45 59.3417</text:p>
          </table:table-cell>
          <table:table-cell office:value-type="string" table:style-name="ce10">
            <text:p>59 12.5072</text:p>
          </table:table-cell>
          <table:table-cell office:value-type="float" office:value="3.21" table:style-name="ce10">
            <text:p>3.21</text:p>
          </table:table-cell>
          <table:table-cell office:value-type="string" table:style-name="ce10">
            <text:p>Scatarie</text:p>
          </table:table-cell>
          <table:table-cell office:value-type="string" table:style-name="ce10">
            <text:p>CAM26_D</text:p>
          </table:table-cell>
          <table:table-cell table:number-columns-repeated="2" table:style-name="ce14"/>
          <table:table-cell table:number-columns-repeated="16368"/>
        </table:table-row>
        <table:table-row table:style-name="ro1">
          <table:table-cell office:value-type="string" table:style-name="ce10">
            <text:p>SCATARIE2</text:p>
          </table:table-cell>
          <table:table-cell office:value-type="date" office:date-value="2023-08-23T00:00:00" table:style-name="ce11">
            <text:p>2023-08-23</text:p>
          </table:table-cell>
          <table:table-cell office:value-type="time" office:time-value="PT16H40M0S" table:style-name="ce12">
            <text:p>16:40:00</text:p>
          </table:table-cell>
          <table:table-cell office:value-type="float" office:value="26" table:style-name="ce10">
            <text:p>26</text:p>
          </table:table-cell>
          <table:table-cell office:value-type="string" table:style-name="ce10">
            <text:p>Bottom</text:p>
          </table:table-cell>
          <table:table-cell office:value-type="float" office:value="3" table:style-name="ce10">
            <text:p>3</text:p>
          </table:table-cell>
          <table:table-cell office:value-type="string" table:style-name="ce10">
            <text:p>767A045</text:p>
          </table:table-cell>
          <table:table-cell office:value-type="float" office:value="413473" table:style-name="ce10">
            <text:p>413473</text:p>
          </table:table-cell>
          <table:table-cell office:value-type="float" office:value="221" table:style-name="ce10">
            <text:p>221</text:p>
          </table:table-cell>
          <table:table-cell office:value-type="string" table:style-name="ce10">
            <text:p>45 59.3417</text:p>
          </table:table-cell>
          <table:table-cell office:value-type="string" table:style-name="ce10">
            <text:p>59 12.5072</text:p>
          </table:table-cell>
          <table:table-cell office:value-type="float" office:value="3.2" table:style-name="ce10">
            <text:p>3.2</text:p>
          </table:table-cell>
          <table:table-cell office:value-type="string" table:style-name="ce10">
            <text:p>Scatarie</text:p>
          </table:table-cell>
          <table:table-cell office:value-type="string" table:style-name="ce10">
            <text:p>CAM26_D</text:p>
          </table:table-cell>
          <table:table-cell table:number-columns-repeated="2" table:style-name="ce14"/>
          <table:table-cell table:number-columns-repeated="16368"/>
        </table:table-row>
        <table:table-row table:style-name="ro2">
          <table:table-cell office:value-type="string" table:style-name="ce10">
            <text:p>BLANK</text:p>
          </table:table-cell>
          <table:table-cell office:value-type="date" office:date-value="2023-08-23T00:00:00" table:style-name="ce11">
            <text:p>2023-08-23</text:p>
          </table:table-cell>
          <table:table-cell table:style-name="ce10"/>
          <table:table-cell office:value-type="string" table:style-name="ce10">
            <text:p>NA</text:p>
          </table:table-cell>
          <table:table-cell office:value-type="string" table:style-name="ce10">
            <text:p>BLANK</text:p>
          </table:table-cell>
          <table:table-cell office:value-type="string" table:style-name="ce10">
            <text:p>BLANK</text:p>
          </table:table-cell>
          <table:table-cell office:value-type="string" table:style-name="ce10">
            <text:p>NA</text:p>
          </table:table-cell>
          <table:table-cell office:value-type="float" office:value="413474" table:style-name="ce10">
            <text:p>413474</text:p>
          </table:table-cell>
          <table:table-cell office:value-type="float" office:value="222" table:style-name="ce10">
            <text:p>222</text:p>
          </table:table-cell>
          <table:table-cell office:value-type="string" table:style-name="ce10">
            <text:p>NA</text:p>
          </table:table-cell>
          <table:table-cell office:value-type="string" table:style-name="ce10">
            <text:p>NA</text:p>
          </table:table-cell>
          <table:table-cell office:value-type="float" office:value="3" table:style-name="ce10">
            <text:p>3</text:p>
          </table:table-cell>
          <table:table-cell office:value-type="string" table:style-name="ce10">
            <text:p>BLANK</text:p>
          </table:table-cell>
          <table:table-cell office:value-type="string" table:style-name="ce10">
            <text:p>NA</text:p>
          </table:table-cell>
          <table:table-cell office:value-type="string" table:style-name="ce14">
            <text:p>Field blank at end of day; did 2 1.5L Nalgene bottles to give the system a good flush</text:p>
          </table:table-cell>
          <table:table-cell table:number-columns-repeated="16369"/>
        </table:table-row>
        <table:table-row table:number-rows-repeated="1048443" table:style-name="ro1">
          <table:table-cell table:number-columns-repeated="16384"/>
        </table:table-row>
      </table:table>
      <table:table table:name="Gabarus" table:style-name="ta1">
        <table:table-column table:style-name="co15" table:number-columns-repeated="15" table:default-cell-style-name="ce1"/>
        <table:table-column table:style-name="co14" table:number-columns-repeated="16369" table:default-cell-style-name="ce1"/>
        <table:table-row table:style-name="ro1">
          <table:table-cell office:value-type="string" table:style-name="ce26">
            <text:p>Station</text:p>
          </table:table-cell>
          <table:table-cell office:value-type="string" table:style-name="ce26">
            <text:p>Date</text:p>
          </table:table-cell>
          <table:table-cell office:value-type="string" table:style-name="ce26">
            <text:p>Time</text:p>
          </table:table-cell>
          <table:table-cell office:value-type="string" table:style-name="ce26">
            <text:p>Sounding</text:p>
          </table:table-cell>
          <table:table-cell office:value-type="string" table:style-name="ce26">
            <text:p>Target</text:p>
          </table:table-cell>
          <table:table-cell office:value-type="string" table:style-name="ce26">
            <text:p>Replicate</text:p>
          </table:table-cell>
          <table:table-cell office:value-type="string" table:style-name="ce26">
            <text:p>CastID</text:p>
          </table:table-cell>
          <table:table-cell office:value-type="string" table:style-name="ce26">
            <text:p>SampleID</text:p>
          </table:table-cell>
          <table:table-cell office:value-type="string" table:style-name="ce26">
            <text:p>SmithRootID</text:p>
          </table:table-cell>
          <table:table-cell office:value-type="string" table:style-name="ce26">
            <text:p>Lat</text:p>
          </table:table-cell>
          <table:table-cell office:value-type="string" table:style-name="ce26">
            <text:p>Long</text:p>
          </table:table-cell>
          <table:table-cell office:value-type="string" table:style-name="ce26">
            <text:p>Volume (l)</text:p>
          </table:table-cell>
          <table:table-cell office:value-type="string" table:style-name="ce26">
            <text:p>Cluster</text:p>
          </table:table-cell>
          <table:table-cell office:value-type="string" table:style-name="ce26">
            <text:p>Camera</text:p>
          </table:table-cell>
          <table:table-cell office:value-type="string" table:style-name="ce26">
            <text:p>Notes</text:p>
          </table:table-cell>
          <table:table-cell table:number-columns-repeated="16369"/>
        </table:table-row>
        <table:table-row table:style-name="ro1">
          <table:table-cell office:value-type="string" table:style-name="ce1">
            <text:p>GABARUS01</text:p>
          </table:table-cell>
          <table:table-cell office:value-type="date" office:date-value="2023-08-20T00:00:00" table:style-name="ce3">
            <text:p>2023-08-20</text:p>
          </table:table-cell>
          <table:table-cell office:value-type="time" office:time-value="PT14H25M0S" table:style-name="ce4">
            <text:p>14:25:00</text:p>
          </table:table-cell>
          <table:table-cell office:value-type="float" office:value="40" table:style-name="ce1">
            <text:p>40</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string" table:style-name="ce1">
            <text:p>45 51.0340</text:p>
          </table:table-cell>
          <table:table-cell office:value-type="string" table:style-name="ce1">
            <text:p>-60 04.2062</text:p>
          </table:table-cell>
          <table:table-cell table:style-name="ce1"/>
          <table:table-cell office:value-type="string" table:style-name="ce1">
            <text:p>GABCAM01</text:p>
          </table:table-cell>
          <table:table-cell table:style-name="ce1"/>
          <table:table-cell office:value-type="string" table:style-name="ce1">
            <text:p>Testing camera in Gabarus Bay, no CTD. Recording for acoustic receiver purposes</text:p>
          </table:table-cell>
          <table:table-cell table:number-columns-repeated="16369"/>
        </table:table-row>
        <table:table-row table:style-name="ro1">
          <table:table-cell office:value-type="string" table:style-name="ce1">
            <text:p>GABARUS01</text:p>
          </table:table-cell>
          <table:table-cell office:value-type="date" office:date-value="2023-08-20T00:00:00" table:style-name="ce3">
            <text:p>2023-08-20</text:p>
          </table:table-cell>
          <table:table-cell office:value-type="time" office:time-value="PT15H14M0S" table:style-name="ce4">
            <text:p>15:14:00</text:p>
          </table:table-cell>
          <table:table-cell office:value-type="float" office:value="40" table:style-name="ce1">
            <text:p>40</text:p>
          </table:table-cell>
          <table:table-cell table:number-columns-repeated="2" table:style-name="ce1"/>
          <table:table-cell office:value-type="string" table:style-name="ce1">
            <text:p>767A037</text:p>
          </table:table-cell>
          <table:table-cell table:number-columns-repeated="2" table:style-name="ce1"/>
          <table:table-cell office:value-type="string" table:style-name="ce1">
            <text:p>45 50.5907</text:p>
          </table:table-cell>
          <table:table-cell office:value-type="string" table:style-name="ce1">
            <text:p>-60 04.4192</text:p>
          </table:table-cell>
          <table:table-cell table:style-name="ce1"/>
          <table:table-cell office:value-type="string" table:style-name="ce1">
            <text:p>GABCTD01</text:p>
          </table:table-cell>
          <table:table-cell table:style-name="ce1"/>
          <table:table-cell office:value-type="string" table:style-name="ce1">
            <text:p>CTD cast, no eDNA</text:p>
          </table:table-cell>
          <table:table-cell table:number-columns-repeated="16369"/>
        </table:table-row>
        <table:table-row table:number-rows-repeated="1048573" table:style-name="ro1">
          <table:table-cell table:number-columns-repeated="16384"/>
        </table:table-row>
      </table:table>
      <table:database-ranges>
        <table:database-range table:target-range-address="StAnnsBank.A1:StAnnsBank.Q133" table:display-filter-buttons="true">
          <table:sort>
            <table:sort-by table:field-number="7"/>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20">
      <number:day/>
      <number:text>-</number:text>
      <number:month number:textual="true"/>
      <number:text>-</number:text>
      <number:year/>
    </number:date-style>
    <number:date-style style:name="N36">
      <number:year number:style="long"/>
      <number:text>-</number:text>
      <number:month number:style="long"/>
      <number:text>-</number:text>
      <number:day number:style="long"/>
    </number:date-style>
    <number:time-style style:name="N37">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Van Wyngaarden, Mallory</dc:creator>
    <meta:creation-date>2023-04-21T08:31:55Z</meta:creation-date>
    <dc:date>2023-09-01T11:56:18Z</dc:date>
    <meta:editing-cycles>114</meta:editing-cycles>
    <meta:editing-duration>PT145970S</meta:editing-duration>
  </office:meta>
</office:document-meta>
</file>